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15.1mm"/>
    </style:style>
    <style:style style:name="co3" style:family="table-column">
      <style:table-column-properties fo:break-before="auto" style:column-width="20.97mm"/>
    </style:style>
    <style:style style:name="co4" style:family="table-column">
      <style:table-column-properties fo:break-before="auto" style:column-width="20.69mm"/>
    </style:style>
    <style:style style:name="co5" style:family="table-column">
      <style:table-column-properties fo:break-before="auto" style:column-width="20.41mm"/>
    </style:style>
    <style:style style:name="co6" style:family="table-column">
      <style:table-column-properties fo:break-before="auto" style:column-width="8.66mm"/>
    </style:style>
    <style:style style:name="co7" style:family="table-column">
      <style:table-column-properties fo:break-before="auto" style:column-width="29.65mm"/>
    </style:style>
    <style:style style:name="co8" style:family="table-column">
      <style:table-column-properties fo:break-before="auto" style:column-width="26.02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2">
      <style:table-cell-properties fo:padding="0.71mm"/>
    </style:style>
    <style:style style:name="ce4" style:family="table-cell" style:parent-style-name="Default" style:data-style-name="N125">
      <style:table-cell-properties fo:padding="0.71mm"/>
    </style:style>
    <style:style style:name="ce5" style:family="table-cell" style:parent-style-name="Default" style:data-style-name="N125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style:paragraph-properties fo:text-align="center"/>
    </style:style>
    <style:style style:name="T1" style:family="text">
      <style:text-properties fo:text-shadow="none" style:text-position="0%" fo:font-size="10pt" fo:font-weight="bold" style:text-underline-style="none" style:text-underline-color="font-color" style:text-line-through-type="none" fo:font-style="normal" style:text-outline="false" style:font-size-asian="10pt" style:font-size-complex="10pt" style:font-weight-asian="bold" style:font-weight-complex="bold" style:font-style-asian="normal" style:font-style-complex="normal" style:font-name="Arial" style:font-name-complex="Arial"/>
    </style:style>
    <style:style style:name="T2" style:family="text">
      <style:text-properties fo:text-shadow="none" style:text-position="0%" fo:font-size="10pt" style:text-underline-style="none" style:text-underline-color="font-color" style:text-line-through-type="none" fo:font-style="normal" style:text-outline="false" style:font-size-asian="10pt" style:font-size-complex="10pt" style:font-style-asian="normal" style:font-style-complex="normal" fo:font-weight="normal" style:font-name-complex="Arial" style:font-weight-asian="normal" style:font-name="Arial" style:font-weight-complex="normal"/>
    </style:style>
    <style:style style:name="T3" style:family="text">
      <style:text-properties fo:text-shadow="none" style:text-position="0%" fo:font-size="10pt" style:text-underline-style="none" style:text-underline-color="font-color" style:text-line-through-type="none" fo:font-style="normal" style:text-outline="false" style:font-size-asian="10pt" style:font-size-complex="10pt" style:font-style-asian="normal" style:font-style-complex="normal" style:font-name="Arial" fo:font-weight="bold" style:font-name-complex="Arial" style:font-weight-asian="bold" style:font-weight-complex="bold"/>
    </style:style>
    <style:style style:name="T4" style:family="text">
      <style:text-properties fo:text-shadow="none" style:text-position="0%" fo:font-size="10pt" style:text-underline-style="none" style:text-underline-color="font-color" style:text-line-through-type="none" fo:font-style="normal" style:text-outline="false" style:font-size-asian="10pt" style:font-size-complex="10pt" style:font-style-asian="normal" style:font-style-complex="normal" style:font-name="Arial" fo:font-weight="normal" style:font-name-complex="Arial" style:font-weight-asian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Tricking Excel into plotting <text:span text:style-name="T1">D</text:span><text:span text:style-name="T2">eclination, </text:span><text:span text:style-name="T3">I</text:span><text:span text:style-name="T4">nclination data is simply a matter</text:span></text:p>
          </table:table-cell>
          <table:table-cell table:number-columns-repeated="14"/>
          <table:table-cell table:style-name="ce2" office:value-type="string" calcext:value-type="string">
            <text:p>Unit Circle - plot Cosine versus Sine to get a circle</text:p>
          </table:table-cell>
          <table:table-cell table:style-name="ce1"/>
          <table:table-cell table:style-name="ce4" table:number-columns-repeated="2"/>
          <table:table-cell table:number-columns-repeated="1005"/>
        </table:table-row>
        <table:table-row table:style-name="ro1">
          <table:table-cell table:style-name="ce1" office:value-type="string" calcext:value-type="string">
            <text:p>of calculating polar coordinates and remembering that the gradations from 0 to 90</text:p>
          </table:table-cell>
          <table:table-cell table:number-columns-repeated="14"/>
          <table:table-cell table:style-name="ce2" office:value-type="string" calcext:value-type="string">
            <text:p>DEC</text:p>
          </table:table-cell>
          <table:table-cell table:style-name="ce2" office:value-type="string" calcext:value-type="string">
            <text:p>Unit</text:p>
          </table:table-cell>
          <table:table-cell table:style-name="ce5" office:value-type="string" calcext:value-type="string">
            <text:p>Cos(Dec)</text:p>
          </table:table-cell>
          <table:table-cell table:style-name="ce5" office:value-type="string" calcext:value-type="string">
            <text:p>Sin(Dec)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degrees are linear.  You want <text:span text:style-name="T1">I</text:span><text:span text:style-name="T2">nc = O on the equator and </text:span><text:span text:style-name="T3">I</text:span><text:span text:style-name="T4">nc = 90 in the center.  </text:span></text:p>
          </table:table-cell>
          <table:table-cell table:number-columns-repeated="1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]))" office:value-type="float" office:value="1" calcext:value-type="float">
            <text:p>1.000</text:p>
          </table:table-cell>
          <table:table-cell table:style-name="ce4" table:formula="of:=SIN(RADIANS([.P3]))" office:value-type="float" office:value="0" calcext:value-type="float">
            <text:p>0.00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o slope (b) is dposition/dx or (1-0)/(0-90)</text:p>
          </table:table-cell>
          <table:table-cell table:number-columns-repeated="3"/>
          <table:table-cell office:value-type="string" calcext:value-type="string">
            <text:p>(d's for derivatives)</text:p>
          </table:table-cell>
          <table:table-cell table:number-columns-repeated="10"/>
          <table:table-cell table:style-name="ce1" table:formula="of:=[.P3]+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4]))" office:value-type="float" office:value="0.999847695156391" calcext:value-type="float">
            <text:p>1.000</text:p>
          </table:table-cell>
          <table:table-cell table:style-name="ce4" table:formula="of:=SIN(RADIANS([.P4]))" office:value-type="float" office:value="0.0174524064372835" calcext:value-type="float">
            <text:p>0.017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Thus,</text:p>
          </table:table-cell>
          <table:table-cell table:formula="of:=-0.5/45" office:value-type="float" office:value="-0.0111111111111111" calcext:value-type="float">
            <text:p>-0.0111111111</text:p>
          </table:table-cell>
          <table:table-cell office:value-type="string" calcext:value-type="string">
            <text:p>is the slope (<text:span text:style-name="T1">m</text:span><text:span text:style-name="T2">) for plotting inclination, 1 the intercept (</text:span><text:span text:style-name="T3">b</text:span><text:span text:style-name="T4">).</text:span></text:p>
          </table:table-cell>
          <table:table-cell table:number-columns-repeated="2"/>
          <table:table-cell>
            <draw:frame table:end-cell-address="Sheet1.O39" table:end-x="17.42mm" table:end-y="2.32mm" draw:z-index="0" draw:name="Chart 1" draw:style-name="gr1" draw:text-style-name="P1" svg:width="191.35mm" svg:height="173.57mm" svg:x="8.09mm" svg:y="4.47mm">
              <loext:p draw:notify-on-update-of-ranges="Sheet1.D9:Sheet1.D369 Sheet1.E9:Sheet1.E369 Sheet1.S3:Sheet1.S363 Sheet1.R3:Sheet1.R363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 table:style-name="ce1" table:formula="of:=[.P4]+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5]))" office:value-type="float" office:value="0.999390827019096" calcext:value-type="float">
            <text:p>0.999</text:p>
          </table:table-cell>
          <table:table-cell table:style-name="ce4" table:formula="of:=SIN(RADIANS([.P5]))" office:value-type="float" office:value="0.034899496702501" calcext:value-type="float">
            <text:p>0.035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5]+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6]))" office:value-type="float" office:value="0.998629534754574" calcext:value-type="float">
            <text:p>0.999</text:p>
          </table:table-cell>
          <table:table-cell table:style-name="ce4" table:formula="of:=SIN(RADIANS([.P6]))" office:value-type="float" office:value="0.0523359562429438" calcext:value-type="float">
            <text:p>0.05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ata</text:p>
          </table:table-cell>
          <table:table-cell/>
          <table:table-cell table:style-name="ce2" office:value-type="string" calcext:value-type="string">
            <text:p>Calculate</text:p>
          </table:table-cell>
          <table:table-cell table:number-columns-repeated="12"/>
          <table:table-cell table:style-name="ce1" table:formula="of:=[.P6]+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7]))" office:value-type="float" office:value="0.997564050259824" calcext:value-type="float">
            <text:p>0.998</text:p>
          </table:table-cell>
          <table:table-cell table:style-name="ce4" table:formula="of:=SIN(RADIANS([.P7]))" office:value-type="float" office:value="0.0697564737441253" calcext:value-type="float">
            <text:p>0.07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ec</text:p>
          </table:table-cell>
          <table:table-cell table:style-name="ce2" office:value-type="string" calcext:value-type="string">
            <text:p>Inc</text:p>
          </table:table-cell>
          <table:table-cell table:style-name="ce2" office:value-type="string" calcext:value-type="string">
            <text:p>H=m*Inc+b</text:p>
          </table:table-cell>
          <table:table-cell table:style-name="ce2" office:value-type="string" calcext:value-type="string">
            <text:p>Y=H*Cos(D)</text:p>
          </table:table-cell>
          <table:table-cell table:style-name="ce2" office:value-type="string" calcext:value-type="string">
            <text:p>X=H*Sin(D)</text:p>
          </table:table-cell>
          <table:table-cell table:number-columns-repeated="10"/>
          <table:table-cell table:style-name="ce1" table:formula="of:=[.P7]+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8]))" office:value-type="float" office:value="0.996194698091746" calcext:value-type="float">
            <text:p>0.996</text:p>
          </table:table-cell>
          <table:table-cell table:style-name="ce4" table:formula="of:=SIN(RADIANS([.P8]))" office:value-type="float" office:value="0.0871557427476582" calcext:value-type="float">
            <text:p>0.087</text:p>
          </table:table-cell>
          <table:table-cell table:number-columns-repeated="1005"/>
        </table:table-row>
        <table:table-row table:style-name="ro1">
          <table:table-cell table:style-name="ce3" office:value-type="float" office:value="45" calcext:value-type="float">
            <text:p>45.00</text:p>
          </table:table-cell>
          <table:table-cell office:value-type="float" office:value="30" calcext:value-type="float">
            <text:p>30</text:p>
          </table:table-cell>
          <table:table-cell table:style-name="ce4" table:formula="of:=IF([.A9]=&quot;&quot; OR( [.B9]=&quot;&quot;);&quot;&quot;;-0.0111111*[.B9]+1)" office:value-type="float" office:value="0.666667" calcext:value-type="float">
            <text:p>0.667</text:p>
          </table:table-cell>
          <table:table-cell table:style-name="ce4" table:formula="of:=IF([.C9]=&quot;&quot;;&quot;&quot;;COS(RADIANS([.A9]))*[.C9])" office:value-type="float" office:value="0.471404756493292" calcext:value-type="float">
            <text:p>0.471</text:p>
          </table:table-cell>
          <table:table-cell table:style-name="ce4" table:formula="of:=IF([.C9]=&quot;&quot;;&quot;&quot;;SIN(RADIANS([.A9]))*[.C9])" office:value-type="float" office:value="0.471404756493292" calcext:value-type="float">
            <text:p>0.471</text:p>
          </table:table-cell>
          <table:table-cell table:number-columns-repeated="10"/>
          <table:table-cell table:style-name="ce1" table:formula="of:=[.P8]+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9]))" office:value-type="float" office:value="0.994521895368273" calcext:value-type="float">
            <text:p>0.995</text:p>
          </table:table-cell>
          <table:table-cell table:style-name="ce4" table:formula="of:=SIN(RADIANS([.P9]))" office:value-type="float" office:value="0.104528463267653" calcext:value-type="float">
            <text:p>0.105</text:p>
          </table:table-cell>
          <table:table-cell table:number-columns-repeated="1005"/>
        </table:table-row>
        <table:table-row table:style-name="ro1">
          <table:table-cell table:style-name="ce3" table:formula="of:=[.$A$9]+20*RAND()" office:value-type="float" office:value="48.8182482325613" calcext:value-type="float">
            <text:p>48.82</text:p>
          </table:table-cell>
          <table:table-cell table:style-name="ce3" table:formula="of:=[.$B$9]+20*RAND()" office:value-type="float" office:value="49.7153805549953" calcext:value-type="float">
            <text:p>49.72</text:p>
          </table:table-cell>
          <table:table-cell table:style-name="ce4" table:formula="of:=IF([.A10]=&quot;&quot; OR( [.B10]=&quot;&quot;);&quot;&quot;;-0.0111111*[.B10]+1)" office:value-type="float" office:value="0.447607435115391" calcext:value-type="float">
            <text:p>0.448</text:p>
          </table:table-cell>
          <table:table-cell table:style-name="ce4" table:formula="of:=IF([.C10]=&quot;&quot;;&quot;&quot;;COS(RADIANS([.A10]))*[.C10])" office:value-type="float" office:value="0.294727021108449" calcext:value-type="float">
            <text:p>0.295</text:p>
          </table:table-cell>
          <table:table-cell table:style-name="ce4" table:formula="of:=IF([.C10]=&quot;&quot;;&quot;&quot;;SIN(RADIANS([.A10]))*[.C10])" office:value-type="float" office:value="0.336880392719908" calcext:value-type="float">
            <text:p>0.337</text:p>
          </table:table-cell>
          <table:table-cell table:number-columns-repeated="10"/>
          <table:table-cell table:style-name="ce1" table:formula="of:=[.P9]+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0]))" office:value-type="float" office:value="0.992546151641322" calcext:value-type="float">
            <text:p>0.993</text:p>
          </table:table-cell>
          <table:table-cell table:style-name="ce4" table:formula="of:=SIN(RADIANS([.P10]))" office:value-type="float" office:value="0.121869343405147" calcext:value-type="float">
            <text:p>0.122</text:p>
          </table:table-cell>
          <table:table-cell table:number-columns-repeated="1005"/>
        </table:table-row>
        <table:table-row table:style-name="ro1">
          <table:table-cell table:style-name="ce3" table:formula="of:=[.$A$9]+20*RAND()" office:value-type="float" office:value="50.8718926086071" calcext:value-type="float">
            <text:p>50.87</text:p>
          </table:table-cell>
          <table:table-cell table:style-name="ce3" table:formula="of:=[.$B$9]+20*RAND()" office:value-type="float" office:value="32.5210338541787" calcext:value-type="float">
            <text:p>32.52</text:p>
          </table:table-cell>
          <table:table-cell table:style-name="ce4" table:formula="of:=IF([.A11]=&quot;&quot; OR( [.B11]=&quot;&quot;);&quot;&quot;;-0.0111111*[.B11]+1)" office:value-type="float" office:value="0.638655540742835" calcext:value-type="float">
            <text:p>0.639</text:p>
          </table:table-cell>
          <table:table-cell table:style-name="ce4" table:formula="of:=IF([.C11]=&quot;&quot;;&quot;&quot;;COS(RADIANS([.A11]))*[.C11])" office:value-type="float" office:value="0.403027688042222" calcext:value-type="float">
            <text:p>0.403</text:p>
          </table:table-cell>
          <table:table-cell table:style-name="ce4" table:formula="of:=IF([.C11]=&quot;&quot;;&quot;&quot;;SIN(RADIANS([.A11]))*[.C11])" office:value-type="float" office:value="0.495428685476391" calcext:value-type="float">
            <text:p>0.495</text:p>
          </table:table-cell>
          <table:table-cell table:number-columns-repeated="10"/>
          <table:table-cell table:style-name="ce1" table:formula="of:=[.P10]+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1]))" office:value-type="float" office:value="0.99026806874157" calcext:value-type="float">
            <text:p>0.990</text:p>
          </table:table-cell>
          <table:table-cell table:style-name="ce4" table:formula="of:=SIN(RADIANS([.P11]))" office:value-type="float" office:value="0.139173100960065" calcext:value-type="float">
            <text:p>0.139</text:p>
          </table:table-cell>
          <table:table-cell table:number-columns-repeated="1005"/>
        </table:table-row>
        <table:table-row table:style-name="ro1">
          <table:table-cell table:style-name="ce3" table:formula="of:=[.$A$9]+20*RAND()" office:value-type="float" office:value="45.1215992643072" calcext:value-type="float">
            <text:p>45.12</text:p>
          </table:table-cell>
          <table:table-cell table:style-name="ce3" table:formula="of:=[.$B$9]+20*RAND()" office:value-type="float" office:value="49.1928875480931" calcext:value-type="float">
            <text:p>49.19</text:p>
          </table:table-cell>
          <table:table-cell table:style-name="ce4" table:formula="of:=IF([.A12]=&quot;&quot; OR( [.B12]=&quot;&quot;);&quot;&quot;;-0.0111111*[.B12]+1)" office:value-type="float" office:value="0.453412907164382" calcext:value-type="float">
            <text:p>0.453</text:p>
          </table:table-cell>
          <table:table-cell table:style-name="ce4" table:formula="of:=IF([.C12]=&quot;&quot;;&quot;&quot;;COS(RADIANS([.A12]))*[.C12])" office:value-type="float" office:value="0.319930183933468" calcext:value-type="float">
            <text:p>0.320</text:p>
          </table:table-cell>
          <table:table-cell table:style-name="ce4" table:formula="of:=IF([.C12]=&quot;&quot;;&quot;&quot;;SIN(RADIANS([.A12]))*[.C12])" office:value-type="float" office:value="0.321291054639799" calcext:value-type="float">
            <text:p>0.321</text:p>
          </table:table-cell>
          <table:table-cell table:number-columns-repeated="10"/>
          <table:table-cell table:style-name="ce1" table:formula="of:=[.P11]+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2]))" office:value-type="float" office:value="0.987688340595138" calcext:value-type="float">
            <text:p>0.988</text:p>
          </table:table-cell>
          <table:table-cell table:style-name="ce4" table:formula="of:=SIN(RADIANS([.P12]))" office:value-type="float" office:value="0.156434465040231" calcext:value-type="float">
            <text:p>0.156</text:p>
          </table:table-cell>
          <table:table-cell table:number-columns-repeated="1005"/>
        </table:table-row>
        <table:table-row table:style-name="ro1">
          <table:table-cell table:style-name="ce3" table:formula="of:=[.$A$9]+20*RAND()" office:value-type="float" office:value="55.2289896889562" calcext:value-type="float">
            <text:p>55.23</text:p>
          </table:table-cell>
          <table:table-cell table:style-name="ce3" table:formula="of:=[.$B$9]+20*RAND()" office:value-type="float" office:value="35.6942348937567" calcext:value-type="float">
            <text:p>35.69</text:p>
          </table:table-cell>
          <table:table-cell table:style-name="ce4" table:formula="of:=IF([.A13]=&quot;&quot; OR( [.B13]=&quot;&quot;);&quot;&quot;;-0.0111111*[.B13]+1)" office:value-type="float" office:value="0.60339778667198" calcext:value-type="float">
            <text:p>0.603</text:p>
          </table:table-cell>
          <table:table-cell table:style-name="ce4" table:formula="of:=IF([.C13]=&quot;&quot;;&quot;&quot;;COS(RADIANS([.A13]))*[.C13])" office:value-type="float" office:value="0.344116563894032" calcext:value-type="float">
            <text:p>0.344</text:p>
          </table:table-cell>
          <table:table-cell table:style-name="ce4" table:formula="of:=IF([.C13]=&quot;&quot;;&quot;&quot;;SIN(RADIANS([.A13]))*[.C13])" office:value-type="float" office:value="0.495653789871931" calcext:value-type="float">
            <text:p>0.496</text:p>
          </table:table-cell>
          <table:table-cell table:number-columns-repeated="10"/>
          <table:table-cell table:style-name="ce1" table:formula="of:=[.P12]+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3]))" office:value-type="float" office:value="0.984807753012208" calcext:value-type="float">
            <text:p>0.985</text:p>
          </table:table-cell>
          <table:table-cell table:style-name="ce4" table:formula="of:=SIN(RADIANS([.P13]))" office:value-type="float" office:value="0.17364817766693" calcext:value-type="float">
            <text:p>0.174</text:p>
          </table:table-cell>
          <table:table-cell table:number-columns-repeated="1005"/>
        </table:table-row>
        <table:table-row table:style-name="ro1">
          <table:table-cell table:style-name="ce3" table:formula="of:=[.$A$9]+20*RAND()" office:value-type="float" office:value="53.7469136305972" calcext:value-type="float">
            <text:p>53.75</text:p>
          </table:table-cell>
          <table:table-cell table:style-name="ce3" table:formula="of:=[.$B$9]+20*RAND()" office:value-type="float" office:value="30.2791566824294" calcext:value-type="float">
            <text:p>30.28</text:p>
          </table:table-cell>
          <table:table-cell table:style-name="ce4" table:formula="of:=IF([.A14]=&quot;&quot; OR( [.B14]=&quot;&quot;);&quot;&quot;;-0.0111111*[.B14]+1)" office:value-type="float" office:value="0.663565262185859" calcext:value-type="float">
            <text:p>0.664</text:p>
          </table:table-cell>
          <table:table-cell table:style-name="ce4" table:formula="of:=IF([.C14]=&quot;&quot;;&quot;&quot;;COS(RADIANS([.A14]))*[.C14])" office:value-type="float" office:value="0.392401367218606" calcext:value-type="float">
            <text:p>0.392</text:p>
          </table:table-cell>
          <table:table-cell table:style-name="ce4" table:formula="of:=IF([.C14]=&quot;&quot;;&quot;&quot;;SIN(RADIANS([.A14]))*[.C14])" office:value-type="float" office:value="0.535107488440178" calcext:value-type="float">
            <text:p>0.535</text:p>
          </table:table-cell>
          <table:table-cell table:number-columns-repeated="10"/>
          <table:table-cell table:style-name="ce1" table:formula="of:=[.P13]+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4]))" office:value-type="float" office:value="0.981627183447664" calcext:value-type="float">
            <text:p>0.982</text:p>
          </table:table-cell>
          <table:table-cell table:style-name="ce4" table:formula="of:=SIN(RADIANS([.P14]))" office:value-type="float" office:value="0.190808995376545" calcext:value-type="float">
            <text:p>0.191</text:p>
          </table:table-cell>
          <table:table-cell table:number-columns-repeated="1005"/>
        </table:table-row>
        <table:table-row table:style-name="ro1">
          <table:table-cell table:style-name="ce3" table:formula="of:=[.$A$9]+20*RAND()" office:value-type="float" office:value="57.6033293674694" calcext:value-type="float">
            <text:p>57.60</text:p>
          </table:table-cell>
          <table:table-cell table:style-name="ce3" table:formula="of:=[.$B$9]+20*RAND()" office:value-type="float" office:value="37.509284190796" calcext:value-type="float">
            <text:p>37.51</text:p>
          </table:table-cell>
          <table:table-cell table:style-name="ce4" table:formula="of:=IF([.A15]=&quot;&quot; OR( [.B15]=&quot;&quot;);&quot;&quot;;-0.0111111*[.B15]+1)" office:value-type="float" office:value="0.583230592427647" calcext:value-type="float">
            <text:p>0.583</text:p>
          </table:table-cell>
          <table:table-cell table:style-name="ce4" table:formula="of:=IF([.C15]=&quot;&quot;;&quot;&quot;;COS(RADIANS([.A15]))*[.C15])" office:value-type="float" office:value="0.312481963757538" calcext:value-type="float">
            <text:p>0.312</text:p>
          </table:table-cell>
          <table:table-cell table:style-name="ce4" table:formula="of:=IF([.C15]=&quot;&quot;;&quot;&quot;;SIN(RADIANS([.A15]))*[.C15])" office:value-type="float" office:value="0.492456034859698" calcext:value-type="float">
            <text:p>0.492</text:p>
          </table:table-cell>
          <table:table-cell table:number-columns-repeated="10"/>
          <table:table-cell table:style-name="ce1" table:formula="of:=[.P14]+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5]))" office:value-type="float" office:value="0.978147600733806" calcext:value-type="float">
            <text:p>0.978</text:p>
          </table:table-cell>
          <table:table-cell table:style-name="ce4" table:formula="of:=SIN(RADIANS([.P15]))" office:value-type="float" office:value="0.207911690817759" calcext:value-type="float">
            <text:p>0.208</text:p>
          </table:table-cell>
          <table:table-cell table:number-columns-repeated="1005"/>
        </table:table-row>
        <table:table-row table:style-name="ro1">
          <table:table-cell table:style-name="ce3" table:formula="of:=[.$A$9]+20*RAND()" office:value-type="float" office:value="54.4273136141972" calcext:value-type="float">
            <text:p>54.43</text:p>
          </table:table-cell>
          <table:table-cell table:style-name="ce3" table:formula="of:=[.$B$9]+20*RAND()" office:value-type="float" office:value="31.7789151003836" calcext:value-type="float">
            <text:p>31.78</text:p>
          </table:table-cell>
          <table:table-cell table:style-name="ce4" table:formula="of:=IF([.A16]=&quot;&quot; OR( [.B16]=&quot;&quot;);&quot;&quot;;-0.0111111*[.B16]+1)" office:value-type="float" office:value="0.646901296428128" calcext:value-type="float">
            <text:p>0.647</text:p>
          </table:table-cell>
          <table:table-cell table:style-name="ce4" table:formula="of:=IF([.C16]=&quot;&quot;;&quot;&quot;;COS(RADIANS([.A16]))*[.C16])" office:value-type="float" office:value="0.376325312458485" calcext:value-type="float">
            <text:p>0.376</text:p>
          </table:table-cell>
          <table:table-cell table:style-name="ce4" table:formula="of:=IF([.C16]=&quot;&quot;;&quot;&quot;;SIN(RADIANS([.A16]))*[.C16])" office:value-type="float" office:value="0.526175395209066" calcext:value-type="float">
            <text:p>0.526</text:p>
          </table:table-cell>
          <table:table-cell table:number-columns-repeated="10"/>
          <table:table-cell table:style-name="ce1" table:formula="of:=[.P15]+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6]))" office:value-type="float" office:value="0.974370064785235" calcext:value-type="float">
            <text:p>0.974</text:p>
          </table:table-cell>
          <table:table-cell table:style-name="ce4" table:formula="of:=SIN(RADIANS([.P16]))" office:value-type="float" office:value="0.224951054343865" calcext:value-type="float">
            <text:p>0.225</text:p>
          </table:table-cell>
          <table:table-cell table:number-columns-repeated="1005"/>
        </table:table-row>
        <table:table-row table:style-name="ro1">
          <table:table-cell table:style-name="ce3" table:formula="of:=[.$A$9]+20*RAND()" office:value-type="float" office:value="54.0372900540901" calcext:value-type="float">
            <text:p>54.04</text:p>
          </table:table-cell>
          <table:table-cell table:style-name="ce3" table:formula="of:=[.$B$9]+20*RAND()" office:value-type="float" office:value="30.5268796767999" calcext:value-type="float">
            <text:p>30.53</text:p>
          </table:table-cell>
          <table:table-cell table:style-name="ce4" table:formula="of:=IF([.A17]=&quot;&quot; OR( [.B17]=&quot;&quot;);&quot;&quot;;-0.0111111*[.B17]+1)" office:value-type="float" office:value="0.660812787223109" calcext:value-type="float">
            <text:p>0.661</text:p>
          </table:table-cell>
          <table:table-cell table:style-name="ce4" table:formula="of:=IF([.C17]=&quot;&quot;;&quot;&quot;;COS(RADIANS([.A17]))*[.C17])" office:value-type="float" office:value="0.388067986930769" calcext:value-type="float">
            <text:p>0.388</text:p>
          </table:table-cell>
          <table:table-cell table:style-name="ce4" table:formula="of:=IF([.C17]=&quot;&quot;;&quot;&quot;;SIN(RADIANS([.A17]))*[.C17])" office:value-type="float" office:value="0.534861456152034" calcext:value-type="float">
            <text:p>0.535</text:p>
          </table:table-cell>
          <table:table-cell table:number-columns-repeated="10"/>
          <table:table-cell table:style-name="ce1" table:formula="of:=[.P16]+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7]))" office:value-type="float" office:value="0.970295726275996" calcext:value-type="float">
            <text:p>0.970</text:p>
          </table:table-cell>
          <table:table-cell table:style-name="ce4" table:formula="of:=SIN(RADIANS([.P17]))" office:value-type="float" office:value="0.241921895599668" calcext:value-type="float">
            <text:p>0.242</text:p>
          </table:table-cell>
          <table:table-cell table:number-columns-repeated="1005"/>
        </table:table-row>
        <table:table-row table:style-name="ro1">
          <table:table-cell table:style-name="ce3" table:formula="of:=[.$A$9]+20*RAND()" office:value-type="float" office:value="64.3626992151425" calcext:value-type="float">
            <text:p>64.36</text:p>
          </table:table-cell>
          <table:table-cell table:style-name="ce3" table:formula="of:=[.$B$9]+20*RAND()" office:value-type="float" office:value="48.4599254674826" calcext:value-type="float">
            <text:p>48.46</text:p>
          </table:table-cell>
          <table:table-cell table:style-name="ce4" table:formula="of:=IF([.A18]=&quot;&quot; OR( [.B18]=&quot;&quot;);&quot;&quot;;-0.0111111*[.B18]+1)" office:value-type="float" office:value="0.461556922138254" calcext:value-type="float">
            <text:p>0.462</text:p>
          </table:table-cell>
          <table:table-cell table:style-name="ce4" table:formula="of:=IF([.C18]=&quot;&quot;;&quot;&quot;;COS(RADIANS([.A18]))*[.C18])" office:value-type="float" office:value="0.199703111814743" calcext:value-type="float">
            <text:p>0.200</text:p>
          </table:table-cell>
          <table:table-cell table:style-name="ce4" table:formula="of:=IF([.C18]=&quot;&quot;;&quot;&quot;;SIN(RADIANS([.A18]))*[.C18])" office:value-type="float" office:value="0.41611712234087" calcext:value-type="float">
            <text:p>0.416</text:p>
          </table:table-cell>
          <table:table-cell table:number-columns-repeated="10"/>
          <table:table-cell table:style-name="ce1" table:formula="of:=[.P17]+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8]))" office:value-type="float" office:value="0.965925826289068" calcext:value-type="float">
            <text:p>0.966</text:p>
          </table:table-cell>
          <table:table-cell table:style-name="ce4" table:formula="of:=SIN(RADIANS([.P18]))" office:value-type="float" office:value="0.258819045102521" calcext:value-type="float">
            <text:p>0.259</text:p>
          </table:table-cell>
          <table:table-cell table:number-columns-repeated="100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float" office:value="30" calcext:value-type="float">
            <text:p>30</text:p>
          </table:table-cell>
          <table:table-cell table:style-name="ce4" table:formula="of:=IF([.A19]=&quot;&quot; OR( [.B19]=&quot;&quot;);&quot;&quot;;-0.0111111*[.B19]+1)" office:value-type="float" office:value="0.666667" calcext:value-type="float">
            <text:p>0.667</text:p>
          </table:table-cell>
          <table:table-cell table:style-name="ce4" table:formula="of:=IF([.C19]=&quot;&quot;;&quot;&quot;;COS(RADIANS([.A19]))*[.C19])" office:value-type="float" office:value="0.471404756493292" calcext:value-type="float">
            <text:p>0.471</text:p>
          </table:table-cell>
          <table:table-cell table:style-name="ce4" table:formula="of:=IF([.C19]=&quot;&quot;;&quot;&quot;;SIN(RADIANS([.A19]))*[.C19])" office:value-type="float" office:value="0.471404756493292" calcext:value-type="float">
            <text:p>0.471</text:p>
          </table:table-cell>
          <table:table-cell table:style-name="ce4" table:number-columns-repeated="2"/>
          <table:table-cell table:number-columns-repeated="8"/>
          <table:table-cell table:style-name="ce1" table:formula="of:=[.P18]+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9]))" office:value-type="float" office:value="0.961261695938319" calcext:value-type="float">
            <text:p>0.961</text:p>
          </table:table-cell>
          <table:table-cell table:style-name="ce4" table:formula="of:=SIN(RADIANS([.P19]))" office:value-type="float" office:value="0.275637355816999" calcext:value-type="float">
            <text:p>0.276</text:p>
          </table:table-cell>
          <table:table-cell table:number-columns-repeated="1005"/>
        </table:table-row>
        <table:table-row table:style-name="ro1">
          <table:table-cell/>
          <table:table-cell table:style-name="Default"/>
          <table:table-cell table:style-name="ce4" table:formula="of:=IF([.A20]=&quot;&quot; OR( [.B20]=&quot;&quot;);&quot;&quot;;-0.0111111*[.B20]+1)">
            <text:p/>
          </table:table-cell>
          <table:table-cell table:style-name="Default"/>
          <table:table-cell table:style-name="ce4" table:number-columns-repeated="3"/>
          <table:table-cell table:number-columns-repeated="8"/>
          <table:table-cell table:style-name="ce1" table:formula="of:=[.P19]+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0]))" office:value-type="float" office:value="0.956304755963035" calcext:value-type="float">
            <text:p>0.956</text:p>
          </table:table-cell>
          <table:table-cell table:style-name="ce4" table:formula="of:=SIN(RADIANS([.P20]))" office:value-type="float" office:value="0.292371704722737" calcext:value-type="float">
            <text:p>0.292</text:p>
          </table:table-cell>
          <table:table-cell table:number-columns-repeated="1005"/>
        </table:table-row>
        <table:table-row table:style-name="ro1">
          <table:table-cell/>
          <table:table-cell table:style-name="Default"/>
          <table:table-cell table:style-name="ce4" table:formula="of:=IF([.A21]=&quot;&quot; OR( [.B21]=&quot;&quot;);&quot;&quot;;-0.0111111*[.B21]+1)">
            <text:p/>
          </table:table-cell>
          <table:table-cell table:style-name="Default"/>
          <table:table-cell table:style-name="ce4" table:number-columns-repeated="3"/>
          <table:table-cell table:number-columns-repeated="8"/>
          <table:table-cell table:style-name="ce1" table:formula="of:=[.P20]+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1]))" office:value-type="float" office:value="0.951056516295153" calcext:value-type="float">
            <text:p>0.951</text:p>
          </table:table-cell>
          <table:table-cell table:style-name="ce4" table:formula="of:=SIN(RADIANS([.P21]))" office:value-type="float" office:value="0.309016994374947" calcext:value-type="float">
            <text:p>0.309</text:p>
          </table:table-cell>
          <table:table-cell table:number-columns-repeated="1005"/>
        </table:table-row>
        <table:table-row table:style-name="ro1">
          <table:table-cell/>
          <table:table-cell table:style-name="Default"/>
          <table:table-cell table:style-name="ce4" table:formula="of:=IF([.A22]=&quot;&quot; OR( [.B22]=&quot;&quot;);&quot;&quot;;-0.0111111*[.B22]+1)">
            <text:p/>
          </table:table-cell>
          <table:table-cell table:style-name="Default"/>
          <table:table-cell table:style-name="ce4" table:number-columns-repeated="3"/>
          <table:table-cell table:number-columns-repeated="8"/>
          <table:table-cell table:style-name="ce1" table:formula="of:=[.P21]+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2]))" office:value-type="float" office:value="0.945518575599317" calcext:value-type="float">
            <text:p>0.946</text:p>
          </table:table-cell>
          <table:table-cell table:style-name="ce4" table:formula="of:=SIN(RADIANS([.P22]))" office:value-type="float" office:value="0.325568154457157" calcext:value-type="float">
            <text:p>0.326</text:p>
          </table:table-cell>
          <table:table-cell table:number-columns-repeated="1005"/>
        </table:table-row>
        <table:table-row table:style-name="ro1">
          <table:table-cell/>
          <table:table-cell table:style-name="Default"/>
          <table:table-cell table:style-name="ce4" table:formula="of:=IF([.A23]=&quot;&quot; OR( [.B23]=&quot;&quot;);&quot;&quot;;-0.0111111*[.B23]+1)">
            <text:p/>
          </table:table-cell>
          <table:table-cell table:style-name="Default"/>
          <table:table-cell table:style-name="ce4" table:number-columns-repeated="3"/>
          <table:table-cell table:number-columns-repeated="8"/>
          <table:table-cell table:style-name="ce1" table:formula="of:=[.P22]+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3]))" office:value-type="float" office:value="0.939692620785908" calcext:value-type="float">
            <text:p>0.940</text:p>
          </table:table-cell>
          <table:table-cell table:style-name="ce4" table:formula="of:=SIN(RADIANS([.P23]))" office:value-type="float" office:value="0.342020143325669" calcext:value-type="float">
            <text:p>0.342</text:p>
          </table:table-cell>
          <table:table-cell table:number-columns-repeated="1005"/>
        </table:table-row>
        <table:table-row table:style-name="ro1">
          <table:table-cell/>
          <table:table-cell table:style-name="Default"/>
          <table:table-cell table:style-name="ce4" table:formula="of:=IF([.A24]=&quot;&quot; OR( [.B24]=&quot;&quot;);&quot;&quot;;-0.0111111*[.B24]+1)">
            <text:p/>
          </table:table-cell>
          <table:table-cell table:style-name="Default"/>
          <table:table-cell table:style-name="ce4" table:number-columns-repeated="3"/>
          <table:table-cell table:number-columns-repeated="8"/>
          <table:table-cell table:style-name="ce1" table:formula="of:=[.P23]+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4]))" office:value-type="float" office:value="0.933580426497202" calcext:value-type="float">
            <text:p>0.934</text:p>
          </table:table-cell>
          <table:table-cell table:style-name="ce4" table:formula="of:=SIN(RADIANS([.P24]))" office:value-type="float" office:value="0.3583679495453" calcext:value-type="float">
            <text:p>0.358</text:p>
          </table:table-cell>
          <table:table-cell table:number-columns-repeated="1005"/>
        </table:table-row>
        <table:table-row table:style-name="ro1">
          <table:table-cell/>
          <table:table-cell table:style-name="Default"/>
          <table:table-cell table:style-name="ce4" table:formula="of:=IF([.A25]=&quot;&quot; OR( [.B25]=&quot;&quot;);&quot;&quot;;-0.0111111*[.B25]+1)">
            <text:p/>
          </table:table-cell>
          <table:table-cell table:style-name="Default"/>
          <table:table-cell table:style-name="ce4" table:number-columns-repeated="3"/>
          <table:table-cell table:number-columns-repeated="8"/>
          <table:table-cell table:style-name="ce1" table:formula="of:=[.P24]+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5]))" office:value-type="float" office:value="0.927183854566787" calcext:value-type="float">
            <text:p>0.927</text:p>
          </table:table-cell>
          <table:table-cell table:style-name="ce4" table:formula="of:=SIN(RADIANS([.P25]))" office:value-type="float" office:value="0.374606593415912" calcext:value-type="float">
            <text:p>0.375</text:p>
          </table:table-cell>
          <table:table-cell table:number-columns-repeated="1005"/>
        </table:table-row>
        <table:table-row table:style-name="ro1">
          <table:table-cell/>
          <table:table-cell table:style-name="Default"/>
          <table:table-cell table:style-name="ce4" table:formula="of:=IF([.A26]=&quot;&quot; OR( [.B26]=&quot;&quot;);&quot;&quot;;-0.0111111*[.B26]+1)">
            <text:p/>
          </table:table-cell>
          <table:table-cell table:style-name="Default"/>
          <table:table-cell table:style-name="ce4" table:number-columns-repeated="3"/>
          <table:table-cell table:number-columns-repeated="8"/>
          <table:table-cell table:style-name="ce1" table:formula="of:=[.P25]+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6]))" office:value-type="float" office:value="0.92050485345244" calcext:value-type="float">
            <text:p>0.921</text:p>
          </table:table-cell>
          <table:table-cell table:style-name="ce4" table:formula="of:=SIN(RADIANS([.P26]))" office:value-type="float" office:value="0.390731128489274" calcext:value-type="float">
            <text:p>0.391</text:p>
          </table:table-cell>
          <table:table-cell table:number-columns-repeated="1005"/>
        </table:table-row>
        <table:table-row table:style-name="ro1">
          <table:table-cell/>
          <table:table-cell table:style-name="Default"/>
          <table:table-cell table:style-name="ce4" table:formula="of:=IF([.A27]=&quot;&quot; OR( [.B27]=&quot;&quot;);&quot;&quot;;-0.0111111*[.B27]+1)">
            <text:p/>
          </table:table-cell>
          <table:table-cell table:style-name="Default"/>
          <table:table-cell table:style-name="ce4" table:number-columns-repeated="3"/>
          <table:table-cell table:number-columns-repeated="8"/>
          <table:table-cell table:style-name="ce1" table:formula="of:=[.P26]+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7]))" office:value-type="float" office:value="0.913545457642601" calcext:value-type="float">
            <text:p>0.914</text:p>
          </table:table-cell>
          <table:table-cell table:style-name="ce4" table:formula="of:=SIN(RADIANS([.P27]))" office:value-type="float" office:value="0.4067366430758" calcext:value-type="float">
            <text:p>0.407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3"/>
          <table:table-cell table:style-name="ce4" table:number-columns-repeated="3"/>
          <table:table-cell table:number-columns-repeated="8"/>
          <table:table-cell table:style-name="ce1" table:formula="of:=[.P27]+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8]))" office:value-type="float" office:value="0.90630778703665" calcext:value-type="float">
            <text:p>0.906</text:p>
          </table:table-cell>
          <table:table-cell table:style-name="ce4" table:formula="of:=SIN(RADIANS([.P28]))" office:value-type="float" office:value="0.422618261740699" calcext:value-type="float">
            <text:p>0.423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3"/>
          <table:table-cell table:style-name="ce4" table:number-columns-repeated="3"/>
          <table:table-cell table:number-columns-repeated="8"/>
          <table:table-cell table:style-name="ce1" table:formula="of:=[.P28]+1"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9]))" office:value-type="float" office:value="0.898794046299167" calcext:value-type="float">
            <text:p>0.899</text:p>
          </table:table-cell>
          <table:table-cell table:style-name="ce4" table:formula="of:=SIN(RADIANS([.P29]))" office:value-type="float" office:value="0.438371146789077" calcext:value-type="float">
            <text:p>0.438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3"/>
          <table:table-cell table:style-name="ce4" table:number-columns-repeated="3"/>
          <table:table-cell table:number-columns-repeated="8"/>
          <table:table-cell table:style-name="ce1" table:formula="of:=[.P29]+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0]))" office:value-type="float" office:value="0.891006524188368" calcext:value-type="float">
            <text:p>0.891</text:p>
          </table:table-cell>
          <table:table-cell table:style-name="ce4" table:formula="of:=SIN(RADIANS([.P30]))" office:value-type="float" office:value="0.453990499739547" calcext:value-type="float">
            <text:p>0.454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3"/>
          <table:table-cell table:style-name="ce4" table:number-columns-repeated="3"/>
          <table:table-cell table:number-columns-repeated="8"/>
          <table:table-cell table:style-name="ce1" table:formula="of:=[.P30]+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1]))" office:value-type="float" office:value="0.882947592858927" calcext:value-type="float">
            <text:p>0.883</text:p>
          </table:table-cell>
          <table:table-cell table:style-name="ce4" table:formula="of:=SIN(RADIANS([.P31]))" office:value-type="float" office:value="0.469471562785891" calcext:value-type="float">
            <text:p>0.469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3"/>
          <table:table-cell table:style-name="ce4" table:number-columns-repeated="3"/>
          <table:table-cell table:number-columns-repeated="8"/>
          <table:table-cell table:style-name="ce1" table:formula="of:=[.P31]+1"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2]))" office:value-type="float" office:value="0.874619707139396" calcext:value-type="float">
            <text:p>0.875</text:p>
          </table:table-cell>
          <table:table-cell table:style-name="ce4" table:formula="of:=SIN(RADIANS([.P32]))" office:value-type="float" office:value="0.484809620246337" calcext:value-type="float">
            <text:p>0.485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3"/>
          <table:table-cell table:style-name="ce4" table:number-columns-repeated="3"/>
          <table:table-cell table:number-columns-repeated="8"/>
          <table:table-cell table:style-name="ce1" table:formula="of:=[.P32]+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3]))" office:value-type="float" office:value="0.866025403784439" calcext:value-type="float">
            <text:p>0.866</text:p>
          </table:table-cell>
          <table:table-cell table:style-name="ce4" table:formula="of:=SIN(RADIANS([.P33]))" office:value-type="float" office:value="0.5" calcext:value-type="float">
            <text:p>0.500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3"/>
          <table:table-cell table:style-name="ce4" table:number-columns-repeated="3"/>
          <table:table-cell table:number-columns-repeated="8"/>
          <table:table-cell table:style-name="ce1" table:formula="of:=[.P33]+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4]))" office:value-type="float" office:value="0.857167300702112" calcext:value-type="float">
            <text:p>0.857</text:p>
          </table:table-cell>
          <table:table-cell table:style-name="ce4" table:formula="of:=SIN(RADIANS([.P34]))" office:value-type="float" office:value="0.515038074910054" calcext:value-type="float">
            <text:p>0.515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3"/>
          <table:table-cell table:style-name="ce4" table:number-columns-repeated="3"/>
          <table:table-cell table:number-columns-repeated="8"/>
          <table:table-cell table:style-name="ce1" table:formula="of:=[.P34]+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5]))" office:value-type="float" office:value="0.848048096156426" calcext:value-type="float">
            <text:p>0.848</text:p>
          </table:table-cell>
          <table:table-cell table:style-name="ce4" table:formula="of:=SIN(RADIANS([.P35]))" office:value-type="float" office:value="0.529919264233205" calcext:value-type="float">
            <text:p>0.530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3"/>
          <table:table-cell table:style-name="ce4" table:number-columns-repeated="3"/>
          <table:table-cell table:number-columns-repeated="8"/>
          <table:table-cell table:style-name="ce1" table:formula="of:=[.P35]+1" office:value-type="float" office:value="33" calcext:value-type="float">
            <text:p>33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6]))" office:value-type="float" office:value="0.838670567945424" calcext:value-type="float">
            <text:p>0.839</text:p>
          </table:table-cell>
          <table:table-cell table:style-name="ce4" table:formula="of:=SIN(RADIANS([.P36]))" office:value-type="float" office:value="0.544639035015027" calcext:value-type="float">
            <text:p>0.545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3"/>
          <table:table-cell table:style-name="ce4" table:number-columns-repeated="3"/>
          <table:table-cell table:number-columns-repeated="8"/>
          <table:table-cell table:style-name="ce1" table:formula="of:=[.P36]+1"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7]))" office:value-type="float" office:value="0.829037572555042" calcext:value-type="float">
            <text:p>0.829</text:p>
          </table:table-cell>
          <table:table-cell table:style-name="ce4" table:formula="of:=SIN(RADIANS([.P37]))" office:value-type="float" office:value="0.559192903470747" calcext:value-type="float">
            <text:p>0.559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3"/>
          <table:table-cell table:style-name="ce4" table:number-columns-repeated="3"/>
          <table:table-cell table:number-columns-repeated="8"/>
          <table:table-cell table:style-name="ce1" table:formula="of:=[.P37]+1" office:value-type="float" office:value="35" calcext:value-type="float">
            <text:p>35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8]))" office:value-type="float" office:value="0.819152044288992" calcext:value-type="float">
            <text:p>0.819</text:p>
          </table:table-cell>
          <table:table-cell table:style-name="ce4" table:formula="of:=SIN(RADIANS([.P38]))" office:value-type="float" office:value="0.573576436351046" calcext:value-type="float">
            <text:p>0.574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3"/>
          <table:table-cell table:style-name="ce4" table:number-columns-repeated="3"/>
          <table:table-cell table:number-columns-repeated="8"/>
          <table:table-cell table:style-name="ce1" table:formula="of:=[.P38]+1" office:value-type="float" office:value="36" calcext:value-type="float">
            <text:p>36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9]))" office:value-type="float" office:value="0.809016994374947" calcext:value-type="float">
            <text:p>0.809</text:p>
          </table:table-cell>
          <table:table-cell table:style-name="ce4" table:formula="of:=SIN(RADIANS([.P39]))" office:value-type="float" office:value="0.587785252292473" calcext:value-type="float">
            <text:p>0.588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3"/>
          <table:table-cell table:style-name="ce4" table:number-columns-repeated="3"/>
          <table:table-cell table:number-columns-repeated="8"/>
          <table:table-cell table:style-name="ce1" table:formula="of:=[.P39]+1" office:value-type="float" office:value="37" calcext:value-type="float">
            <text:p>37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40]))" office:value-type="float" office:value="0.798635510047293" calcext:value-type="float">
            <text:p>0.799</text:p>
          </table:table-cell>
          <table:table-cell table:style-name="ce4" table:formula="of:=SIN(RADIANS([.P40]))" office:value-type="float" office:value="0.601815023152048" calcext:value-type="float">
            <text:p>0.602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3"/>
          <table:table-cell table:style-name="ce4" table:number-columns-repeated="3"/>
          <table:table-cell table:number-columns-repeated="8"/>
          <table:table-cell table:style-name="ce1" table:formula="of:=[.P40]+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41]))" office:value-type="float" office:value="0.788010753606722" calcext:value-type="float">
            <text:p>0.788</text:p>
          </table:table-cell>
          <table:table-cell table:style-name="ce4" table:formula="of:=SIN(RADIANS([.P41]))" office:value-type="float" office:value="0.615661475325658" calcext:value-type="float">
            <text:p>0.616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3"/>
          <table:table-cell table:style-name="ce4" table:number-columns-repeated="3"/>
          <table:table-cell table:number-columns-repeated="8"/>
          <table:table-cell table:style-name="ce1" table:formula="of:=[.P41]+1" office:value-type="float" office:value="39" calcext:value-type="float">
            <text:p>39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42]))" office:value-type="float" office:value="0.777145961456971" calcext:value-type="float">
            <text:p>0.777</text:p>
          </table:table-cell>
          <table:table-cell table:style-name="ce4" table:formula="of:=SIN(RADIANS([.P42]))" office:value-type="float" office:value="0.629320391049837" calcext:value-type="float">
            <text:p>0.629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3"/>
          <table:table-cell table:style-name="ce4" table:number-columns-repeated="3"/>
          <table:table-cell table:number-columns-repeated="8"/>
          <table:table-cell table:style-name="ce1" table:formula="of:=[.P42]+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43]))" office:value-type="float" office:value="0.766044443118978" calcext:value-type="float">
            <text:p>0.766</text:p>
          </table:table-cell>
          <table:table-cell table:style-name="ce4" table:formula="of:=SIN(RADIANS([.P43]))" office:value-type="float" office:value="0.642787609686539" calcext:value-type="float">
            <text:p>0.64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43]+1"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44]))" office:value-type="float" office:value="0.754709580222772" calcext:value-type="float">
            <text:p>0.755</text:p>
          </table:table-cell>
          <table:table-cell table:style-name="ce4" table:formula="of:=SIN(RADIANS([.P44]))" office:value-type="float" office:value="0.656059028990507" calcext:value-type="float">
            <text:p>0.65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44]+1" office:value-type="float" office:value="42" calcext:value-type="float">
            <text:p>42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45]))" office:value-type="float" office:value="0.743144825477394" calcext:value-type="float">
            <text:p>0.743</text:p>
          </table:table-cell>
          <table:table-cell table:style-name="ce4" table:formula="of:=SIN(RADIANS([.P45]))" office:value-type="float" office:value="0.669130606358858" calcext:value-type="float">
            <text:p>0.66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45]+1" office:value-type="float" office:value="43" calcext:value-type="float">
            <text:p>43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46]))" office:value-type="float" office:value="0.73135370161917" calcext:value-type="float">
            <text:p>0.731</text:p>
          </table:table-cell>
          <table:table-cell table:style-name="ce4" table:formula="of:=SIN(RADIANS([.P46]))" office:value-type="float" office:value="0.681998360062498" calcext:value-type="float">
            <text:p>0.68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46]+1" office:value-type="float" office:value="44" calcext:value-type="float">
            <text:p>44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47]))" office:value-type="float" office:value="0.719339800338651" calcext:value-type="float">
            <text:p>0.719</text:p>
          </table:table-cell>
          <table:table-cell table:style-name="ce4" table:formula="of:=SIN(RADIANS([.P47]))" office:value-type="float" office:value="0.694658370458997" calcext:value-type="float">
            <text:p>0.695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47]+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48]))" office:value-type="float" office:value="0.707106781186548" calcext:value-type="float">
            <text:p>0.707</text:p>
          </table:table-cell>
          <table:table-cell table:style-name="ce4" table:formula="of:=SIN(RADIANS([.P48]))" office:value-type="float" office:value="0.707106781186547" calcext:value-type="float">
            <text:p>0.707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48]+1" office:value-type="float" office:value="46" calcext:value-type="float">
            <text:p>46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49]))" office:value-type="float" office:value="0.694658370458997" calcext:value-type="float">
            <text:p>0.695</text:p>
          </table:table-cell>
          <table:table-cell table:style-name="ce4" table:formula="of:=SIN(RADIANS([.P49]))" office:value-type="float" office:value="0.719339800338651" calcext:value-type="float">
            <text:p>0.71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49]+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50]))" office:value-type="float" office:value="0.681998360062498" calcext:value-type="float">
            <text:p>0.682</text:p>
          </table:table-cell>
          <table:table-cell table:style-name="ce4" table:formula="of:=SIN(RADIANS([.P50]))" office:value-type="float" office:value="0.73135370161917" calcext:value-type="float">
            <text:p>0.73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50]+1" office:value-type="float" office:value="48" calcext:value-type="float">
            <text:p>48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51]))" office:value-type="float" office:value="0.669130606358858" calcext:value-type="float">
            <text:p>0.669</text:p>
          </table:table-cell>
          <table:table-cell table:style-name="ce4" table:formula="of:=SIN(RADIANS([.P51]))" office:value-type="float" office:value="0.743144825477394" calcext:value-type="float">
            <text:p>0.74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51]+1" office:value-type="float" office:value="49" calcext:value-type="float">
            <text:p>49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52]))" office:value-type="float" office:value="0.656059028990507" calcext:value-type="float">
            <text:p>0.656</text:p>
          </table:table-cell>
          <table:table-cell table:style-name="ce4" table:formula="of:=SIN(RADIANS([.P52]))" office:value-type="float" office:value="0.754709580222772" calcext:value-type="float">
            <text:p>0.755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52]+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53]))" office:value-type="float" office:value="0.642787609686539" calcext:value-type="float">
            <text:p>0.643</text:p>
          </table:table-cell>
          <table:table-cell table:style-name="ce4" table:formula="of:=SIN(RADIANS([.P53]))" office:value-type="float" office:value="0.766044443118978" calcext:value-type="float">
            <text:p>0.76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53]+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54]))" office:value-type="float" office:value="0.629320391049837" calcext:value-type="float">
            <text:p>0.629</text:p>
          </table:table-cell>
          <table:table-cell table:style-name="ce4" table:formula="of:=SIN(RADIANS([.P54]))" office:value-type="float" office:value="0.777145961456971" calcext:value-type="float">
            <text:p>0.777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54]+1" office:value-type="float" office:value="52" calcext:value-type="float">
            <text:p>52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55]))" office:value-type="float" office:value="0.615661475325658" calcext:value-type="float">
            <text:p>0.616</text:p>
          </table:table-cell>
          <table:table-cell table:style-name="ce4" table:formula="of:=SIN(RADIANS([.P55]))" office:value-type="float" office:value="0.788010753606722" calcext:value-type="float">
            <text:p>0.788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55]+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56]))" office:value-type="float" office:value="0.601815023152048" calcext:value-type="float">
            <text:p>0.602</text:p>
          </table:table-cell>
          <table:table-cell table:style-name="ce4" table:formula="of:=SIN(RADIANS([.P56]))" office:value-type="float" office:value="0.798635510047293" calcext:value-type="float">
            <text:p>0.79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56]+1" office:value-type="float" office:value="54" calcext:value-type="float">
            <text:p>54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57]))" office:value-type="float" office:value="0.587785252292473" calcext:value-type="float">
            <text:p>0.588</text:p>
          </table:table-cell>
          <table:table-cell table:style-name="ce4" table:formula="of:=SIN(RADIANS([.P57]))" office:value-type="float" office:value="0.809016994374947" calcext:value-type="float">
            <text:p>0.80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57]+1" office:value-type="float" office:value="55" calcext:value-type="float">
            <text:p>55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58]))" office:value-type="float" office:value="0.573576436351046" calcext:value-type="float">
            <text:p>0.574</text:p>
          </table:table-cell>
          <table:table-cell table:style-name="ce4" table:formula="of:=SIN(RADIANS([.P58]))" office:value-type="float" office:value="0.819152044288992" calcext:value-type="float">
            <text:p>0.81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58]+1" office:value-type="float" office:value="56" calcext:value-type="float">
            <text:p>56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59]))" office:value-type="float" office:value="0.559192903470747" calcext:value-type="float">
            <text:p>0.559</text:p>
          </table:table-cell>
          <table:table-cell table:style-name="ce4" table:formula="of:=SIN(RADIANS([.P59]))" office:value-type="float" office:value="0.829037572555042" calcext:value-type="float">
            <text:p>0.82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59]+1" office:value-type="float" office:value="57" calcext:value-type="float">
            <text:p>57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60]))" office:value-type="float" office:value="0.544639035015027" calcext:value-type="float">
            <text:p>0.545</text:p>
          </table:table-cell>
          <table:table-cell table:style-name="ce4" table:formula="of:=SIN(RADIANS([.P60]))" office:value-type="float" office:value="0.838670567945424" calcext:value-type="float">
            <text:p>0.83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60]+1" office:value-type="float" office:value="58" calcext:value-type="float">
            <text:p>58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61]))" office:value-type="float" office:value="0.529919264233205" calcext:value-type="float">
            <text:p>0.530</text:p>
          </table:table-cell>
          <table:table-cell table:style-name="ce4" table:formula="of:=SIN(RADIANS([.P61]))" office:value-type="float" office:value="0.848048096156426" calcext:value-type="float">
            <text:p>0.848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61]+1" office:value-type="float" office:value="59" calcext:value-type="float">
            <text:p>59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62]))" office:value-type="float" office:value="0.515038074910054" calcext:value-type="float">
            <text:p>0.515</text:p>
          </table:table-cell>
          <table:table-cell table:style-name="ce4" table:formula="of:=SIN(RADIANS([.P62]))" office:value-type="float" office:value="0.857167300702112" calcext:value-type="float">
            <text:p>0.857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62]+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63]))" office:value-type="float" office:value="0.5" calcext:value-type="float">
            <text:p>0.500</text:p>
          </table:table-cell>
          <table:table-cell table:style-name="ce4" table:formula="of:=SIN(RADIANS([.P63]))" office:value-type="float" office:value="0.866025403784439" calcext:value-type="float">
            <text:p>0.86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63]+1" office:value-type="float" office:value="61" calcext:value-type="float">
            <text:p>61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64]))" office:value-type="float" office:value="0.484809620246337" calcext:value-type="float">
            <text:p>0.485</text:p>
          </table:table-cell>
          <table:table-cell table:style-name="ce4" table:formula="of:=SIN(RADIANS([.P64]))" office:value-type="float" office:value="0.874619707139396" calcext:value-type="float">
            <text:p>0.875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64]+1" office:value-type="float" office:value="62" calcext:value-type="float">
            <text:p>62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65]))" office:value-type="float" office:value="0.469471562785891" calcext:value-type="float">
            <text:p>0.469</text:p>
          </table:table-cell>
          <table:table-cell table:style-name="ce4" table:formula="of:=SIN(RADIANS([.P65]))" office:value-type="float" office:value="0.882947592858927" calcext:value-type="float">
            <text:p>0.88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65]+1" office:value-type="float" office:value="63" calcext:value-type="float">
            <text:p>63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66]))" office:value-type="float" office:value="0.453990499739547" calcext:value-type="float">
            <text:p>0.454</text:p>
          </table:table-cell>
          <table:table-cell table:style-name="ce4" table:formula="of:=SIN(RADIANS([.P66]))" office:value-type="float" office:value="0.891006524188368" calcext:value-type="float">
            <text:p>0.89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66]+1" office:value-type="float" office:value="64" calcext:value-type="float">
            <text:p>64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67]))" office:value-type="float" office:value="0.438371146789077" calcext:value-type="float">
            <text:p>0.438</text:p>
          </table:table-cell>
          <table:table-cell table:style-name="ce4" table:formula="of:=SIN(RADIANS([.P67]))" office:value-type="float" office:value="0.898794046299167" calcext:value-type="float">
            <text:p>0.89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67]+1" office:value-type="float" office:value="65" calcext:value-type="float">
            <text:p>65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68]))" office:value-type="float" office:value="0.422618261740699" calcext:value-type="float">
            <text:p>0.423</text:p>
          </table:table-cell>
          <table:table-cell table:style-name="ce4" table:formula="of:=SIN(RADIANS([.P68]))" office:value-type="float" office:value="0.90630778703665" calcext:value-type="float">
            <text:p>0.90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68]+1" office:value-type="float" office:value="66" calcext:value-type="float">
            <text:p>66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69]))" office:value-type="float" office:value="0.4067366430758" calcext:value-type="float">
            <text:p>0.407</text:p>
          </table:table-cell>
          <table:table-cell table:style-name="ce4" table:formula="of:=SIN(RADIANS([.P69]))" office:value-type="float" office:value="0.913545457642601" calcext:value-type="float">
            <text:p>0.914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69]+1" office:value-type="float" office:value="67" calcext:value-type="float">
            <text:p>67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70]))" office:value-type="float" office:value="0.390731128489274" calcext:value-type="float">
            <text:p>0.391</text:p>
          </table:table-cell>
          <table:table-cell table:style-name="ce4" table:formula="of:=SIN(RADIANS([.P70]))" office:value-type="float" office:value="0.92050485345244" calcext:value-type="float">
            <text:p>0.92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70]+1" office:value-type="float" office:value="68" calcext:value-type="float">
            <text:p>68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71]))" office:value-type="float" office:value="0.374606593415912" calcext:value-type="float">
            <text:p>0.375</text:p>
          </table:table-cell>
          <table:table-cell table:style-name="ce4" table:formula="of:=SIN(RADIANS([.P71]))" office:value-type="float" office:value="0.927183854566787" calcext:value-type="float">
            <text:p>0.927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71]+1" office:value-type="float" office:value="69" calcext:value-type="float">
            <text:p>69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72]))" office:value-type="float" office:value="0.3583679495453" calcext:value-type="float">
            <text:p>0.358</text:p>
          </table:table-cell>
          <table:table-cell table:style-name="ce4" table:formula="of:=SIN(RADIANS([.P72]))" office:value-type="float" office:value="0.933580426497202" calcext:value-type="float">
            <text:p>0.934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72]+1" office:value-type="float" office:value="70" calcext:value-type="float">
            <text:p>7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73]))" office:value-type="float" office:value="0.342020143325669" calcext:value-type="float">
            <text:p>0.342</text:p>
          </table:table-cell>
          <table:table-cell table:style-name="ce4" table:formula="of:=SIN(RADIANS([.P73]))" office:value-type="float" office:value="0.939692620785908" calcext:value-type="float">
            <text:p>0.94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73]+1" office:value-type="float" office:value="71" calcext:value-type="float">
            <text:p>71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74]))" office:value-type="float" office:value="0.325568154457157" calcext:value-type="float">
            <text:p>0.326</text:p>
          </table:table-cell>
          <table:table-cell table:style-name="ce4" table:formula="of:=SIN(RADIANS([.P74]))" office:value-type="float" office:value="0.945518575599317" calcext:value-type="float">
            <text:p>0.94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74]+1" office:value-type="float" office:value="72" calcext:value-type="float">
            <text:p>72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75]))" office:value-type="float" office:value="0.309016994374947" calcext:value-type="float">
            <text:p>0.309</text:p>
          </table:table-cell>
          <table:table-cell table:style-name="ce4" table:formula="of:=SIN(RADIANS([.P75]))" office:value-type="float" office:value="0.951056516295153" calcext:value-type="float">
            <text:p>0.95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75]+1" office:value-type="float" office:value="73" calcext:value-type="float">
            <text:p>73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76]))" office:value-type="float" office:value="0.292371704722737" calcext:value-type="float">
            <text:p>0.292</text:p>
          </table:table-cell>
          <table:table-cell table:style-name="ce4" table:formula="of:=SIN(RADIANS([.P76]))" office:value-type="float" office:value="0.956304755963035" calcext:value-type="float">
            <text:p>0.95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76]+1" office:value-type="float" office:value="74" calcext:value-type="float">
            <text:p>74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77]))" office:value-type="float" office:value="0.275637355816999" calcext:value-type="float">
            <text:p>0.276</text:p>
          </table:table-cell>
          <table:table-cell table:style-name="ce4" table:formula="of:=SIN(RADIANS([.P77]))" office:value-type="float" office:value="0.961261695938319" calcext:value-type="float">
            <text:p>0.96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77]+1" office:value-type="float" office:value="75" calcext:value-type="float">
            <text:p>75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78]))" office:value-type="float" office:value="0.258819045102521" calcext:value-type="float">
            <text:p>0.259</text:p>
          </table:table-cell>
          <table:table-cell table:style-name="ce4" table:formula="of:=SIN(RADIANS([.P78]))" office:value-type="float" office:value="0.965925826289068" calcext:value-type="float">
            <text:p>0.96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78]+1" office:value-type="float" office:value="76" calcext:value-type="float">
            <text:p>76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79]))" office:value-type="float" office:value="0.241921895599668" calcext:value-type="float">
            <text:p>0.242</text:p>
          </table:table-cell>
          <table:table-cell table:style-name="ce4" table:formula="of:=SIN(RADIANS([.P79]))" office:value-type="float" office:value="0.970295726275996" calcext:value-type="float">
            <text:p>0.97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79]+1" office:value-type="float" office:value="77" calcext:value-type="float">
            <text:p>77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80]))" office:value-type="float" office:value="0.224951054343865" calcext:value-type="float">
            <text:p>0.225</text:p>
          </table:table-cell>
          <table:table-cell table:style-name="ce4" table:formula="of:=SIN(RADIANS([.P80]))" office:value-type="float" office:value="0.974370064785235" calcext:value-type="float">
            <text:p>0.974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80]+1" office:value-type="float" office:value="78" calcext:value-type="float">
            <text:p>78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81]))" office:value-type="float" office:value="0.207911690817759" calcext:value-type="float">
            <text:p>0.208</text:p>
          </table:table-cell>
          <table:table-cell table:style-name="ce4" table:formula="of:=SIN(RADIANS([.P81]))" office:value-type="float" office:value="0.978147600733806" calcext:value-type="float">
            <text:p>0.978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81]+1" office:value-type="float" office:value="79" calcext:value-type="float">
            <text:p>79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82]))" office:value-type="float" office:value="0.190808995376545" calcext:value-type="float">
            <text:p>0.191</text:p>
          </table:table-cell>
          <table:table-cell table:style-name="ce4" table:formula="of:=SIN(RADIANS([.P82]))" office:value-type="float" office:value="0.981627183447664" calcext:value-type="float">
            <text:p>0.98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82]+1" office:value-type="float" office:value="80" calcext:value-type="float">
            <text:p>8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83]))" office:value-type="float" office:value="0.17364817766693" calcext:value-type="float">
            <text:p>0.174</text:p>
          </table:table-cell>
          <table:table-cell table:style-name="ce4" table:formula="of:=SIN(RADIANS([.P83]))" office:value-type="float" office:value="0.984807753012208" calcext:value-type="float">
            <text:p>0.985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83]+1" office:value-type="float" office:value="81" calcext:value-type="float">
            <text:p>81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84]))" office:value-type="float" office:value="0.156434465040231" calcext:value-type="float">
            <text:p>0.156</text:p>
          </table:table-cell>
          <table:table-cell table:style-name="ce4" table:formula="of:=SIN(RADIANS([.P84]))" office:value-type="float" office:value="0.987688340595138" calcext:value-type="float">
            <text:p>0.988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84]+1" office:value-type="float" office:value="82" calcext:value-type="float">
            <text:p>82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85]))" office:value-type="float" office:value="0.139173100960065" calcext:value-type="float">
            <text:p>0.139</text:p>
          </table:table-cell>
          <table:table-cell table:style-name="ce4" table:formula="of:=SIN(RADIANS([.P85]))" office:value-type="float" office:value="0.99026806874157" calcext:value-type="float">
            <text:p>0.99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85]+1" office:value-type="float" office:value="83" calcext:value-type="float">
            <text:p>83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86]))" office:value-type="float" office:value="0.121869343405147" calcext:value-type="float">
            <text:p>0.122</text:p>
          </table:table-cell>
          <table:table-cell table:style-name="ce4" table:formula="of:=SIN(RADIANS([.P86]))" office:value-type="float" office:value="0.992546151641322" calcext:value-type="float">
            <text:p>0.99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86]+1" office:value-type="float" office:value="84" calcext:value-type="float">
            <text:p>84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87]))" office:value-type="float" office:value="0.104528463267653" calcext:value-type="float">
            <text:p>0.105</text:p>
          </table:table-cell>
          <table:table-cell table:style-name="ce4" table:formula="of:=SIN(RADIANS([.P87]))" office:value-type="float" office:value="0.994521895368273" calcext:value-type="float">
            <text:p>0.995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87]+1" office:value-type="float" office:value="85" calcext:value-type="float">
            <text:p>85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88]))" office:value-type="float" office:value="0.0871557427476581" calcext:value-type="float">
            <text:p>0.087</text:p>
          </table:table-cell>
          <table:table-cell table:style-name="ce4" table:formula="of:=SIN(RADIANS([.P88]))" office:value-type="float" office:value="0.996194698091746" calcext:value-type="float">
            <text:p>0.99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88]+1" office:value-type="float" office:value="86" calcext:value-type="float">
            <text:p>86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89]))" office:value-type="float" office:value="0.0697564737441252" calcext:value-type="float">
            <text:p>0.070</text:p>
          </table:table-cell>
          <table:table-cell table:style-name="ce4" table:formula="of:=SIN(RADIANS([.P89]))" office:value-type="float" office:value="0.997564050259824" calcext:value-type="float">
            <text:p>0.998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89]+1" office:value-type="float" office:value="87" calcext:value-type="float">
            <text:p>87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90]))" office:value-type="float" office:value="0.052335956242944" calcext:value-type="float">
            <text:p>0.052</text:p>
          </table:table-cell>
          <table:table-cell table:style-name="ce4" table:formula="of:=SIN(RADIANS([.P90]))" office:value-type="float" office:value="0.998629534754574" calcext:value-type="float">
            <text:p>0.99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90]+1" office:value-type="float" office:value="88" calcext:value-type="float">
            <text:p>88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91]))" office:value-type="float" office:value="0.0348994967025011" calcext:value-type="float">
            <text:p>0.035</text:p>
          </table:table-cell>
          <table:table-cell table:style-name="ce4" table:formula="of:=SIN(RADIANS([.P91]))" office:value-type="float" office:value="0.999390827019096" calcext:value-type="float">
            <text:p>0.99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91]+1" office:value-type="float" office:value="89" calcext:value-type="float">
            <text:p>89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92]))" office:value-type="float" office:value="0.0174524064372836" calcext:value-type="float">
            <text:p>0.017</text:p>
          </table:table-cell>
          <table:table-cell table:style-name="ce4" table:formula="of:=SIN(RADIANS([.P92]))" office:value-type="float" office:value="0.999847695156391" calcext:value-type="float">
            <text:p>1.00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92]+1"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93]))" office:value-type="float" office:value="6.12323399573677E-017" calcext:value-type="float">
            <text:p>0.000</text:p>
          </table:table-cell>
          <table:table-cell table:style-name="ce4" table:formula="of:=SIN(RADIANS([.P93]))" office:value-type="float" office:value="1" calcext:value-type="float">
            <text:p>1.00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93]+1" office:value-type="float" office:value="91" calcext:value-type="float">
            <text:p>91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94]))" office:value-type="float" office:value="-0.0174524064372835" calcext:value-type="float">
            <text:p>-0.017</text:p>
          </table:table-cell>
          <table:table-cell table:style-name="ce4" table:formula="of:=SIN(RADIANS([.P94]))" office:value-type="float" office:value="0.999847695156391" calcext:value-type="float">
            <text:p>1.00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94]+1" office:value-type="float" office:value="92" calcext:value-type="float">
            <text:p>92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95]))" office:value-type="float" office:value="-0.034899496702501" calcext:value-type="float">
            <text:p>-0.035</text:p>
          </table:table-cell>
          <table:table-cell table:style-name="ce4" table:formula="of:=SIN(RADIANS([.P95]))" office:value-type="float" office:value="0.999390827019096" calcext:value-type="float">
            <text:p>0.99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95]+1" office:value-type="float" office:value="93" calcext:value-type="float">
            <text:p>93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96]))" office:value-type="float" office:value="-0.0523359562429438" calcext:value-type="float">
            <text:p>-0.052</text:p>
          </table:table-cell>
          <table:table-cell table:style-name="ce4" table:formula="of:=SIN(RADIANS([.P96]))" office:value-type="float" office:value="0.998629534754574" calcext:value-type="float">
            <text:p>0.99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96]+1" office:value-type="float" office:value="94" calcext:value-type="float">
            <text:p>94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97]))" office:value-type="float" office:value="-0.0697564737441253" calcext:value-type="float">
            <text:p>-0.070</text:p>
          </table:table-cell>
          <table:table-cell table:style-name="ce4" table:formula="of:=SIN(RADIANS([.P97]))" office:value-type="float" office:value="0.997564050259824" calcext:value-type="float">
            <text:p>0.998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97]+1" office:value-type="float" office:value="95" calcext:value-type="float">
            <text:p>95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98]))" office:value-type="float" office:value="-0.0871557427476582" calcext:value-type="float">
            <text:p>-0.087</text:p>
          </table:table-cell>
          <table:table-cell table:style-name="ce4" table:formula="of:=SIN(RADIANS([.P98]))" office:value-type="float" office:value="0.996194698091746" calcext:value-type="float">
            <text:p>0.99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98]+1" office:value-type="float" office:value="96" calcext:value-type="float">
            <text:p>96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99]))" office:value-type="float" office:value="-0.104528463267654" calcext:value-type="float">
            <text:p>-0.105</text:p>
          </table:table-cell>
          <table:table-cell table:style-name="ce4" table:formula="of:=SIN(RADIANS([.P99]))" office:value-type="float" office:value="0.994521895368273" calcext:value-type="float">
            <text:p>0.995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99]+1" office:value-type="float" office:value="97" calcext:value-type="float">
            <text:p>97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00]))" office:value-type="float" office:value="-0.121869343405147" calcext:value-type="float">
            <text:p>-0.122</text:p>
          </table:table-cell>
          <table:table-cell table:style-name="ce4" table:formula="of:=SIN(RADIANS([.P100]))" office:value-type="float" office:value="0.992546151641322" calcext:value-type="float">
            <text:p>0.99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00]+1" office:value-type="float" office:value="98" calcext:value-type="float">
            <text:p>98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01]))" office:value-type="float" office:value="-0.139173100960065" calcext:value-type="float">
            <text:p>-0.139</text:p>
          </table:table-cell>
          <table:table-cell table:style-name="ce4" table:formula="of:=SIN(RADIANS([.P101]))" office:value-type="float" office:value="0.99026806874157" calcext:value-type="float">
            <text:p>0.99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01]+1" office:value-type="float" office:value="99" calcext:value-type="float">
            <text:p>99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02]))" office:value-type="float" office:value="-0.156434465040231" calcext:value-type="float">
            <text:p>-0.156</text:p>
          </table:table-cell>
          <table:table-cell table:style-name="ce4" table:formula="of:=SIN(RADIANS([.P102]))" office:value-type="float" office:value="0.987688340595138" calcext:value-type="float">
            <text:p>0.988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02]+1"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03]))" office:value-type="float" office:value="-0.17364817766693" calcext:value-type="float">
            <text:p>-0.174</text:p>
          </table:table-cell>
          <table:table-cell table:style-name="ce4" table:formula="of:=SIN(RADIANS([.P103]))" office:value-type="float" office:value="0.984807753012208" calcext:value-type="float">
            <text:p>0.985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03]+1" office:value-type="float" office:value="101" calcext:value-type="float">
            <text:p>101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04]))" office:value-type="float" office:value="-0.190808995376545" calcext:value-type="float">
            <text:p>-0.191</text:p>
          </table:table-cell>
          <table:table-cell table:style-name="ce4" table:formula="of:=SIN(RADIANS([.P104]))" office:value-type="float" office:value="0.981627183447664" calcext:value-type="float">
            <text:p>0.98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04]+1" office:value-type="float" office:value="102" calcext:value-type="float">
            <text:p>102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05]))" office:value-type="float" office:value="-0.207911690817759" calcext:value-type="float">
            <text:p>-0.208</text:p>
          </table:table-cell>
          <table:table-cell table:style-name="ce4" table:formula="of:=SIN(RADIANS([.P105]))" office:value-type="float" office:value="0.978147600733806" calcext:value-type="float">
            <text:p>0.978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05]+1" office:value-type="float" office:value="103" calcext:value-type="float">
            <text:p>103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06]))" office:value-type="float" office:value="-0.224951054343865" calcext:value-type="float">
            <text:p>-0.225</text:p>
          </table:table-cell>
          <table:table-cell table:style-name="ce4" table:formula="of:=SIN(RADIANS([.P106]))" office:value-type="float" office:value="0.974370064785235" calcext:value-type="float">
            <text:p>0.974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06]+1" office:value-type="float" office:value="104" calcext:value-type="float">
            <text:p>104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07]))" office:value-type="float" office:value="-0.241921895599668" calcext:value-type="float">
            <text:p>-0.242</text:p>
          </table:table-cell>
          <table:table-cell table:style-name="ce4" table:formula="of:=SIN(RADIANS([.P107]))" office:value-type="float" office:value="0.970295726275996" calcext:value-type="float">
            <text:p>0.97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07]+1" office:value-type="float" office:value="105" calcext:value-type="float">
            <text:p>105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08]))" office:value-type="float" office:value="-0.258819045102521" calcext:value-type="float">
            <text:p>-0.259</text:p>
          </table:table-cell>
          <table:table-cell table:style-name="ce4" table:formula="of:=SIN(RADIANS([.P108]))" office:value-type="float" office:value="0.965925826289068" calcext:value-type="float">
            <text:p>0.96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08]+1" office:value-type="float" office:value="106" calcext:value-type="float">
            <text:p>106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09]))" office:value-type="float" office:value="-0.275637355816999" calcext:value-type="float">
            <text:p>-0.276</text:p>
          </table:table-cell>
          <table:table-cell table:style-name="ce4" table:formula="of:=SIN(RADIANS([.P109]))" office:value-type="float" office:value="0.961261695938319" calcext:value-type="float">
            <text:p>0.96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09]+1" office:value-type="float" office:value="107" calcext:value-type="float">
            <text:p>107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10]))" office:value-type="float" office:value="-0.292371704722737" calcext:value-type="float">
            <text:p>-0.292</text:p>
          </table:table-cell>
          <table:table-cell table:style-name="ce4" table:formula="of:=SIN(RADIANS([.P110]))" office:value-type="float" office:value="0.956304755963036" calcext:value-type="float">
            <text:p>0.95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10]+1" office:value-type="float" office:value="108" calcext:value-type="float">
            <text:p>108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11]))" office:value-type="float" office:value="-0.309016994374947" calcext:value-type="float">
            <text:p>-0.309</text:p>
          </table:table-cell>
          <table:table-cell table:style-name="ce4" table:formula="of:=SIN(RADIANS([.P111]))" office:value-type="float" office:value="0.951056516295154" calcext:value-type="float">
            <text:p>0.95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11]+1" office:value-type="float" office:value="109" calcext:value-type="float">
            <text:p>109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12]))" office:value-type="float" office:value="-0.325568154457157" calcext:value-type="float">
            <text:p>-0.326</text:p>
          </table:table-cell>
          <table:table-cell table:style-name="ce4" table:formula="of:=SIN(RADIANS([.P112]))" office:value-type="float" office:value="0.945518575599317" calcext:value-type="float">
            <text:p>0.94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12]+1" office:value-type="float" office:value="110" calcext:value-type="float">
            <text:p>11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13]))" office:value-type="float" office:value="-0.342020143325669" calcext:value-type="float">
            <text:p>-0.342</text:p>
          </table:table-cell>
          <table:table-cell table:style-name="ce4" table:formula="of:=SIN(RADIANS([.P113]))" office:value-type="float" office:value="0.939692620785908" calcext:value-type="float">
            <text:p>0.94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13]+1" office:value-type="float" office:value="111" calcext:value-type="float">
            <text:p>111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14]))" office:value-type="float" office:value="-0.3583679495453" calcext:value-type="float">
            <text:p>-0.358</text:p>
          </table:table-cell>
          <table:table-cell table:style-name="ce4" table:formula="of:=SIN(RADIANS([.P114]))" office:value-type="float" office:value="0.933580426497202" calcext:value-type="float">
            <text:p>0.934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14]+1" office:value-type="float" office:value="112" calcext:value-type="float">
            <text:p>112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15]))" office:value-type="float" office:value="-0.374606593415912" calcext:value-type="float">
            <text:p>-0.375</text:p>
          </table:table-cell>
          <table:table-cell table:style-name="ce4" table:formula="of:=SIN(RADIANS([.P115]))" office:value-type="float" office:value="0.927183854566787" calcext:value-type="float">
            <text:p>0.927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15]+1" office:value-type="float" office:value="113" calcext:value-type="float">
            <text:p>113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16]))" office:value-type="float" office:value="-0.390731128489274" calcext:value-type="float">
            <text:p>-0.391</text:p>
          </table:table-cell>
          <table:table-cell table:style-name="ce4" table:formula="of:=SIN(RADIANS([.P116]))" office:value-type="float" office:value="0.92050485345244" calcext:value-type="float">
            <text:p>0.92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16]+1" office:value-type="float" office:value="114" calcext:value-type="float">
            <text:p>114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17]))" office:value-type="float" office:value="-0.4067366430758" calcext:value-type="float">
            <text:p>-0.407</text:p>
          </table:table-cell>
          <table:table-cell table:style-name="ce4" table:formula="of:=SIN(RADIANS([.P117]))" office:value-type="float" office:value="0.913545457642601" calcext:value-type="float">
            <text:p>0.914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17]+1" office:value-type="float" office:value="115" calcext:value-type="float">
            <text:p>115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18]))" office:value-type="float" office:value="-0.422618261740699" calcext:value-type="float">
            <text:p>-0.423</text:p>
          </table:table-cell>
          <table:table-cell table:style-name="ce4" table:formula="of:=SIN(RADIANS([.P118]))" office:value-type="float" office:value="0.90630778703665" calcext:value-type="float">
            <text:p>0.90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18]+1" office:value-type="float" office:value="116" calcext:value-type="float">
            <text:p>116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19]))" office:value-type="float" office:value="-0.438371146789078" calcext:value-type="float">
            <text:p>-0.438</text:p>
          </table:table-cell>
          <table:table-cell table:style-name="ce4" table:formula="of:=SIN(RADIANS([.P119]))" office:value-type="float" office:value="0.898794046299167" calcext:value-type="float">
            <text:p>0.89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19]+1" office:value-type="float" office:value="117" calcext:value-type="float">
            <text:p>117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20]))" office:value-type="float" office:value="-0.453990499739547" calcext:value-type="float">
            <text:p>-0.454</text:p>
          </table:table-cell>
          <table:table-cell table:style-name="ce4" table:formula="of:=SIN(RADIANS([.P120]))" office:value-type="float" office:value="0.891006524188368" calcext:value-type="float">
            <text:p>0.89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20]+1" office:value-type="float" office:value="118" calcext:value-type="float">
            <text:p>118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21]))" office:value-type="float" office:value="-0.469471562785891" calcext:value-type="float">
            <text:p>-0.469</text:p>
          </table:table-cell>
          <table:table-cell table:style-name="ce4" table:formula="of:=SIN(RADIANS([.P121]))" office:value-type="float" office:value="0.882947592858927" calcext:value-type="float">
            <text:p>0.88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21]+1" office:value-type="float" office:value="119" calcext:value-type="float">
            <text:p>119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22]))" office:value-type="float" office:value="-0.484809620246337" calcext:value-type="float">
            <text:p>-0.485</text:p>
          </table:table-cell>
          <table:table-cell table:style-name="ce4" table:formula="of:=SIN(RADIANS([.P122]))" office:value-type="float" office:value="0.874619707139396" calcext:value-type="float">
            <text:p>0.875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22]+1" office:value-type="float" office:value="120" calcext:value-type="float">
            <text:p>12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23]))" office:value-type="float" office:value="-0.5" calcext:value-type="float">
            <text:p>-0.500</text:p>
          </table:table-cell>
          <table:table-cell table:style-name="ce4" table:formula="of:=SIN(RADIANS([.P123]))" office:value-type="float" office:value="0.866025403784439" calcext:value-type="float">
            <text:p>0.86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23]+1" office:value-type="float" office:value="121" calcext:value-type="float">
            <text:p>121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24]))" office:value-type="float" office:value="-0.515038074910054" calcext:value-type="float">
            <text:p>-0.515</text:p>
          </table:table-cell>
          <table:table-cell table:style-name="ce4" table:formula="of:=SIN(RADIANS([.P124]))" office:value-type="float" office:value="0.857167300702112" calcext:value-type="float">
            <text:p>0.857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24]+1" office:value-type="float" office:value="122" calcext:value-type="float">
            <text:p>122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25]))" office:value-type="float" office:value="-0.529919264233205" calcext:value-type="float">
            <text:p>-0.530</text:p>
          </table:table-cell>
          <table:table-cell table:style-name="ce4" table:formula="of:=SIN(RADIANS([.P125]))" office:value-type="float" office:value="0.848048096156426" calcext:value-type="float">
            <text:p>0.848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25]+1" office:value-type="float" office:value="123" calcext:value-type="float">
            <text:p>123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26]))" office:value-type="float" office:value="-0.544639035015027" calcext:value-type="float">
            <text:p>-0.545</text:p>
          </table:table-cell>
          <table:table-cell table:style-name="ce4" table:formula="of:=SIN(RADIANS([.P126]))" office:value-type="float" office:value="0.838670567945424" calcext:value-type="float">
            <text:p>0.83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26]+1" office:value-type="float" office:value="124" calcext:value-type="float">
            <text:p>124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27]))" office:value-type="float" office:value="-0.559192903470747" calcext:value-type="float">
            <text:p>-0.559</text:p>
          </table:table-cell>
          <table:table-cell table:style-name="ce4" table:formula="of:=SIN(RADIANS([.P127]))" office:value-type="float" office:value="0.829037572555042" calcext:value-type="float">
            <text:p>0.82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27]+1" office:value-type="float" office:value="125" calcext:value-type="float">
            <text:p>125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28]))" office:value-type="float" office:value="-0.573576436351046" calcext:value-type="float">
            <text:p>-0.574</text:p>
          </table:table-cell>
          <table:table-cell table:style-name="ce4" table:formula="of:=SIN(RADIANS([.P128]))" office:value-type="float" office:value="0.819152044288992" calcext:value-type="float">
            <text:p>0.81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28]+1" office:value-type="float" office:value="126" calcext:value-type="float">
            <text:p>126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29]))" office:value-type="float" office:value="-0.587785252292473" calcext:value-type="float">
            <text:p>-0.588</text:p>
          </table:table-cell>
          <table:table-cell table:style-name="ce4" table:formula="of:=SIN(RADIANS([.P129]))" office:value-type="float" office:value="0.809016994374947" calcext:value-type="float">
            <text:p>0.80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29]+1" office:value-type="float" office:value="127" calcext:value-type="float">
            <text:p>127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30]))" office:value-type="float" office:value="-0.601815023152048" calcext:value-type="float">
            <text:p>-0.602</text:p>
          </table:table-cell>
          <table:table-cell table:style-name="ce4" table:formula="of:=SIN(RADIANS([.P130]))" office:value-type="float" office:value="0.798635510047293" calcext:value-type="float">
            <text:p>0.79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30]+1" office:value-type="float" office:value="128" calcext:value-type="float">
            <text:p>128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31]))" office:value-type="float" office:value="-0.615661475325658" calcext:value-type="float">
            <text:p>-0.616</text:p>
          </table:table-cell>
          <table:table-cell table:style-name="ce4" table:formula="of:=SIN(RADIANS([.P131]))" office:value-type="float" office:value="0.788010753606722" calcext:value-type="float">
            <text:p>0.788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31]+1" office:value-type="float" office:value="129" calcext:value-type="float">
            <text:p>129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32]))" office:value-type="float" office:value="-0.629320391049837" calcext:value-type="float">
            <text:p>-0.629</text:p>
          </table:table-cell>
          <table:table-cell table:style-name="ce4" table:formula="of:=SIN(RADIANS([.P132]))" office:value-type="float" office:value="0.777145961456971" calcext:value-type="float">
            <text:p>0.777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32]+1" office:value-type="float" office:value="130" calcext:value-type="float">
            <text:p>13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33]))" office:value-type="float" office:value="-0.642787609686539" calcext:value-type="float">
            <text:p>-0.643</text:p>
          </table:table-cell>
          <table:table-cell table:style-name="ce4" table:formula="of:=SIN(RADIANS([.P133]))" office:value-type="float" office:value="0.766044443118978" calcext:value-type="float">
            <text:p>0.76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33]+1" office:value-type="float" office:value="131" calcext:value-type="float">
            <text:p>131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34]))" office:value-type="float" office:value="-0.656059028990507" calcext:value-type="float">
            <text:p>-0.656</text:p>
          </table:table-cell>
          <table:table-cell table:style-name="ce4" table:formula="of:=SIN(RADIANS([.P134]))" office:value-type="float" office:value="0.754709580222772" calcext:value-type="float">
            <text:p>0.755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34]+1" office:value-type="float" office:value="132" calcext:value-type="float">
            <text:p>132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35]))" office:value-type="float" office:value="-0.669130606358858" calcext:value-type="float">
            <text:p>-0.669</text:p>
          </table:table-cell>
          <table:table-cell table:style-name="ce4" table:formula="of:=SIN(RADIANS([.P135]))" office:value-type="float" office:value="0.743144825477394" calcext:value-type="float">
            <text:p>0.74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35]+1" office:value-type="float" office:value="133" calcext:value-type="float">
            <text:p>133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36]))" office:value-type="float" office:value="-0.681998360062498" calcext:value-type="float">
            <text:p>-0.682</text:p>
          </table:table-cell>
          <table:table-cell table:style-name="ce4" table:formula="of:=SIN(RADIANS([.P136]))" office:value-type="float" office:value="0.731353701619171" calcext:value-type="float">
            <text:p>0.73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36]+1" office:value-type="float" office:value="134" calcext:value-type="float">
            <text:p>134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37]))" office:value-type="float" office:value="-0.694658370458997" calcext:value-type="float">
            <text:p>-0.695</text:p>
          </table:table-cell>
          <table:table-cell table:style-name="ce4" table:formula="of:=SIN(RADIANS([.P137]))" office:value-type="float" office:value="0.719339800338651" calcext:value-type="float">
            <text:p>0.71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37]+1" office:value-type="float" office:value="135" calcext:value-type="float">
            <text:p>135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38]))" office:value-type="float" office:value="-0.707106781186547" calcext:value-type="float">
            <text:p>-0.707</text:p>
          </table:table-cell>
          <table:table-cell table:style-name="ce4" table:formula="of:=SIN(RADIANS([.P138]))" office:value-type="float" office:value="0.707106781186548" calcext:value-type="float">
            <text:p>0.707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38]+1" office:value-type="float" office:value="136" calcext:value-type="float">
            <text:p>136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39]))" office:value-type="float" office:value="-0.719339800338651" calcext:value-type="float">
            <text:p>-0.719</text:p>
          </table:table-cell>
          <table:table-cell table:style-name="ce4" table:formula="of:=SIN(RADIANS([.P139]))" office:value-type="float" office:value="0.694658370458997" calcext:value-type="float">
            <text:p>0.695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39]+1" office:value-type="float" office:value="137" calcext:value-type="float">
            <text:p>137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40]))" office:value-type="float" office:value="-0.73135370161917" calcext:value-type="float">
            <text:p>-0.731</text:p>
          </table:table-cell>
          <table:table-cell table:style-name="ce4" table:formula="of:=SIN(RADIANS([.P140]))" office:value-type="float" office:value="0.681998360062499" calcext:value-type="float">
            <text:p>0.68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40]+1" office:value-type="float" office:value="138" calcext:value-type="float">
            <text:p>138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41]))" office:value-type="float" office:value="-0.743144825477394" calcext:value-type="float">
            <text:p>-0.743</text:p>
          </table:table-cell>
          <table:table-cell table:style-name="ce4" table:formula="of:=SIN(RADIANS([.P141]))" office:value-type="float" office:value="0.669130606358858" calcext:value-type="float">
            <text:p>0.66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41]+1" office:value-type="float" office:value="139" calcext:value-type="float">
            <text:p>139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42]))" office:value-type="float" office:value="-0.754709580222772" calcext:value-type="float">
            <text:p>-0.755</text:p>
          </table:table-cell>
          <table:table-cell table:style-name="ce4" table:formula="of:=SIN(RADIANS([.P142]))" office:value-type="float" office:value="0.656059028990507" calcext:value-type="float">
            <text:p>0.65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42]+1" office:value-type="float" office:value="140" calcext:value-type="float">
            <text:p>14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43]))" office:value-type="float" office:value="-0.766044443118978" calcext:value-type="float">
            <text:p>-0.766</text:p>
          </table:table-cell>
          <table:table-cell table:style-name="ce4" table:formula="of:=SIN(RADIANS([.P143]))" office:value-type="float" office:value="0.642787609686539" calcext:value-type="float">
            <text:p>0.64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43]+1" office:value-type="float" office:value="141" calcext:value-type="float">
            <text:p>141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44]))" office:value-type="float" office:value="-0.777145961456971" calcext:value-type="float">
            <text:p>-0.777</text:p>
          </table:table-cell>
          <table:table-cell table:style-name="ce4" table:formula="of:=SIN(RADIANS([.P144]))" office:value-type="float" office:value="0.629320391049837" calcext:value-type="float">
            <text:p>0.62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44]+1" office:value-type="float" office:value="142" calcext:value-type="float">
            <text:p>142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45]))" office:value-type="float" office:value="-0.788010753606722" calcext:value-type="float">
            <text:p>-0.788</text:p>
          </table:table-cell>
          <table:table-cell table:style-name="ce4" table:formula="of:=SIN(RADIANS([.P145]))" office:value-type="float" office:value="0.615661475325658" calcext:value-type="float">
            <text:p>0.61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45]+1" office:value-type="float" office:value="143" calcext:value-type="float">
            <text:p>143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46]))" office:value-type="float" office:value="-0.798635510047293" calcext:value-type="float">
            <text:p>-0.799</text:p>
          </table:table-cell>
          <table:table-cell table:style-name="ce4" table:formula="of:=SIN(RADIANS([.P146]))" office:value-type="float" office:value="0.601815023152048" calcext:value-type="float">
            <text:p>0.60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46]+1" office:value-type="float" office:value="144" calcext:value-type="float">
            <text:p>144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47]))" office:value-type="float" office:value="-0.809016994374947" calcext:value-type="float">
            <text:p>-0.809</text:p>
          </table:table-cell>
          <table:table-cell table:style-name="ce4" table:formula="of:=SIN(RADIANS([.P147]))" office:value-type="float" office:value="0.587785252292473" calcext:value-type="float">
            <text:p>0.588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47]+1" office:value-type="float" office:value="145" calcext:value-type="float">
            <text:p>145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48]))" office:value-type="float" office:value="-0.819152044288992" calcext:value-type="float">
            <text:p>-0.819</text:p>
          </table:table-cell>
          <table:table-cell table:style-name="ce4" table:formula="of:=SIN(RADIANS([.P148]))" office:value-type="float" office:value="0.573576436351046" calcext:value-type="float">
            <text:p>0.574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48]+1" office:value-type="float" office:value="146" calcext:value-type="float">
            <text:p>146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49]))" office:value-type="float" office:value="-0.829037572555042" calcext:value-type="float">
            <text:p>-0.829</text:p>
          </table:table-cell>
          <table:table-cell table:style-name="ce4" table:formula="of:=SIN(RADIANS([.P149]))" office:value-type="float" office:value="0.559192903470747" calcext:value-type="float">
            <text:p>0.55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49]+1" office:value-type="float" office:value="147" calcext:value-type="float">
            <text:p>147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50]))" office:value-type="float" office:value="-0.838670567945424" calcext:value-type="float">
            <text:p>-0.839</text:p>
          </table:table-cell>
          <table:table-cell table:style-name="ce4" table:formula="of:=SIN(RADIANS([.P150]))" office:value-type="float" office:value="0.544639035015027" calcext:value-type="float">
            <text:p>0.545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50]+1" office:value-type="float" office:value="148" calcext:value-type="float">
            <text:p>148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51]))" office:value-type="float" office:value="-0.848048096156426" calcext:value-type="float">
            <text:p>-0.848</text:p>
          </table:table-cell>
          <table:table-cell table:style-name="ce4" table:formula="of:=SIN(RADIANS([.P151]))" office:value-type="float" office:value="0.529919264233205" calcext:value-type="float">
            <text:p>0.53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51]+1" office:value-type="float" office:value="149" calcext:value-type="float">
            <text:p>149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52]))" office:value-type="float" office:value="-0.857167300702112" calcext:value-type="float">
            <text:p>-0.857</text:p>
          </table:table-cell>
          <table:table-cell table:style-name="ce4" table:formula="of:=SIN(RADIANS([.P152]))" office:value-type="float" office:value="0.515038074910054" calcext:value-type="float">
            <text:p>0.515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52]+1" office:value-type="float" office:value="150" calcext:value-type="float">
            <text:p>15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53]))" office:value-type="float" office:value="-0.866025403784439" calcext:value-type="float">
            <text:p>-0.866</text:p>
          </table:table-cell>
          <table:table-cell table:style-name="ce4" table:formula="of:=SIN(RADIANS([.P153]))" office:value-type="float" office:value="0.5" calcext:value-type="float">
            <text:p>0.50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53]+1" office:value-type="float" office:value="151" calcext:value-type="float">
            <text:p>151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54]))" office:value-type="float" office:value="-0.874619707139396" calcext:value-type="float">
            <text:p>-0.875</text:p>
          </table:table-cell>
          <table:table-cell table:style-name="ce4" table:formula="of:=SIN(RADIANS([.P154]))" office:value-type="float" office:value="0.484809620246337" calcext:value-type="float">
            <text:p>0.485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54]+1" office:value-type="float" office:value="152" calcext:value-type="float">
            <text:p>152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55]))" office:value-type="float" office:value="-0.882947592858927" calcext:value-type="float">
            <text:p>-0.883</text:p>
          </table:table-cell>
          <table:table-cell table:style-name="ce4" table:formula="of:=SIN(RADIANS([.P155]))" office:value-type="float" office:value="0.469471562785891" calcext:value-type="float">
            <text:p>0.46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55]+1" office:value-type="float" office:value="153" calcext:value-type="float">
            <text:p>153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56]))" office:value-type="float" office:value="-0.891006524188368" calcext:value-type="float">
            <text:p>-0.891</text:p>
          </table:table-cell>
          <table:table-cell table:style-name="ce4" table:formula="of:=SIN(RADIANS([.P156]))" office:value-type="float" office:value="0.453990499739547" calcext:value-type="float">
            <text:p>0.454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56]+1" office:value-type="float" office:value="154" calcext:value-type="float">
            <text:p>154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57]))" office:value-type="float" office:value="-0.898794046299167" calcext:value-type="float">
            <text:p>-0.899</text:p>
          </table:table-cell>
          <table:table-cell table:style-name="ce4" table:formula="of:=SIN(RADIANS([.P157]))" office:value-type="float" office:value="0.438371146789077" calcext:value-type="float">
            <text:p>0.438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57]+1" office:value-type="float" office:value="155" calcext:value-type="float">
            <text:p>155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58]))" office:value-type="float" office:value="-0.90630778703665" calcext:value-type="float">
            <text:p>-0.906</text:p>
          </table:table-cell>
          <table:table-cell table:style-name="ce4" table:formula="of:=SIN(RADIANS([.P158]))" office:value-type="float" office:value="0.422618261740699" calcext:value-type="float">
            <text:p>0.42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58]+1" office:value-type="float" office:value="156" calcext:value-type="float">
            <text:p>156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59]))" office:value-type="float" office:value="-0.913545457642601" calcext:value-type="float">
            <text:p>-0.914</text:p>
          </table:table-cell>
          <table:table-cell table:style-name="ce4" table:formula="of:=SIN(RADIANS([.P159]))" office:value-type="float" office:value="0.4067366430758" calcext:value-type="float">
            <text:p>0.407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59]+1" office:value-type="float" office:value="157" calcext:value-type="float">
            <text:p>157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60]))" office:value-type="float" office:value="-0.92050485345244" calcext:value-type="float">
            <text:p>-0.921</text:p>
          </table:table-cell>
          <table:table-cell table:style-name="ce4" table:formula="of:=SIN(RADIANS([.P160]))" office:value-type="float" office:value="0.390731128489274" calcext:value-type="float">
            <text:p>0.39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60]+1" office:value-type="float" office:value="158" calcext:value-type="float">
            <text:p>158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61]))" office:value-type="float" office:value="-0.927183854566787" calcext:value-type="float">
            <text:p>-0.927</text:p>
          </table:table-cell>
          <table:table-cell table:style-name="ce4" table:formula="of:=SIN(RADIANS([.P161]))" office:value-type="float" office:value="0.374606593415912" calcext:value-type="float">
            <text:p>0.375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61]+1" office:value-type="float" office:value="159" calcext:value-type="float">
            <text:p>159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62]))" office:value-type="float" office:value="-0.933580426497202" calcext:value-type="float">
            <text:p>-0.934</text:p>
          </table:table-cell>
          <table:table-cell table:style-name="ce4" table:formula="of:=SIN(RADIANS([.P162]))" office:value-type="float" office:value="0.3583679495453" calcext:value-type="float">
            <text:p>0.358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62]+1" office:value-type="float" office:value="160" calcext:value-type="float">
            <text:p>16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63]))" office:value-type="float" office:value="-0.939692620785908" calcext:value-type="float">
            <text:p>-0.940</text:p>
          </table:table-cell>
          <table:table-cell table:style-name="ce4" table:formula="of:=SIN(RADIANS([.P163]))" office:value-type="float" office:value="0.342020143325669" calcext:value-type="float">
            <text:p>0.34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63]+1" office:value-type="float" office:value="161" calcext:value-type="float">
            <text:p>161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64]))" office:value-type="float" office:value="-0.945518575599317" calcext:value-type="float">
            <text:p>-0.946</text:p>
          </table:table-cell>
          <table:table-cell table:style-name="ce4" table:formula="of:=SIN(RADIANS([.P164]))" office:value-type="float" office:value="0.325568154457157" calcext:value-type="float">
            <text:p>0.32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64]+1" office:value-type="float" office:value="162" calcext:value-type="float">
            <text:p>162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65]))" office:value-type="float" office:value="-0.951056516295153" calcext:value-type="float">
            <text:p>-0.951</text:p>
          </table:table-cell>
          <table:table-cell table:style-name="ce4" table:formula="of:=SIN(RADIANS([.P165]))" office:value-type="float" office:value="0.309016994374947" calcext:value-type="float">
            <text:p>0.30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65]+1" office:value-type="float" office:value="163" calcext:value-type="float">
            <text:p>163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66]))" office:value-type="float" office:value="-0.956304755963036" calcext:value-type="float">
            <text:p>-0.956</text:p>
          </table:table-cell>
          <table:table-cell table:style-name="ce4" table:formula="of:=SIN(RADIANS([.P166]))" office:value-type="float" office:value="0.292371704722737" calcext:value-type="float">
            <text:p>0.29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66]+1" office:value-type="float" office:value="164" calcext:value-type="float">
            <text:p>164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67]))" office:value-type="float" office:value="-0.961261695938319" calcext:value-type="float">
            <text:p>-0.961</text:p>
          </table:table-cell>
          <table:table-cell table:style-name="ce4" table:formula="of:=SIN(RADIANS([.P167]))" office:value-type="float" office:value="0.275637355816999" calcext:value-type="float">
            <text:p>0.27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67]+1" office:value-type="float" office:value="165" calcext:value-type="float">
            <text:p>165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68]))" office:value-type="float" office:value="-0.965925826289068" calcext:value-type="float">
            <text:p>-0.966</text:p>
          </table:table-cell>
          <table:table-cell table:style-name="ce4" table:formula="of:=SIN(RADIANS([.P168]))" office:value-type="float" office:value="0.258819045102521" calcext:value-type="float">
            <text:p>0.25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68]+1" office:value-type="float" office:value="166" calcext:value-type="float">
            <text:p>166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69]))" office:value-type="float" office:value="-0.970295726275996" calcext:value-type="float">
            <text:p>-0.970</text:p>
          </table:table-cell>
          <table:table-cell table:style-name="ce4" table:formula="of:=SIN(RADIANS([.P169]))" office:value-type="float" office:value="0.241921895599668" calcext:value-type="float">
            <text:p>0.24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69]+1" office:value-type="float" office:value="167" calcext:value-type="float">
            <text:p>167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70]))" office:value-type="float" office:value="-0.974370064785235" calcext:value-type="float">
            <text:p>-0.974</text:p>
          </table:table-cell>
          <table:table-cell table:style-name="ce4" table:formula="of:=SIN(RADIANS([.P170]))" office:value-type="float" office:value="0.224951054343865" calcext:value-type="float">
            <text:p>0.225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70]+1" office:value-type="float" office:value="168" calcext:value-type="float">
            <text:p>168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71]))" office:value-type="float" office:value="-0.978147600733806" calcext:value-type="float">
            <text:p>-0.978</text:p>
          </table:table-cell>
          <table:table-cell table:style-name="ce4" table:formula="of:=SIN(RADIANS([.P171]))" office:value-type="float" office:value="0.207911690817759" calcext:value-type="float">
            <text:p>0.208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71]+1" office:value-type="float" office:value="169" calcext:value-type="float">
            <text:p>169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72]))" office:value-type="float" office:value="-0.981627183447664" calcext:value-type="float">
            <text:p>-0.982</text:p>
          </table:table-cell>
          <table:table-cell table:style-name="ce4" table:formula="of:=SIN(RADIANS([.P172]))" office:value-type="float" office:value="0.190808995376545" calcext:value-type="float">
            <text:p>0.19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72]+1" office:value-type="float" office:value="170" calcext:value-type="float">
            <text:p>17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73]))" office:value-type="float" office:value="-0.984807753012208" calcext:value-type="float">
            <text:p>-0.985</text:p>
          </table:table-cell>
          <table:table-cell table:style-name="ce4" table:formula="of:=SIN(RADIANS([.P173]))" office:value-type="float" office:value="0.17364817766693" calcext:value-type="float">
            <text:p>0.174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73]+1" office:value-type="float" office:value="171" calcext:value-type="float">
            <text:p>171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74]))" office:value-type="float" office:value="-0.987688340595138" calcext:value-type="float">
            <text:p>-0.988</text:p>
          </table:table-cell>
          <table:table-cell table:style-name="ce4" table:formula="of:=SIN(RADIANS([.P174]))" office:value-type="float" office:value="0.156434465040231" calcext:value-type="float">
            <text:p>0.15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74]+1" office:value-type="float" office:value="172" calcext:value-type="float">
            <text:p>172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75]))" office:value-type="float" office:value="-0.99026806874157" calcext:value-type="float">
            <text:p>-0.990</text:p>
          </table:table-cell>
          <table:table-cell table:style-name="ce4" table:formula="of:=SIN(RADIANS([.P175]))" office:value-type="float" office:value="0.139173100960065" calcext:value-type="float">
            <text:p>0.13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75]+1" office:value-type="float" office:value="173" calcext:value-type="float">
            <text:p>173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76]))" office:value-type="float" office:value="-0.992546151641322" calcext:value-type="float">
            <text:p>-0.993</text:p>
          </table:table-cell>
          <table:table-cell table:style-name="ce4" table:formula="of:=SIN(RADIANS([.P176]))" office:value-type="float" office:value="0.121869343405148" calcext:value-type="float">
            <text:p>0.12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76]+1" office:value-type="float" office:value="174" calcext:value-type="float">
            <text:p>174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77]))" office:value-type="float" office:value="-0.994521895368273" calcext:value-type="float">
            <text:p>-0.995</text:p>
          </table:table-cell>
          <table:table-cell table:style-name="ce4" table:formula="of:=SIN(RADIANS([.P177]))" office:value-type="float" office:value="0.104528463267654" calcext:value-type="float">
            <text:p>0.105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77]+1" office:value-type="float" office:value="175" calcext:value-type="float">
            <text:p>175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78]))" office:value-type="float" office:value="-0.996194698091746" calcext:value-type="float">
            <text:p>-0.996</text:p>
          </table:table-cell>
          <table:table-cell table:style-name="ce4" table:formula="of:=SIN(RADIANS([.P178]))" office:value-type="float" office:value="0.0871557427476582" calcext:value-type="float">
            <text:p>0.087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78]+1" office:value-type="float" office:value="176" calcext:value-type="float">
            <text:p>176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79]))" office:value-type="float" office:value="-0.997564050259824" calcext:value-type="float">
            <text:p>-0.998</text:p>
          </table:table-cell>
          <table:table-cell table:style-name="ce4" table:formula="of:=SIN(RADIANS([.P179]))" office:value-type="float" office:value="0.0697564737441255" calcext:value-type="float">
            <text:p>0.07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79]+1" office:value-type="float" office:value="177" calcext:value-type="float">
            <text:p>177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80]))" office:value-type="float" office:value="-0.998629534754574" calcext:value-type="float">
            <text:p>-0.999</text:p>
          </table:table-cell>
          <table:table-cell table:style-name="ce4" table:formula="of:=SIN(RADIANS([.P180]))" office:value-type="float" office:value="0.0523359562429438" calcext:value-type="float">
            <text:p>0.05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80]+1" office:value-type="float" office:value="178" calcext:value-type="float">
            <text:p>178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81]))" office:value-type="float" office:value="-0.999390827019096" calcext:value-type="float">
            <text:p>-0.999</text:p>
          </table:table-cell>
          <table:table-cell table:style-name="ce4" table:formula="of:=SIN(RADIANS([.P181]))" office:value-type="float" office:value="0.0348994967025011" calcext:value-type="float">
            <text:p>0.035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81]+1" office:value-type="float" office:value="179" calcext:value-type="float">
            <text:p>179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82]))" office:value-type="float" office:value="-0.999847695156391" calcext:value-type="float">
            <text:p>-1.000</text:p>
          </table:table-cell>
          <table:table-cell table:style-name="ce4" table:formula="of:=SIN(RADIANS([.P182]))" office:value-type="float" office:value="0.0174524064372834" calcext:value-type="float">
            <text:p>0.017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82]+1" office:value-type="float" office:value="180" calcext:value-type="float">
            <text:p>18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83]))" office:value-type="float" office:value="-1" calcext:value-type="float">
            <text:p>-1.000</text:p>
          </table:table-cell>
          <table:table-cell table:style-name="ce4" table:formula="of:=SIN(RADIANS([.P183]))" office:value-type="float" office:value="1.22464679914735E-016" calcext:value-type="float">
            <text:p>0.00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83]+1" office:value-type="float" office:value="181" calcext:value-type="float">
            <text:p>181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84]))" office:value-type="float" office:value="-0.999847695156391" calcext:value-type="float">
            <text:p>-1.000</text:p>
          </table:table-cell>
          <table:table-cell table:style-name="ce4" table:formula="of:=SIN(RADIANS([.P184]))" office:value-type="float" office:value="-0.0174524064372836" calcext:value-type="float">
            <text:p>-0.017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84]+1" office:value-type="float" office:value="182" calcext:value-type="float">
            <text:p>182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85]))" office:value-type="float" office:value="-0.999390827019096" calcext:value-type="float">
            <text:p>-0.999</text:p>
          </table:table-cell>
          <table:table-cell table:style-name="ce4" table:formula="of:=SIN(RADIANS([.P185]))" office:value-type="float" office:value="-0.0348994967025009" calcext:value-type="float">
            <text:p>-0.035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85]+1" office:value-type="float" office:value="183" calcext:value-type="float">
            <text:p>183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86]))" office:value-type="float" office:value="-0.998629534754574" calcext:value-type="float">
            <text:p>-0.999</text:p>
          </table:table-cell>
          <table:table-cell table:style-name="ce4" table:formula="of:=SIN(RADIANS([.P186]))" office:value-type="float" office:value="-0.0523359562429436" calcext:value-type="float">
            <text:p>-0.05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86]+1" office:value-type="float" office:value="184" calcext:value-type="float">
            <text:p>184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87]))" office:value-type="float" office:value="-0.997564050259824" calcext:value-type="float">
            <text:p>-0.998</text:p>
          </table:table-cell>
          <table:table-cell table:style-name="ce4" table:formula="of:=SIN(RADIANS([.P187]))" office:value-type="float" office:value="-0.0697564737441253" calcext:value-type="float">
            <text:p>-0.07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87]+1" office:value-type="float" office:value="185" calcext:value-type="float">
            <text:p>185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88]))" office:value-type="float" office:value="-0.996194698091746" calcext:value-type="float">
            <text:p>-0.996</text:p>
          </table:table-cell>
          <table:table-cell table:style-name="ce4" table:formula="of:=SIN(RADIANS([.P188]))" office:value-type="float" office:value="-0.0871557427476579" calcext:value-type="float">
            <text:p>-0.087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88]+1" office:value-type="float" office:value="186" calcext:value-type="float">
            <text:p>186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89]))" office:value-type="float" office:value="-0.994521895368273" calcext:value-type="float">
            <text:p>-0.995</text:p>
          </table:table-cell>
          <table:table-cell table:style-name="ce4" table:formula="of:=SIN(RADIANS([.P189]))" office:value-type="float" office:value="-0.104528463267653" calcext:value-type="float">
            <text:p>-0.105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89]+1" office:value-type="float" office:value="187" calcext:value-type="float">
            <text:p>187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90]))" office:value-type="float" office:value="-0.992546151641322" calcext:value-type="float">
            <text:p>-0.993</text:p>
          </table:table-cell>
          <table:table-cell table:style-name="ce4" table:formula="of:=SIN(RADIANS([.P190]))" office:value-type="float" office:value="-0.121869343405147" calcext:value-type="float">
            <text:p>-0.12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90]+1" office:value-type="float" office:value="188" calcext:value-type="float">
            <text:p>188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91]))" office:value-type="float" office:value="-0.99026806874157" calcext:value-type="float">
            <text:p>-0.990</text:p>
          </table:table-cell>
          <table:table-cell table:style-name="ce4" table:formula="of:=SIN(RADIANS([.P191]))" office:value-type="float" office:value="-0.139173100960066" calcext:value-type="float">
            <text:p>-0.13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91]+1" office:value-type="float" office:value="189" calcext:value-type="float">
            <text:p>189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92]))" office:value-type="float" office:value="-0.987688340595138" calcext:value-type="float">
            <text:p>-0.988</text:p>
          </table:table-cell>
          <table:table-cell table:style-name="ce4" table:formula="of:=SIN(RADIANS([.P192]))" office:value-type="float" office:value="-0.156434465040231" calcext:value-type="float">
            <text:p>-0.15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92]+1" office:value-type="float" office:value="190" calcext:value-type="float">
            <text:p>19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93]))" office:value-type="float" office:value="-0.984807753012208" calcext:value-type="float">
            <text:p>-0.985</text:p>
          </table:table-cell>
          <table:table-cell table:style-name="ce4" table:formula="of:=SIN(RADIANS([.P193]))" office:value-type="float" office:value="-0.17364817766693" calcext:value-type="float">
            <text:p>-0.174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93]+1" office:value-type="float" office:value="191" calcext:value-type="float">
            <text:p>191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94]))" office:value-type="float" office:value="-0.981627183447664" calcext:value-type="float">
            <text:p>-0.982</text:p>
          </table:table-cell>
          <table:table-cell table:style-name="ce4" table:formula="of:=SIN(RADIANS([.P194]))" office:value-type="float" office:value="-0.190808995376545" calcext:value-type="float">
            <text:p>-0.19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94]+1" office:value-type="float" office:value="192" calcext:value-type="float">
            <text:p>192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95]))" office:value-type="float" office:value="-0.978147600733806" calcext:value-type="float">
            <text:p>-0.978</text:p>
          </table:table-cell>
          <table:table-cell table:style-name="ce4" table:formula="of:=SIN(RADIANS([.P195]))" office:value-type="float" office:value="-0.207911690817759" calcext:value-type="float">
            <text:p>-0.208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95]+1" office:value-type="float" office:value="193" calcext:value-type="float">
            <text:p>193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96]))" office:value-type="float" office:value="-0.974370064785235" calcext:value-type="float">
            <text:p>-0.974</text:p>
          </table:table-cell>
          <table:table-cell table:style-name="ce4" table:formula="of:=SIN(RADIANS([.P196]))" office:value-type="float" office:value="-0.224951054343865" calcext:value-type="float">
            <text:p>-0.225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96]+1" office:value-type="float" office:value="194" calcext:value-type="float">
            <text:p>194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97]))" office:value-type="float" office:value="-0.970295726275996" calcext:value-type="float">
            <text:p>-0.970</text:p>
          </table:table-cell>
          <table:table-cell table:style-name="ce4" table:formula="of:=SIN(RADIANS([.P197]))" office:value-type="float" office:value="-0.241921895599667" calcext:value-type="float">
            <text:p>-0.24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97]+1" office:value-type="float" office:value="195" calcext:value-type="float">
            <text:p>195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98]))" office:value-type="float" office:value="-0.965925826289068" calcext:value-type="float">
            <text:p>-0.966</text:p>
          </table:table-cell>
          <table:table-cell table:style-name="ce4" table:formula="of:=SIN(RADIANS([.P198]))" office:value-type="float" office:value="-0.258819045102521" calcext:value-type="float">
            <text:p>-0.25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98]+1" office:value-type="float" office:value="196" calcext:value-type="float">
            <text:p>196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199]))" office:value-type="float" office:value="-0.961261695938319" calcext:value-type="float">
            <text:p>-0.961</text:p>
          </table:table-cell>
          <table:table-cell table:style-name="ce4" table:formula="of:=SIN(RADIANS([.P199]))" office:value-type="float" office:value="-0.275637355816999" calcext:value-type="float">
            <text:p>-0.27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199]+1" office:value-type="float" office:value="197" calcext:value-type="float">
            <text:p>197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00]))" office:value-type="float" office:value="-0.956304755963035" calcext:value-type="float">
            <text:p>-0.956</text:p>
          </table:table-cell>
          <table:table-cell table:style-name="ce4" table:formula="of:=SIN(RADIANS([.P200]))" office:value-type="float" office:value="-0.292371704722737" calcext:value-type="float">
            <text:p>-0.29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00]+1" office:value-type="float" office:value="198" calcext:value-type="float">
            <text:p>198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01]))" office:value-type="float" office:value="-0.951056516295154" calcext:value-type="float">
            <text:p>-0.951</text:p>
          </table:table-cell>
          <table:table-cell table:style-name="ce4" table:formula="of:=SIN(RADIANS([.P201]))" office:value-type="float" office:value="-0.309016994374947" calcext:value-type="float">
            <text:p>-0.30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01]+1" office:value-type="float" office:value="199" calcext:value-type="float">
            <text:p>199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02]))" office:value-type="float" office:value="-0.945518575599317" calcext:value-type="float">
            <text:p>-0.946</text:p>
          </table:table-cell>
          <table:table-cell table:style-name="ce4" table:formula="of:=SIN(RADIANS([.P202]))" office:value-type="float" office:value="-0.325568154457157" calcext:value-type="float">
            <text:p>-0.32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02]+1" office:value-type="float" office:value="200" calcext:value-type="float">
            <text:p>20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03]))" office:value-type="float" office:value="-0.939692620785908" calcext:value-type="float">
            <text:p>-0.940</text:p>
          </table:table-cell>
          <table:table-cell table:style-name="ce4" table:formula="of:=SIN(RADIANS([.P203]))" office:value-type="float" office:value="-0.342020143325669" calcext:value-type="float">
            <text:p>-0.34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03]+1" office:value-type="float" office:value="201" calcext:value-type="float">
            <text:p>201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04]))" office:value-type="float" office:value="-0.933580426497202" calcext:value-type="float">
            <text:p>-0.934</text:p>
          </table:table-cell>
          <table:table-cell table:style-name="ce4" table:formula="of:=SIN(RADIANS([.P204]))" office:value-type="float" office:value="-0.3583679495453" calcext:value-type="float">
            <text:p>-0.358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04]+1" office:value-type="float" office:value="202" calcext:value-type="float">
            <text:p>202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05]))" office:value-type="float" office:value="-0.927183854566787" calcext:value-type="float">
            <text:p>-0.927</text:p>
          </table:table-cell>
          <table:table-cell table:style-name="ce4" table:formula="of:=SIN(RADIANS([.P205]))" office:value-type="float" office:value="-0.374606593415912" calcext:value-type="float">
            <text:p>-0.375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05]+1" office:value-type="float" office:value="203" calcext:value-type="float">
            <text:p>203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06]))" office:value-type="float" office:value="-0.92050485345244" calcext:value-type="float">
            <text:p>-0.921</text:p>
          </table:table-cell>
          <table:table-cell table:style-name="ce4" table:formula="of:=SIN(RADIANS([.P206]))" office:value-type="float" office:value="-0.390731128489274" calcext:value-type="float">
            <text:p>-0.39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06]+1" office:value-type="float" office:value="204" calcext:value-type="float">
            <text:p>204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07]))" office:value-type="float" office:value="-0.913545457642601" calcext:value-type="float">
            <text:p>-0.914</text:p>
          </table:table-cell>
          <table:table-cell table:style-name="ce4" table:formula="of:=SIN(RADIANS([.P207]))" office:value-type="float" office:value="-0.4067366430758" calcext:value-type="float">
            <text:p>-0.407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07]+1" office:value-type="float" office:value="205" calcext:value-type="float">
            <text:p>205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08]))" office:value-type="float" office:value="-0.90630778703665" calcext:value-type="float">
            <text:p>-0.906</text:p>
          </table:table-cell>
          <table:table-cell table:style-name="ce4" table:formula="of:=SIN(RADIANS([.P208]))" office:value-type="float" office:value="-0.422618261740699" calcext:value-type="float">
            <text:p>-0.42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08]+1" office:value-type="float" office:value="206" calcext:value-type="float">
            <text:p>206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09]))" office:value-type="float" office:value="-0.898794046299167" calcext:value-type="float">
            <text:p>-0.899</text:p>
          </table:table-cell>
          <table:table-cell table:style-name="ce4" table:formula="of:=SIN(RADIANS([.P209]))" office:value-type="float" office:value="-0.438371146789077" calcext:value-type="float">
            <text:p>-0.438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09]+1" office:value-type="float" office:value="207" calcext:value-type="float">
            <text:p>207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10]))" office:value-type="float" office:value="-0.891006524188368" calcext:value-type="float">
            <text:p>-0.891</text:p>
          </table:table-cell>
          <table:table-cell table:style-name="ce4" table:formula="of:=SIN(RADIANS([.P210]))" office:value-type="float" office:value="-0.453990499739547" calcext:value-type="float">
            <text:p>-0.454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10]+1" office:value-type="float" office:value="208" calcext:value-type="float">
            <text:p>208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11]))" office:value-type="float" office:value="-0.882947592858927" calcext:value-type="float">
            <text:p>-0.883</text:p>
          </table:table-cell>
          <table:table-cell table:style-name="ce4" table:formula="of:=SIN(RADIANS([.P211]))" office:value-type="float" office:value="-0.469471562785891" calcext:value-type="float">
            <text:p>-0.46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11]+1" office:value-type="float" office:value="209" calcext:value-type="float">
            <text:p>209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12]))" office:value-type="float" office:value="-0.874619707139396" calcext:value-type="float">
            <text:p>-0.875</text:p>
          </table:table-cell>
          <table:table-cell table:style-name="ce4" table:formula="of:=SIN(RADIANS([.P212]))" office:value-type="float" office:value="-0.484809620246337" calcext:value-type="float">
            <text:p>-0.485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12]+1" office:value-type="float" office:value="210" calcext:value-type="float">
            <text:p>21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13]))" office:value-type="float" office:value="-0.866025403784439" calcext:value-type="float">
            <text:p>-0.866</text:p>
          </table:table-cell>
          <table:table-cell table:style-name="ce4" table:formula="of:=SIN(RADIANS([.P213]))" office:value-type="float" office:value="-0.5" calcext:value-type="float">
            <text:p>-0.50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13]+1" office:value-type="float" office:value="211" calcext:value-type="float">
            <text:p>211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14]))" office:value-type="float" office:value="-0.857167300702112" calcext:value-type="float">
            <text:p>-0.857</text:p>
          </table:table-cell>
          <table:table-cell table:style-name="ce4" table:formula="of:=SIN(RADIANS([.P214]))" office:value-type="float" office:value="-0.515038074910054" calcext:value-type="float">
            <text:p>-0.515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14]+1" office:value-type="float" office:value="212" calcext:value-type="float">
            <text:p>212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15]))" office:value-type="float" office:value="-0.848048096156426" calcext:value-type="float">
            <text:p>-0.848</text:p>
          </table:table-cell>
          <table:table-cell table:style-name="ce4" table:formula="of:=SIN(RADIANS([.P215]))" office:value-type="float" office:value="-0.529919264233205" calcext:value-type="float">
            <text:p>-0.53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15]+1" office:value-type="float" office:value="213" calcext:value-type="float">
            <text:p>213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16]))" office:value-type="float" office:value="-0.838670567945424" calcext:value-type="float">
            <text:p>-0.839</text:p>
          </table:table-cell>
          <table:table-cell table:style-name="ce4" table:formula="of:=SIN(RADIANS([.P216]))" office:value-type="float" office:value="-0.544639035015027" calcext:value-type="float">
            <text:p>-0.545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16]+1" office:value-type="float" office:value="214" calcext:value-type="float">
            <text:p>214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17]))" office:value-type="float" office:value="-0.829037572555042" calcext:value-type="float">
            <text:p>-0.829</text:p>
          </table:table-cell>
          <table:table-cell table:style-name="ce4" table:formula="of:=SIN(RADIANS([.P217]))" office:value-type="float" office:value="-0.559192903470747" calcext:value-type="float">
            <text:p>-0.55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17]+1" office:value-type="float" office:value="215" calcext:value-type="float">
            <text:p>215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18]))" office:value-type="float" office:value="-0.819152044288992" calcext:value-type="float">
            <text:p>-0.819</text:p>
          </table:table-cell>
          <table:table-cell table:style-name="ce4" table:formula="of:=SIN(RADIANS([.P218]))" office:value-type="float" office:value="-0.573576436351046" calcext:value-type="float">
            <text:p>-0.574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18]+1" office:value-type="float" office:value="216" calcext:value-type="float">
            <text:p>216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19]))" office:value-type="float" office:value="-0.809016994374947" calcext:value-type="float">
            <text:p>-0.809</text:p>
          </table:table-cell>
          <table:table-cell table:style-name="ce4" table:formula="of:=SIN(RADIANS([.P219]))" office:value-type="float" office:value="-0.587785252292473" calcext:value-type="float">
            <text:p>-0.588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19]+1" office:value-type="float" office:value="217" calcext:value-type="float">
            <text:p>217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20]))" office:value-type="float" office:value="-0.798635510047293" calcext:value-type="float">
            <text:p>-0.799</text:p>
          </table:table-cell>
          <table:table-cell table:style-name="ce4" table:formula="of:=SIN(RADIANS([.P220]))" office:value-type="float" office:value="-0.601815023152048" calcext:value-type="float">
            <text:p>-0.60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20]+1" office:value-type="float" office:value="218" calcext:value-type="float">
            <text:p>218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21]))" office:value-type="float" office:value="-0.788010753606722" calcext:value-type="float">
            <text:p>-0.788</text:p>
          </table:table-cell>
          <table:table-cell table:style-name="ce4" table:formula="of:=SIN(RADIANS([.P221]))" office:value-type="float" office:value="-0.615661475325658" calcext:value-type="float">
            <text:p>-0.61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21]+1" office:value-type="float" office:value="219" calcext:value-type="float">
            <text:p>219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22]))" office:value-type="float" office:value="-0.777145961456971" calcext:value-type="float">
            <text:p>-0.777</text:p>
          </table:table-cell>
          <table:table-cell table:style-name="ce4" table:formula="of:=SIN(RADIANS([.P222]))" office:value-type="float" office:value="-0.629320391049838" calcext:value-type="float">
            <text:p>-0.62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22]+1" office:value-type="float" office:value="220" calcext:value-type="float">
            <text:p>22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23]))" office:value-type="float" office:value="-0.766044443118978" calcext:value-type="float">
            <text:p>-0.766</text:p>
          </table:table-cell>
          <table:table-cell table:style-name="ce4" table:formula="of:=SIN(RADIANS([.P223]))" office:value-type="float" office:value="-0.642787609686539" calcext:value-type="float">
            <text:p>-0.64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23]+1" office:value-type="float" office:value="221" calcext:value-type="float">
            <text:p>221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24]))" office:value-type="float" office:value="-0.754709580222772" calcext:value-type="float">
            <text:p>-0.755</text:p>
          </table:table-cell>
          <table:table-cell table:style-name="ce4" table:formula="of:=SIN(RADIANS([.P224]))" office:value-type="float" office:value="-0.656059028990507" calcext:value-type="float">
            <text:p>-0.65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24]+1" office:value-type="float" office:value="222" calcext:value-type="float">
            <text:p>222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25]))" office:value-type="float" office:value="-0.743144825477394" calcext:value-type="float">
            <text:p>-0.743</text:p>
          </table:table-cell>
          <table:table-cell table:style-name="ce4" table:formula="of:=SIN(RADIANS([.P225]))" office:value-type="float" office:value="-0.669130606358858" calcext:value-type="float">
            <text:p>-0.66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25]+1" office:value-type="float" office:value="223" calcext:value-type="float">
            <text:p>223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26]))" office:value-type="float" office:value="-0.731353701619171" calcext:value-type="float">
            <text:p>-0.731</text:p>
          </table:table-cell>
          <table:table-cell table:style-name="ce4" table:formula="of:=SIN(RADIANS([.P226]))" office:value-type="float" office:value="-0.681998360062498" calcext:value-type="float">
            <text:p>-0.68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26]+1" office:value-type="float" office:value="224" calcext:value-type="float">
            <text:p>224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27]))" office:value-type="float" office:value="-0.719339800338651" calcext:value-type="float">
            <text:p>-0.719</text:p>
          </table:table-cell>
          <table:table-cell table:style-name="ce4" table:formula="of:=SIN(RADIANS([.P227]))" office:value-type="float" office:value="-0.694658370458997" calcext:value-type="float">
            <text:p>-0.695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27]+1" office:value-type="float" office:value="225" calcext:value-type="float">
            <text:p>225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28]))" office:value-type="float" office:value="-0.707106781186548" calcext:value-type="float">
            <text:p>-0.707</text:p>
          </table:table-cell>
          <table:table-cell table:style-name="ce4" table:formula="of:=SIN(RADIANS([.P228]))" office:value-type="float" office:value="-0.707106781186547" calcext:value-type="float">
            <text:p>-0.707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28]+1" office:value-type="float" office:value="226" calcext:value-type="float">
            <text:p>226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29]))" office:value-type="float" office:value="-0.694658370458997" calcext:value-type="float">
            <text:p>-0.695</text:p>
          </table:table-cell>
          <table:table-cell table:style-name="ce4" table:formula="of:=SIN(RADIANS([.P229]))" office:value-type="float" office:value="-0.719339800338651" calcext:value-type="float">
            <text:p>-0.71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29]+1" office:value-type="float" office:value="227" calcext:value-type="float">
            <text:p>227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30]))" office:value-type="float" office:value="-0.681998360062499" calcext:value-type="float">
            <text:p>-0.682</text:p>
          </table:table-cell>
          <table:table-cell table:style-name="ce4" table:formula="of:=SIN(RADIANS([.P230]))" office:value-type="float" office:value="-0.73135370161917" calcext:value-type="float">
            <text:p>-0.73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30]+1" office:value-type="float" office:value="228" calcext:value-type="float">
            <text:p>228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31]))" office:value-type="float" office:value="-0.669130606358858" calcext:value-type="float">
            <text:p>-0.669</text:p>
          </table:table-cell>
          <table:table-cell table:style-name="ce4" table:formula="of:=SIN(RADIANS([.P231]))" office:value-type="float" office:value="-0.743144825477394" calcext:value-type="float">
            <text:p>-0.74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31]+1" office:value-type="float" office:value="229" calcext:value-type="float">
            <text:p>229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32]))" office:value-type="float" office:value="-0.656059028990507" calcext:value-type="float">
            <text:p>-0.656</text:p>
          </table:table-cell>
          <table:table-cell table:style-name="ce4" table:formula="of:=SIN(RADIANS([.P232]))" office:value-type="float" office:value="-0.754709580222772" calcext:value-type="float">
            <text:p>-0.755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32]+1" office:value-type="float" office:value="230" calcext:value-type="float">
            <text:p>23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33]))" office:value-type="float" office:value="-0.642787609686539" calcext:value-type="float">
            <text:p>-0.643</text:p>
          </table:table-cell>
          <table:table-cell table:style-name="ce4" table:formula="of:=SIN(RADIANS([.P233]))" office:value-type="float" office:value="-0.766044443118978" calcext:value-type="float">
            <text:p>-0.76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33]+1" office:value-type="float" office:value="231" calcext:value-type="float">
            <text:p>231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34]))" office:value-type="float" office:value="-0.629320391049838" calcext:value-type="float">
            <text:p>-0.629</text:p>
          </table:table-cell>
          <table:table-cell table:style-name="ce4" table:formula="of:=SIN(RADIANS([.P234]))" office:value-type="float" office:value="-0.777145961456971" calcext:value-type="float">
            <text:p>-0.777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34]+1" office:value-type="float" office:value="232" calcext:value-type="float">
            <text:p>232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35]))" office:value-type="float" office:value="-0.615661475325658" calcext:value-type="float">
            <text:p>-0.616</text:p>
          </table:table-cell>
          <table:table-cell table:style-name="ce4" table:formula="of:=SIN(RADIANS([.P235]))" office:value-type="float" office:value="-0.788010753606722" calcext:value-type="float">
            <text:p>-0.788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35]+1" office:value-type="float" office:value="233" calcext:value-type="float">
            <text:p>233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36]))" office:value-type="float" office:value="-0.601815023152048" calcext:value-type="float">
            <text:p>-0.602</text:p>
          </table:table-cell>
          <table:table-cell table:style-name="ce4" table:formula="of:=SIN(RADIANS([.P236]))" office:value-type="float" office:value="-0.798635510047293" calcext:value-type="float">
            <text:p>-0.79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36]+1" office:value-type="float" office:value="234" calcext:value-type="float">
            <text:p>234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37]))" office:value-type="float" office:value="-0.587785252292473" calcext:value-type="float">
            <text:p>-0.588</text:p>
          </table:table-cell>
          <table:table-cell table:style-name="ce4" table:formula="of:=SIN(RADIANS([.P237]))" office:value-type="float" office:value="-0.809016994374947" calcext:value-type="float">
            <text:p>-0.80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37]+1" office:value-type="float" office:value="235" calcext:value-type="float">
            <text:p>235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38]))" office:value-type="float" office:value="-0.573576436351046" calcext:value-type="float">
            <text:p>-0.574</text:p>
          </table:table-cell>
          <table:table-cell table:style-name="ce4" table:formula="of:=SIN(RADIANS([.P238]))" office:value-type="float" office:value="-0.819152044288992" calcext:value-type="float">
            <text:p>-0.81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38]+1" office:value-type="float" office:value="236" calcext:value-type="float">
            <text:p>236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39]))" office:value-type="float" office:value="-0.559192903470747" calcext:value-type="float">
            <text:p>-0.559</text:p>
          </table:table-cell>
          <table:table-cell table:style-name="ce4" table:formula="of:=SIN(RADIANS([.P239]))" office:value-type="float" office:value="-0.829037572555042" calcext:value-type="float">
            <text:p>-0.82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39]+1" office:value-type="float" office:value="237" calcext:value-type="float">
            <text:p>237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40]))" office:value-type="float" office:value="-0.544639035015027" calcext:value-type="float">
            <text:p>-0.545</text:p>
          </table:table-cell>
          <table:table-cell table:style-name="ce4" table:formula="of:=SIN(RADIANS([.P240]))" office:value-type="float" office:value="-0.838670567945424" calcext:value-type="float">
            <text:p>-0.83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40]+1" office:value-type="float" office:value="238" calcext:value-type="float">
            <text:p>238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41]))" office:value-type="float" office:value="-0.529919264233205" calcext:value-type="float">
            <text:p>-0.530</text:p>
          </table:table-cell>
          <table:table-cell table:style-name="ce4" table:formula="of:=SIN(RADIANS([.P241]))" office:value-type="float" office:value="-0.848048096156426" calcext:value-type="float">
            <text:p>-0.848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41]+1" office:value-type="float" office:value="239" calcext:value-type="float">
            <text:p>239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42]))" office:value-type="float" office:value="-0.515038074910054" calcext:value-type="float">
            <text:p>-0.515</text:p>
          </table:table-cell>
          <table:table-cell table:style-name="ce4" table:formula="of:=SIN(RADIANS([.P242]))" office:value-type="float" office:value="-0.857167300702112" calcext:value-type="float">
            <text:p>-0.857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42]+1" office:value-type="float" office:value="240" calcext:value-type="float">
            <text:p>24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43]))" office:value-type="float" office:value="-0.5" calcext:value-type="float">
            <text:p>-0.500</text:p>
          </table:table-cell>
          <table:table-cell table:style-name="ce4" table:formula="of:=SIN(RADIANS([.P243]))" office:value-type="float" office:value="-0.866025403784438" calcext:value-type="float">
            <text:p>-0.86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43]+1" office:value-type="float" office:value="241" calcext:value-type="float">
            <text:p>241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44]))" office:value-type="float" office:value="-0.484809620246337" calcext:value-type="float">
            <text:p>-0.485</text:p>
          </table:table-cell>
          <table:table-cell table:style-name="ce4" table:formula="of:=SIN(RADIANS([.P244]))" office:value-type="float" office:value="-0.874619707139396" calcext:value-type="float">
            <text:p>-0.875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44]+1" office:value-type="float" office:value="242" calcext:value-type="float">
            <text:p>242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45]))" office:value-type="float" office:value="-0.469471562785891" calcext:value-type="float">
            <text:p>-0.469</text:p>
          </table:table-cell>
          <table:table-cell table:style-name="ce4" table:formula="of:=SIN(RADIANS([.P245]))" office:value-type="float" office:value="-0.882947592858927" calcext:value-type="float">
            <text:p>-0.88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45]+1" office:value-type="float" office:value="243" calcext:value-type="float">
            <text:p>243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46]))" office:value-type="float" office:value="-0.453990499739547" calcext:value-type="float">
            <text:p>-0.454</text:p>
          </table:table-cell>
          <table:table-cell table:style-name="ce4" table:formula="of:=SIN(RADIANS([.P246]))" office:value-type="float" office:value="-0.891006524188368" calcext:value-type="float">
            <text:p>-0.89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46]+1" office:value-type="float" office:value="244" calcext:value-type="float">
            <text:p>244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47]))" office:value-type="float" office:value="-0.438371146789078" calcext:value-type="float">
            <text:p>-0.438</text:p>
          </table:table-cell>
          <table:table-cell table:style-name="ce4" table:formula="of:=SIN(RADIANS([.P247]))" office:value-type="float" office:value="-0.898794046299167" calcext:value-type="float">
            <text:p>-0.89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47]+1" office:value-type="float" office:value="245" calcext:value-type="float">
            <text:p>245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48]))" office:value-type="float" office:value="-0.422618261740699" calcext:value-type="float">
            <text:p>-0.423</text:p>
          </table:table-cell>
          <table:table-cell table:style-name="ce4" table:formula="of:=SIN(RADIANS([.P248]))" office:value-type="float" office:value="-0.90630778703665" calcext:value-type="float">
            <text:p>-0.90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48]+1" office:value-type="float" office:value="246" calcext:value-type="float">
            <text:p>246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49]))" office:value-type="float" office:value="-0.4067366430758" calcext:value-type="float">
            <text:p>-0.407</text:p>
          </table:table-cell>
          <table:table-cell table:style-name="ce4" table:formula="of:=SIN(RADIANS([.P249]))" office:value-type="float" office:value="-0.913545457642601" calcext:value-type="float">
            <text:p>-0.914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49]+1" office:value-type="float" office:value="247" calcext:value-type="float">
            <text:p>247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50]))" office:value-type="float" office:value="-0.390731128489274" calcext:value-type="float">
            <text:p>-0.391</text:p>
          </table:table-cell>
          <table:table-cell table:style-name="ce4" table:formula="of:=SIN(RADIANS([.P250]))" office:value-type="float" office:value="-0.92050485345244" calcext:value-type="float">
            <text:p>-0.92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50]+1" office:value-type="float" office:value="248" calcext:value-type="float">
            <text:p>248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51]))" office:value-type="float" office:value="-0.374606593415912" calcext:value-type="float">
            <text:p>-0.375</text:p>
          </table:table-cell>
          <table:table-cell table:style-name="ce4" table:formula="of:=SIN(RADIANS([.P251]))" office:value-type="float" office:value="-0.927183854566787" calcext:value-type="float">
            <text:p>-0.927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51]+1" office:value-type="float" office:value="249" calcext:value-type="float">
            <text:p>249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52]))" office:value-type="float" office:value="-0.358367949545301" calcext:value-type="float">
            <text:p>-0.358</text:p>
          </table:table-cell>
          <table:table-cell table:style-name="ce4" table:formula="of:=SIN(RADIANS([.P252]))" office:value-type="float" office:value="-0.933580426497202" calcext:value-type="float">
            <text:p>-0.934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52]+1" office:value-type="float" office:value="250" calcext:value-type="float">
            <text:p>25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53]))" office:value-type="float" office:value="-0.342020143325669" calcext:value-type="float">
            <text:p>-0.342</text:p>
          </table:table-cell>
          <table:table-cell table:style-name="ce4" table:formula="of:=SIN(RADIANS([.P253]))" office:value-type="float" office:value="-0.939692620785908" calcext:value-type="float">
            <text:p>-0.94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53]+1" office:value-type="float" office:value="251" calcext:value-type="float">
            <text:p>251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54]))" office:value-type="float" office:value="-0.325568154457157" calcext:value-type="float">
            <text:p>-0.326</text:p>
          </table:table-cell>
          <table:table-cell table:style-name="ce4" table:formula="of:=SIN(RADIANS([.P254]))" office:value-type="float" office:value="-0.945518575599317" calcext:value-type="float">
            <text:p>-0.94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54]+1" office:value-type="float" office:value="252" calcext:value-type="float">
            <text:p>252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55]))" office:value-type="float" office:value="-0.309016994374948" calcext:value-type="float">
            <text:p>-0.309</text:p>
          </table:table-cell>
          <table:table-cell table:style-name="ce4" table:formula="of:=SIN(RADIANS([.P255]))" office:value-type="float" office:value="-0.951056516295153" calcext:value-type="float">
            <text:p>-0.95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55]+1" office:value-type="float" office:value="253" calcext:value-type="float">
            <text:p>253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56]))" office:value-type="float" office:value="-0.292371704722737" calcext:value-type="float">
            <text:p>-0.292</text:p>
          </table:table-cell>
          <table:table-cell table:style-name="ce4" table:formula="of:=SIN(RADIANS([.P256]))" office:value-type="float" office:value="-0.956304755963035" calcext:value-type="float">
            <text:p>-0.95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56]+1" office:value-type="float" office:value="254" calcext:value-type="float">
            <text:p>254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57]))" office:value-type="float" office:value="-0.275637355816999" calcext:value-type="float">
            <text:p>-0.276</text:p>
          </table:table-cell>
          <table:table-cell table:style-name="ce4" table:formula="of:=SIN(RADIANS([.P257]))" office:value-type="float" office:value="-0.961261695938319" calcext:value-type="float">
            <text:p>-0.96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57]+1" office:value-type="float" office:value="255" calcext:value-type="float">
            <text:p>255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58]))" office:value-type="float" office:value="-0.258819045102521" calcext:value-type="float">
            <text:p>-0.259</text:p>
          </table:table-cell>
          <table:table-cell table:style-name="ce4" table:formula="of:=SIN(RADIANS([.P258]))" office:value-type="float" office:value="-0.965925826289068" calcext:value-type="float">
            <text:p>-0.96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58]+1" office:value-type="float" office:value="256" calcext:value-type="float">
            <text:p>256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59]))" office:value-type="float" office:value="-0.241921895599668" calcext:value-type="float">
            <text:p>-0.242</text:p>
          </table:table-cell>
          <table:table-cell table:style-name="ce4" table:formula="of:=SIN(RADIANS([.P259]))" office:value-type="float" office:value="-0.970295726275996" calcext:value-type="float">
            <text:p>-0.97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59]+1" office:value-type="float" office:value="257" calcext:value-type="float">
            <text:p>257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60]))" office:value-type="float" office:value="-0.224951054343865" calcext:value-type="float">
            <text:p>-0.225</text:p>
          </table:table-cell>
          <table:table-cell table:style-name="ce4" table:formula="of:=SIN(RADIANS([.P260]))" office:value-type="float" office:value="-0.974370064785235" calcext:value-type="float">
            <text:p>-0.974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60]+1" office:value-type="float" office:value="258" calcext:value-type="float">
            <text:p>258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61]))" office:value-type="float" office:value="-0.20791169081776" calcext:value-type="float">
            <text:p>-0.208</text:p>
          </table:table-cell>
          <table:table-cell table:style-name="ce4" table:formula="of:=SIN(RADIANS([.P261]))" office:value-type="float" office:value="-0.978147600733806" calcext:value-type="float">
            <text:p>-0.978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61]+1" office:value-type="float" office:value="259" calcext:value-type="float">
            <text:p>259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62]))" office:value-type="float" office:value="-0.190808995376545" calcext:value-type="float">
            <text:p>-0.191</text:p>
          </table:table-cell>
          <table:table-cell table:style-name="ce4" table:formula="of:=SIN(RADIANS([.P262]))" office:value-type="float" office:value="-0.981627183447664" calcext:value-type="float">
            <text:p>-0.98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62]+1" office:value-type="float" office:value="260" calcext:value-type="float">
            <text:p>26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63]))" office:value-type="float" office:value="-0.17364817766693" calcext:value-type="float">
            <text:p>-0.174</text:p>
          </table:table-cell>
          <table:table-cell table:style-name="ce4" table:formula="of:=SIN(RADIANS([.P263]))" office:value-type="float" office:value="-0.984807753012208" calcext:value-type="float">
            <text:p>-0.985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63]+1" office:value-type="float" office:value="261" calcext:value-type="float">
            <text:p>261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64]))" office:value-type="float" office:value="-0.156434465040231" calcext:value-type="float">
            <text:p>-0.156</text:p>
          </table:table-cell>
          <table:table-cell table:style-name="ce4" table:formula="of:=SIN(RADIANS([.P264]))" office:value-type="float" office:value="-0.987688340595138" calcext:value-type="float">
            <text:p>-0.988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64]+1" office:value-type="float" office:value="262" calcext:value-type="float">
            <text:p>262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65]))" office:value-type="float" office:value="-0.139173100960066" calcext:value-type="float">
            <text:p>-0.139</text:p>
          </table:table-cell>
          <table:table-cell table:style-name="ce4" table:formula="of:=SIN(RADIANS([.P265]))" office:value-type="float" office:value="-0.99026806874157" calcext:value-type="float">
            <text:p>-0.99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65]+1" office:value-type="float" office:value="263" calcext:value-type="float">
            <text:p>263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66]))" office:value-type="float" office:value="-0.121869343405147" calcext:value-type="float">
            <text:p>-0.122</text:p>
          </table:table-cell>
          <table:table-cell table:style-name="ce4" table:formula="of:=SIN(RADIANS([.P266]))" office:value-type="float" office:value="-0.992546151641322" calcext:value-type="float">
            <text:p>-0.99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66]+1" office:value-type="float" office:value="264" calcext:value-type="float">
            <text:p>264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67]))" office:value-type="float" office:value="-0.104528463267653" calcext:value-type="float">
            <text:p>-0.105</text:p>
          </table:table-cell>
          <table:table-cell table:style-name="ce4" table:formula="of:=SIN(RADIANS([.P267]))" office:value-type="float" office:value="-0.994521895368273" calcext:value-type="float">
            <text:p>-0.995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67]+1" office:value-type="float" office:value="265" calcext:value-type="float">
            <text:p>265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68]))" office:value-type="float" office:value="-0.0871557427476582" calcext:value-type="float">
            <text:p>-0.087</text:p>
          </table:table-cell>
          <table:table-cell table:style-name="ce4" table:formula="of:=SIN(RADIANS([.P268]))" office:value-type="float" office:value="-0.996194698091746" calcext:value-type="float">
            <text:p>-0.99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68]+1" office:value-type="float" office:value="266" calcext:value-type="float">
            <text:p>266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69]))" office:value-type="float" office:value="-0.0697564737441256" calcext:value-type="float">
            <text:p>-0.070</text:p>
          </table:table-cell>
          <table:table-cell table:style-name="ce4" table:formula="of:=SIN(RADIANS([.P269]))" office:value-type="float" office:value="-0.997564050259824" calcext:value-type="float">
            <text:p>-0.998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69]+1" office:value-type="float" office:value="267" calcext:value-type="float">
            <text:p>267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70]))" office:value-type="float" office:value="-0.0523359562429443" calcext:value-type="float">
            <text:p>-0.052</text:p>
          </table:table-cell>
          <table:table-cell table:style-name="ce4" table:formula="of:=SIN(RADIANS([.P270]))" office:value-type="float" office:value="-0.998629534754574" calcext:value-type="float">
            <text:p>-0.99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70]+1" office:value-type="float" office:value="268" calcext:value-type="float">
            <text:p>268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71]))" office:value-type="float" office:value="-0.0348994967025008" calcext:value-type="float">
            <text:p>-0.035</text:p>
          </table:table-cell>
          <table:table-cell table:style-name="ce4" table:formula="of:=SIN(RADIANS([.P271]))" office:value-type="float" office:value="-0.999390827019096" calcext:value-type="float">
            <text:p>-0.99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71]+1" office:value-type="float" office:value="269" calcext:value-type="float">
            <text:p>269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72]))" office:value-type="float" office:value="-0.0174524064372835" calcext:value-type="float">
            <text:p>-0.017</text:p>
          </table:table-cell>
          <table:table-cell table:style-name="ce4" table:formula="of:=SIN(RADIANS([.P272]))" office:value-type="float" office:value="-0.999847695156391" calcext:value-type="float">
            <text:p>-1.00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72]+1" office:value-type="float" office:value="270" calcext:value-type="float">
            <text:p>27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73]))" office:value-type="float" office:value="-1.83697019872103E-016" calcext:value-type="float">
            <text:p>0.000</text:p>
          </table:table-cell>
          <table:table-cell table:style-name="ce4" table:formula="of:=SIN(RADIANS([.P273]))" office:value-type="float" office:value="-1" calcext:value-type="float">
            <text:p>-1.00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73]+1" office:value-type="float" office:value="271" calcext:value-type="float">
            <text:p>271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74]))" office:value-type="float" office:value="0.0174524064372831" calcext:value-type="float">
            <text:p>0.017</text:p>
          </table:table-cell>
          <table:table-cell table:style-name="ce4" table:formula="of:=SIN(RADIANS([.P274]))" office:value-type="float" office:value="-0.999847695156391" calcext:value-type="float">
            <text:p>-1.00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74]+1" office:value-type="float" office:value="272" calcext:value-type="float">
            <text:p>272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75]))" office:value-type="float" office:value="0.0348994967025013" calcext:value-type="float">
            <text:p>0.035</text:p>
          </table:table-cell>
          <table:table-cell table:style-name="ce4" table:formula="of:=SIN(RADIANS([.P275]))" office:value-type="float" office:value="-0.999390827019096" calcext:value-type="float">
            <text:p>-0.99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75]+1" office:value-type="float" office:value="273" calcext:value-type="float">
            <text:p>273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76]))" office:value-type="float" office:value="0.0523359562429439" calcext:value-type="float">
            <text:p>0.052</text:p>
          </table:table-cell>
          <table:table-cell table:style-name="ce4" table:formula="of:=SIN(RADIANS([.P276]))" office:value-type="float" office:value="-0.998629534754574" calcext:value-type="float">
            <text:p>-0.99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76]+1" office:value-type="float" office:value="274" calcext:value-type="float">
            <text:p>274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77]))" office:value-type="float" office:value="0.0697564737441252" calcext:value-type="float">
            <text:p>0.070</text:p>
          </table:table-cell>
          <table:table-cell table:style-name="ce4" table:formula="of:=SIN(RADIANS([.P277]))" office:value-type="float" office:value="-0.997564050259824" calcext:value-type="float">
            <text:p>-0.998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77]+1" office:value-type="float" office:value="275" calcext:value-type="float">
            <text:p>275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78]))" office:value-type="float" office:value="0.0871557427476579" calcext:value-type="float">
            <text:p>0.087</text:p>
          </table:table-cell>
          <table:table-cell table:style-name="ce4" table:formula="of:=SIN(RADIANS([.P278]))" office:value-type="float" office:value="-0.996194698091746" calcext:value-type="float">
            <text:p>-0.99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78]+1" office:value-type="float" office:value="276" calcext:value-type="float">
            <text:p>276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79]))" office:value-type="float" office:value="0.104528463267653" calcext:value-type="float">
            <text:p>0.105</text:p>
          </table:table-cell>
          <table:table-cell table:style-name="ce4" table:formula="of:=SIN(RADIANS([.P279]))" office:value-type="float" office:value="-0.994521895368273" calcext:value-type="float">
            <text:p>-0.995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79]+1" office:value-type="float" office:value="277" calcext:value-type="float">
            <text:p>277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80]))" office:value-type="float" office:value="0.121869343405148" calcext:value-type="float">
            <text:p>0.122</text:p>
          </table:table-cell>
          <table:table-cell table:style-name="ce4" table:formula="of:=SIN(RADIANS([.P280]))" office:value-type="float" office:value="-0.992546151641322" calcext:value-type="float">
            <text:p>-0.99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80]+1" office:value-type="float" office:value="278" calcext:value-type="float">
            <text:p>278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81]))" office:value-type="float" office:value="0.139173100960065" calcext:value-type="float">
            <text:p>0.139</text:p>
          </table:table-cell>
          <table:table-cell table:style-name="ce4" table:formula="of:=SIN(RADIANS([.P281]))" office:value-type="float" office:value="-0.99026806874157" calcext:value-type="float">
            <text:p>-0.99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81]+1" office:value-type="float" office:value="279" calcext:value-type="float">
            <text:p>279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82]))" office:value-type="float" office:value="0.156434465040231" calcext:value-type="float">
            <text:p>0.156</text:p>
          </table:table-cell>
          <table:table-cell table:style-name="ce4" table:formula="of:=SIN(RADIANS([.P282]))" office:value-type="float" office:value="-0.987688340595138" calcext:value-type="float">
            <text:p>-0.988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82]+1" office:value-type="float" office:value="280" calcext:value-type="float">
            <text:p>28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83]))" office:value-type="float" office:value="0.17364817766693" calcext:value-type="float">
            <text:p>0.174</text:p>
          </table:table-cell>
          <table:table-cell table:style-name="ce4" table:formula="of:=SIN(RADIANS([.P283]))" office:value-type="float" office:value="-0.984807753012208" calcext:value-type="float">
            <text:p>-0.985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83]+1" office:value-type="float" office:value="281" calcext:value-type="float">
            <text:p>281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84]))" office:value-type="float" office:value="0.190808995376545" calcext:value-type="float">
            <text:p>0.191</text:p>
          </table:table-cell>
          <table:table-cell table:style-name="ce4" table:formula="of:=SIN(RADIANS([.P284]))" office:value-type="float" office:value="-0.981627183447664" calcext:value-type="float">
            <text:p>-0.98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84]+1" office:value-type="float" office:value="282" calcext:value-type="float">
            <text:p>282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85]))" office:value-type="float" office:value="0.207911690817759" calcext:value-type="float">
            <text:p>0.208</text:p>
          </table:table-cell>
          <table:table-cell table:style-name="ce4" table:formula="of:=SIN(RADIANS([.P285]))" office:value-type="float" office:value="-0.978147600733806" calcext:value-type="float">
            <text:p>-0.978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85]+1" office:value-type="float" office:value="283" calcext:value-type="float">
            <text:p>283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86]))" office:value-type="float" office:value="0.224951054343865" calcext:value-type="float">
            <text:p>0.225</text:p>
          </table:table-cell>
          <table:table-cell table:style-name="ce4" table:formula="of:=SIN(RADIANS([.P286]))" office:value-type="float" office:value="-0.974370064785235" calcext:value-type="float">
            <text:p>-0.974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86]+1" office:value-type="float" office:value="284" calcext:value-type="float">
            <text:p>284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87]))" office:value-type="float" office:value="0.241921895599667" calcext:value-type="float">
            <text:p>0.242</text:p>
          </table:table-cell>
          <table:table-cell table:style-name="ce4" table:formula="of:=SIN(RADIANS([.P287]))" office:value-type="float" office:value="-0.970295726275996" calcext:value-type="float">
            <text:p>-0.97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87]+1" office:value-type="float" office:value="285" calcext:value-type="float">
            <text:p>285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88]))" office:value-type="float" office:value="0.25881904510252" calcext:value-type="float">
            <text:p>0.259</text:p>
          </table:table-cell>
          <table:table-cell table:style-name="ce4" table:formula="of:=SIN(RADIANS([.P288]))" office:value-type="float" office:value="-0.965925826289068" calcext:value-type="float">
            <text:p>-0.96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88]+1" office:value-type="float" office:value="286" calcext:value-type="float">
            <text:p>286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89]))" office:value-type="float" office:value="0.275637355816999" calcext:value-type="float">
            <text:p>0.276</text:p>
          </table:table-cell>
          <table:table-cell table:style-name="ce4" table:formula="of:=SIN(RADIANS([.P289]))" office:value-type="float" office:value="-0.961261695938319" calcext:value-type="float">
            <text:p>-0.96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89]+1" office:value-type="float" office:value="287" calcext:value-type="float">
            <text:p>287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90]))" office:value-type="float" office:value="0.292371704722737" calcext:value-type="float">
            <text:p>0.292</text:p>
          </table:table-cell>
          <table:table-cell table:style-name="ce4" table:formula="of:=SIN(RADIANS([.P290]))" office:value-type="float" office:value="-0.956304755963035" calcext:value-type="float">
            <text:p>-0.95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90]+1" office:value-type="float" office:value="288" calcext:value-type="float">
            <text:p>288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91]))" office:value-type="float" office:value="0.309016994374947" calcext:value-type="float">
            <text:p>0.309</text:p>
          </table:table-cell>
          <table:table-cell table:style-name="ce4" table:formula="of:=SIN(RADIANS([.P291]))" office:value-type="float" office:value="-0.951056516295154" calcext:value-type="float">
            <text:p>-0.95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91]+1" office:value-type="float" office:value="289" calcext:value-type="float">
            <text:p>289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92]))" office:value-type="float" office:value="0.325568154457156" calcext:value-type="float">
            <text:p>0.326</text:p>
          </table:table-cell>
          <table:table-cell table:style-name="ce4" table:formula="of:=SIN(RADIANS([.P292]))" office:value-type="float" office:value="-0.945518575599317" calcext:value-type="float">
            <text:p>-0.94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92]+1" office:value-type="float" office:value="290" calcext:value-type="float">
            <text:p>29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93]))" office:value-type="float" office:value="0.342020143325669" calcext:value-type="float">
            <text:p>0.342</text:p>
          </table:table-cell>
          <table:table-cell table:style-name="ce4" table:formula="of:=SIN(RADIANS([.P293]))" office:value-type="float" office:value="-0.939692620785908" calcext:value-type="float">
            <text:p>-0.94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93]+1" office:value-type="float" office:value="291" calcext:value-type="float">
            <text:p>291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94]))" office:value-type="float" office:value="0.3583679495453" calcext:value-type="float">
            <text:p>0.358</text:p>
          </table:table-cell>
          <table:table-cell table:style-name="ce4" table:formula="of:=SIN(RADIANS([.P294]))" office:value-type="float" office:value="-0.933580426497202" calcext:value-type="float">
            <text:p>-0.934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94]+1" office:value-type="float" office:value="292" calcext:value-type="float">
            <text:p>292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95]))" office:value-type="float" office:value="0.374606593415912" calcext:value-type="float">
            <text:p>0.375</text:p>
          </table:table-cell>
          <table:table-cell table:style-name="ce4" table:formula="of:=SIN(RADIANS([.P295]))" office:value-type="float" office:value="-0.927183854566787" calcext:value-type="float">
            <text:p>-0.927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95]+1" office:value-type="float" office:value="293" calcext:value-type="float">
            <text:p>293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96]))" office:value-type="float" office:value="0.390731128489273" calcext:value-type="float">
            <text:p>0.391</text:p>
          </table:table-cell>
          <table:table-cell table:style-name="ce4" table:formula="of:=SIN(RADIANS([.P296]))" office:value-type="float" office:value="-0.920504853452441" calcext:value-type="float">
            <text:p>-0.92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96]+1" office:value-type="float" office:value="294" calcext:value-type="float">
            <text:p>294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97]))" office:value-type="float" office:value="0.4067366430758" calcext:value-type="float">
            <text:p>0.407</text:p>
          </table:table-cell>
          <table:table-cell table:style-name="ce4" table:formula="of:=SIN(RADIANS([.P297]))" office:value-type="float" office:value="-0.913545457642601" calcext:value-type="float">
            <text:p>-0.914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97]+1" office:value-type="float" office:value="295" calcext:value-type="float">
            <text:p>295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98]))" office:value-type="float" office:value="0.4226182617407" calcext:value-type="float">
            <text:p>0.423</text:p>
          </table:table-cell>
          <table:table-cell table:style-name="ce4" table:formula="of:=SIN(RADIANS([.P298]))" office:value-type="float" office:value="-0.90630778703665" calcext:value-type="float">
            <text:p>-0.90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98]+1" office:value-type="float" office:value="296" calcext:value-type="float">
            <text:p>296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299]))" office:value-type="float" office:value="0.438371146789077" calcext:value-type="float">
            <text:p>0.438</text:p>
          </table:table-cell>
          <table:table-cell table:style-name="ce4" table:formula="of:=SIN(RADIANS([.P299]))" office:value-type="float" office:value="-0.898794046299167" calcext:value-type="float">
            <text:p>-0.89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299]+1" office:value-type="float" office:value="297" calcext:value-type="float">
            <text:p>297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00]))" office:value-type="float" office:value="0.453990499739547" calcext:value-type="float">
            <text:p>0.454</text:p>
          </table:table-cell>
          <table:table-cell table:style-name="ce4" table:formula="of:=SIN(RADIANS([.P300]))" office:value-type="float" office:value="-0.891006524188368" calcext:value-type="float">
            <text:p>-0.89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00]+1" office:value-type="float" office:value="298" calcext:value-type="float">
            <text:p>298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01]))" office:value-type="float" office:value="0.46947156278589" calcext:value-type="float">
            <text:p>0.469</text:p>
          </table:table-cell>
          <table:table-cell table:style-name="ce4" table:formula="of:=SIN(RADIANS([.P301]))" office:value-type="float" office:value="-0.882947592858927" calcext:value-type="float">
            <text:p>-0.88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01]+1" office:value-type="float" office:value="299" calcext:value-type="float">
            <text:p>299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02]))" office:value-type="float" office:value="0.484809620246337" calcext:value-type="float">
            <text:p>0.485</text:p>
          </table:table-cell>
          <table:table-cell table:style-name="ce4" table:formula="of:=SIN(RADIANS([.P302]))" office:value-type="float" office:value="-0.874619707139396" calcext:value-type="float">
            <text:p>-0.875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02]+1" office:value-type="float" office:value="300" calcext:value-type="float">
            <text:p>30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03]))" office:value-type="float" office:value="0.5" calcext:value-type="float">
            <text:p>0.500</text:p>
          </table:table-cell>
          <table:table-cell table:style-name="ce4" table:formula="of:=SIN(RADIANS([.P303]))" office:value-type="float" office:value="-0.866025403784439" calcext:value-type="float">
            <text:p>-0.86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03]+1" office:value-type="float" office:value="301" calcext:value-type="float">
            <text:p>301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04]))" office:value-type="float" office:value="0.515038074910054" calcext:value-type="float">
            <text:p>0.515</text:p>
          </table:table-cell>
          <table:table-cell table:style-name="ce4" table:formula="of:=SIN(RADIANS([.P304]))" office:value-type="float" office:value="-0.857167300702112" calcext:value-type="float">
            <text:p>-0.857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04]+1" office:value-type="float" office:value="302" calcext:value-type="float">
            <text:p>302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05]))" office:value-type="float" office:value="0.529919264233205" calcext:value-type="float">
            <text:p>0.530</text:p>
          </table:table-cell>
          <table:table-cell table:style-name="ce4" table:formula="of:=SIN(RADIANS([.P305]))" office:value-type="float" office:value="-0.848048096156426" calcext:value-type="float">
            <text:p>-0.848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05]+1" office:value-type="float" office:value="303" calcext:value-type="float">
            <text:p>303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06]))" office:value-type="float" office:value="0.544639035015027" calcext:value-type="float">
            <text:p>0.545</text:p>
          </table:table-cell>
          <table:table-cell table:style-name="ce4" table:formula="of:=SIN(RADIANS([.P306]))" office:value-type="float" office:value="-0.838670567945424" calcext:value-type="float">
            <text:p>-0.83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06]+1" office:value-type="float" office:value="304" calcext:value-type="float">
            <text:p>304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07]))" office:value-type="float" office:value="0.559192903470747" calcext:value-type="float">
            <text:p>0.559</text:p>
          </table:table-cell>
          <table:table-cell table:style-name="ce4" table:formula="of:=SIN(RADIANS([.P307]))" office:value-type="float" office:value="-0.829037572555042" calcext:value-type="float">
            <text:p>-0.82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07]+1" office:value-type="float" office:value="305" calcext:value-type="float">
            <text:p>305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08]))" office:value-type="float" office:value="0.573576436351046" calcext:value-type="float">
            <text:p>0.574</text:p>
          </table:table-cell>
          <table:table-cell table:style-name="ce4" table:formula="of:=SIN(RADIANS([.P308]))" office:value-type="float" office:value="-0.819152044288992" calcext:value-type="float">
            <text:p>-0.81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08]+1" office:value-type="float" office:value="306" calcext:value-type="float">
            <text:p>306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09]))" office:value-type="float" office:value="0.587785252292473" calcext:value-type="float">
            <text:p>0.588</text:p>
          </table:table-cell>
          <table:table-cell table:style-name="ce4" table:formula="of:=SIN(RADIANS([.P309]))" office:value-type="float" office:value="-0.809016994374947" calcext:value-type="float">
            <text:p>-0.80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09]+1" office:value-type="float" office:value="307" calcext:value-type="float">
            <text:p>307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10]))" office:value-type="float" office:value="0.601815023152048" calcext:value-type="float">
            <text:p>0.602</text:p>
          </table:table-cell>
          <table:table-cell table:style-name="ce4" table:formula="of:=SIN(RADIANS([.P310]))" office:value-type="float" office:value="-0.798635510047293" calcext:value-type="float">
            <text:p>-0.79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10]+1" office:value-type="float" office:value="308" calcext:value-type="float">
            <text:p>308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11]))" office:value-type="float" office:value="0.615661475325658" calcext:value-type="float">
            <text:p>0.616</text:p>
          </table:table-cell>
          <table:table-cell table:style-name="ce4" table:formula="of:=SIN(RADIANS([.P311]))" office:value-type="float" office:value="-0.788010753606722" calcext:value-type="float">
            <text:p>-0.788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11]+1" office:value-type="float" office:value="309" calcext:value-type="float">
            <text:p>309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12]))" office:value-type="float" office:value="0.629320391049837" calcext:value-type="float">
            <text:p>0.629</text:p>
          </table:table-cell>
          <table:table-cell table:style-name="ce4" table:formula="of:=SIN(RADIANS([.P312]))" office:value-type="float" office:value="-0.777145961456971" calcext:value-type="float">
            <text:p>-0.777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12]+1" office:value-type="float" office:value="310" calcext:value-type="float">
            <text:p>31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13]))" office:value-type="float" office:value="0.642787609686539" calcext:value-type="float">
            <text:p>0.643</text:p>
          </table:table-cell>
          <table:table-cell table:style-name="ce4" table:formula="of:=SIN(RADIANS([.P313]))" office:value-type="float" office:value="-0.766044443118978" calcext:value-type="float">
            <text:p>-0.76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13]+1" office:value-type="float" office:value="311" calcext:value-type="float">
            <text:p>311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14]))" office:value-type="float" office:value="0.656059028990507" calcext:value-type="float">
            <text:p>0.656</text:p>
          </table:table-cell>
          <table:table-cell table:style-name="ce4" table:formula="of:=SIN(RADIANS([.P314]))" office:value-type="float" office:value="-0.754709580222772" calcext:value-type="float">
            <text:p>-0.755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14]+1" office:value-type="float" office:value="312" calcext:value-type="float">
            <text:p>312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15]))" office:value-type="float" office:value="0.669130606358858" calcext:value-type="float">
            <text:p>0.669</text:p>
          </table:table-cell>
          <table:table-cell table:style-name="ce4" table:formula="of:=SIN(RADIANS([.P315]))" office:value-type="float" office:value="-0.743144825477395" calcext:value-type="float">
            <text:p>-0.74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15]+1" office:value-type="float" office:value="313" calcext:value-type="float">
            <text:p>313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16]))" office:value-type="float" office:value="0.681998360062499" calcext:value-type="float">
            <text:p>0.682</text:p>
          </table:table-cell>
          <table:table-cell table:style-name="ce4" table:formula="of:=SIN(RADIANS([.P316]))" office:value-type="float" office:value="-0.73135370161917" calcext:value-type="float">
            <text:p>-0.73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16]+1" office:value-type="float" office:value="314" calcext:value-type="float">
            <text:p>314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17]))" office:value-type="float" office:value="0.694658370458997" calcext:value-type="float">
            <text:p>0.695</text:p>
          </table:table-cell>
          <table:table-cell table:style-name="ce4" table:formula="of:=SIN(RADIANS([.P317]))" office:value-type="float" office:value="-0.719339800338651" calcext:value-type="float">
            <text:p>-0.71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17]+1" office:value-type="float" office:value="315" calcext:value-type="float">
            <text:p>315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18]))" office:value-type="float" office:value="0.707106781186547" calcext:value-type="float">
            <text:p>0.707</text:p>
          </table:table-cell>
          <table:table-cell table:style-name="ce4" table:formula="of:=SIN(RADIANS([.P318]))" office:value-type="float" office:value="-0.707106781186548" calcext:value-type="float">
            <text:p>-0.707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18]+1" office:value-type="float" office:value="316" calcext:value-type="float">
            <text:p>316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19]))" office:value-type="float" office:value="0.719339800338651" calcext:value-type="float">
            <text:p>0.719</text:p>
          </table:table-cell>
          <table:table-cell table:style-name="ce4" table:formula="of:=SIN(RADIANS([.P319]))" office:value-type="float" office:value="-0.694658370458998" calcext:value-type="float">
            <text:p>-0.695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19]+1" office:value-type="float" office:value="317" calcext:value-type="float">
            <text:p>317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20]))" office:value-type="float" office:value="0.731353701619171" calcext:value-type="float">
            <text:p>0.731</text:p>
          </table:table-cell>
          <table:table-cell table:style-name="ce4" table:formula="of:=SIN(RADIANS([.P320]))" office:value-type="float" office:value="-0.681998360062498" calcext:value-type="float">
            <text:p>-0.68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20]+1" office:value-type="float" office:value="318" calcext:value-type="float">
            <text:p>318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21]))" office:value-type="float" office:value="0.743144825477394" calcext:value-type="float">
            <text:p>0.743</text:p>
          </table:table-cell>
          <table:table-cell table:style-name="ce4" table:formula="of:=SIN(RADIANS([.P321]))" office:value-type="float" office:value="-0.669130606358858" calcext:value-type="float">
            <text:p>-0.66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21]+1" office:value-type="float" office:value="319" calcext:value-type="float">
            <text:p>319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22]))" office:value-type="float" office:value="0.754709580222772" calcext:value-type="float">
            <text:p>0.755</text:p>
          </table:table-cell>
          <table:table-cell table:style-name="ce4" table:formula="of:=SIN(RADIANS([.P322]))" office:value-type="float" office:value="-0.656059028990507" calcext:value-type="float">
            <text:p>-0.65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22]+1" office:value-type="float" office:value="320" calcext:value-type="float">
            <text:p>32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23]))" office:value-type="float" office:value="0.766044443118978" calcext:value-type="float">
            <text:p>0.766</text:p>
          </table:table-cell>
          <table:table-cell table:style-name="ce4" table:formula="of:=SIN(RADIANS([.P323]))" office:value-type="float" office:value="-0.64278760968654" calcext:value-type="float">
            <text:p>-0.64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23]+1" office:value-type="float" office:value="321" calcext:value-type="float">
            <text:p>321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24]))" office:value-type="float" office:value="0.777145961456971" calcext:value-type="float">
            <text:p>0.777</text:p>
          </table:table-cell>
          <table:table-cell table:style-name="ce4" table:formula="of:=SIN(RADIANS([.P324]))" office:value-type="float" office:value="-0.629320391049838" calcext:value-type="float">
            <text:p>-0.62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24]+1" office:value-type="float" office:value="322" calcext:value-type="float">
            <text:p>322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25]))" office:value-type="float" office:value="0.788010753606722" calcext:value-type="float">
            <text:p>0.788</text:p>
          </table:table-cell>
          <table:table-cell table:style-name="ce4" table:formula="of:=SIN(RADIANS([.P325]))" office:value-type="float" office:value="-0.615661475325658" calcext:value-type="float">
            <text:p>-0.61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25]+1" office:value-type="float" office:value="323" calcext:value-type="float">
            <text:p>323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26]))" office:value-type="float" office:value="0.798635510047293" calcext:value-type="float">
            <text:p>0.799</text:p>
          </table:table-cell>
          <table:table-cell table:style-name="ce4" table:formula="of:=SIN(RADIANS([.P326]))" office:value-type="float" office:value="-0.601815023152048" calcext:value-type="float">
            <text:p>-0.60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26]+1" office:value-type="float" office:value="324" calcext:value-type="float">
            <text:p>324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27]))" office:value-type="float" office:value="0.809016994374947" calcext:value-type="float">
            <text:p>0.809</text:p>
          </table:table-cell>
          <table:table-cell table:style-name="ce4" table:formula="of:=SIN(RADIANS([.P327]))" office:value-type="float" office:value="-0.587785252292473" calcext:value-type="float">
            <text:p>-0.588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27]+1" office:value-type="float" office:value="325" calcext:value-type="float">
            <text:p>325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28]))" office:value-type="float" office:value="0.819152044288992" calcext:value-type="float">
            <text:p>0.819</text:p>
          </table:table-cell>
          <table:table-cell table:style-name="ce4" table:formula="of:=SIN(RADIANS([.P328]))" office:value-type="float" office:value="-0.573576436351047" calcext:value-type="float">
            <text:p>-0.574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28]+1" office:value-type="float" office:value="326" calcext:value-type="float">
            <text:p>326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29]))" office:value-type="float" office:value="0.829037572555042" calcext:value-type="float">
            <text:p>0.829</text:p>
          </table:table-cell>
          <table:table-cell table:style-name="ce4" table:formula="of:=SIN(RADIANS([.P329]))" office:value-type="float" office:value="-0.559192903470747" calcext:value-type="float">
            <text:p>-0.55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29]+1" office:value-type="float" office:value="327" calcext:value-type="float">
            <text:p>327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30]))" office:value-type="float" office:value="0.838670567945424" calcext:value-type="float">
            <text:p>0.839</text:p>
          </table:table-cell>
          <table:table-cell table:style-name="ce4" table:formula="of:=SIN(RADIANS([.P330]))" office:value-type="float" office:value="-0.544639035015027" calcext:value-type="float">
            <text:p>-0.545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30]+1" office:value-type="float" office:value="328" calcext:value-type="float">
            <text:p>328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31]))" office:value-type="float" office:value="0.848048096156426" calcext:value-type="float">
            <text:p>0.848</text:p>
          </table:table-cell>
          <table:table-cell table:style-name="ce4" table:formula="of:=SIN(RADIANS([.P331]))" office:value-type="float" office:value="-0.529919264233205" calcext:value-type="float">
            <text:p>-0.53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31]+1" office:value-type="float" office:value="329" calcext:value-type="float">
            <text:p>329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32]))" office:value-type="float" office:value="0.857167300702112" calcext:value-type="float">
            <text:p>0.857</text:p>
          </table:table-cell>
          <table:table-cell table:style-name="ce4" table:formula="of:=SIN(RADIANS([.P332]))" office:value-type="float" office:value="-0.515038074910054" calcext:value-type="float">
            <text:p>-0.515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32]+1" office:value-type="float" office:value="330" calcext:value-type="float">
            <text:p>33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33]))" office:value-type="float" office:value="0.866025403784438" calcext:value-type="float">
            <text:p>0.866</text:p>
          </table:table-cell>
          <table:table-cell table:style-name="ce4" table:formula="of:=SIN(RADIANS([.P333]))" office:value-type="float" office:value="-0.5" calcext:value-type="float">
            <text:p>-0.50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33]+1" office:value-type="float" office:value="331" calcext:value-type="float">
            <text:p>331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34]))" office:value-type="float" office:value="0.874619707139396" calcext:value-type="float">
            <text:p>0.875</text:p>
          </table:table-cell>
          <table:table-cell table:style-name="ce4" table:formula="of:=SIN(RADIANS([.P334]))" office:value-type="float" office:value="-0.484809620246337" calcext:value-type="float">
            <text:p>-0.485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34]+1" office:value-type="float" office:value="332" calcext:value-type="float">
            <text:p>332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35]))" office:value-type="float" office:value="0.882947592858927" calcext:value-type="float">
            <text:p>0.883</text:p>
          </table:table-cell>
          <table:table-cell table:style-name="ce4" table:formula="of:=SIN(RADIANS([.P335]))" office:value-type="float" office:value="-0.469471562785891" calcext:value-type="float">
            <text:p>-0.46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35]+1" office:value-type="float" office:value="333" calcext:value-type="float">
            <text:p>333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36]))" office:value-type="float" office:value="0.891006524188368" calcext:value-type="float">
            <text:p>0.891</text:p>
          </table:table-cell>
          <table:table-cell table:style-name="ce4" table:formula="of:=SIN(RADIANS([.P336]))" office:value-type="float" office:value="-0.453990499739547" calcext:value-type="float">
            <text:p>-0.454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36]+1" office:value-type="float" office:value="334" calcext:value-type="float">
            <text:p>334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37]))" office:value-type="float" office:value="0.898794046299167" calcext:value-type="float">
            <text:p>0.899</text:p>
          </table:table-cell>
          <table:table-cell table:style-name="ce4" table:formula="of:=SIN(RADIANS([.P337]))" office:value-type="float" office:value="-0.438371146789078" calcext:value-type="float">
            <text:p>-0.438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37]+1" office:value-type="float" office:value="335" calcext:value-type="float">
            <text:p>335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38]))" office:value-type="float" office:value="0.90630778703665" calcext:value-type="float">
            <text:p>0.906</text:p>
          </table:table-cell>
          <table:table-cell table:style-name="ce4" table:formula="of:=SIN(RADIANS([.P338]))" office:value-type="float" office:value="-0.422618261740699" calcext:value-type="float">
            <text:p>-0.42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38]+1" office:value-type="float" office:value="336" calcext:value-type="float">
            <text:p>336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39]))" office:value-type="float" office:value="0.913545457642601" calcext:value-type="float">
            <text:p>0.914</text:p>
          </table:table-cell>
          <table:table-cell table:style-name="ce4" table:formula="of:=SIN(RADIANS([.P339]))" office:value-type="float" office:value="-0.4067366430758" calcext:value-type="float">
            <text:p>-0.407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39]+1" office:value-type="float" office:value="337" calcext:value-type="float">
            <text:p>337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40]))" office:value-type="float" office:value="0.92050485345244" calcext:value-type="float">
            <text:p>0.921</text:p>
          </table:table-cell>
          <table:table-cell table:style-name="ce4" table:formula="of:=SIN(RADIANS([.P340]))" office:value-type="float" office:value="-0.390731128489274" calcext:value-type="float">
            <text:p>-0.39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40]+1" office:value-type="float" office:value="338" calcext:value-type="float">
            <text:p>338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41]))" office:value-type="float" office:value="0.927183854566787" calcext:value-type="float">
            <text:p>0.927</text:p>
          </table:table-cell>
          <table:table-cell table:style-name="ce4" table:formula="of:=SIN(RADIANS([.P341]))" office:value-type="float" office:value="-0.374606593415912" calcext:value-type="float">
            <text:p>-0.375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41]+1" office:value-type="float" office:value="339" calcext:value-type="float">
            <text:p>339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42]))" office:value-type="float" office:value="0.933580426497202" calcext:value-type="float">
            <text:p>0.934</text:p>
          </table:table-cell>
          <table:table-cell table:style-name="ce4" table:formula="of:=SIN(RADIANS([.P342]))" office:value-type="float" office:value="-0.358367949545301" calcext:value-type="float">
            <text:p>-0.358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42]+1" office:value-type="float" office:value="340" calcext:value-type="float">
            <text:p>34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43]))" office:value-type="float" office:value="0.939692620785908" calcext:value-type="float">
            <text:p>0.940</text:p>
          </table:table-cell>
          <table:table-cell table:style-name="ce4" table:formula="of:=SIN(RADIANS([.P343]))" office:value-type="float" office:value="-0.342020143325669" calcext:value-type="float">
            <text:p>-0.34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43]+1" office:value-type="float" office:value="341" calcext:value-type="float">
            <text:p>341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44]))" office:value-type="float" office:value="0.945518575599317" calcext:value-type="float">
            <text:p>0.946</text:p>
          </table:table-cell>
          <table:table-cell table:style-name="ce4" table:formula="of:=SIN(RADIANS([.P344]))" office:value-type="float" office:value="-0.325568154457157" calcext:value-type="float">
            <text:p>-0.32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44]+1" office:value-type="float" office:value="342" calcext:value-type="float">
            <text:p>342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45]))" office:value-type="float" office:value="0.951056516295153" calcext:value-type="float">
            <text:p>0.951</text:p>
          </table:table-cell>
          <table:table-cell table:style-name="ce4" table:formula="of:=SIN(RADIANS([.P345]))" office:value-type="float" office:value="-0.309016994374948" calcext:value-type="float">
            <text:p>-0.30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45]+1" office:value-type="float" office:value="343" calcext:value-type="float">
            <text:p>343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46]))" office:value-type="float" office:value="0.956304755963035" calcext:value-type="float">
            <text:p>0.956</text:p>
          </table:table-cell>
          <table:table-cell table:style-name="ce4" table:formula="of:=SIN(RADIANS([.P346]))" office:value-type="float" office:value="-0.292371704722737" calcext:value-type="float">
            <text:p>-0.29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46]+1" office:value-type="float" office:value="344" calcext:value-type="float">
            <text:p>344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47]))" office:value-type="float" office:value="0.961261695938319" calcext:value-type="float">
            <text:p>0.961</text:p>
          </table:table-cell>
          <table:table-cell table:style-name="ce4" table:formula="of:=SIN(RADIANS([.P347]))" office:value-type="float" office:value="-0.275637355816999" calcext:value-type="float">
            <text:p>-0.27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47]+1" office:value-type="float" office:value="345" calcext:value-type="float">
            <text:p>345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48]))" office:value-type="float" office:value="0.965925826289068" calcext:value-type="float">
            <text:p>0.966</text:p>
          </table:table-cell>
          <table:table-cell table:style-name="ce4" table:formula="of:=SIN(RADIANS([.P348]))" office:value-type="float" office:value="-0.258819045102521" calcext:value-type="float">
            <text:p>-0.25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48]+1" office:value-type="float" office:value="346" calcext:value-type="float">
            <text:p>346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49]))" office:value-type="float" office:value="0.970295726275996" calcext:value-type="float">
            <text:p>0.970</text:p>
          </table:table-cell>
          <table:table-cell table:style-name="ce4" table:formula="of:=SIN(RADIANS([.P349]))" office:value-type="float" office:value="-0.241921895599668" calcext:value-type="float">
            <text:p>-0.24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49]+1" office:value-type="float" office:value="347" calcext:value-type="float">
            <text:p>347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50]))" office:value-type="float" office:value="0.974370064785235" calcext:value-type="float">
            <text:p>0.974</text:p>
          </table:table-cell>
          <table:table-cell table:style-name="ce4" table:formula="of:=SIN(RADIANS([.P350]))" office:value-type="float" office:value="-0.224951054343865" calcext:value-type="float">
            <text:p>-0.225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50]+1" office:value-type="float" office:value="348" calcext:value-type="float">
            <text:p>348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51]))" office:value-type="float" office:value="0.978147600733806" calcext:value-type="float">
            <text:p>0.978</text:p>
          </table:table-cell>
          <table:table-cell table:style-name="ce4" table:formula="of:=SIN(RADIANS([.P351]))" office:value-type="float" office:value="-0.20791169081776" calcext:value-type="float">
            <text:p>-0.208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51]+1" office:value-type="float" office:value="349" calcext:value-type="float">
            <text:p>349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52]))" office:value-type="float" office:value="0.981627183447664" calcext:value-type="float">
            <text:p>0.982</text:p>
          </table:table-cell>
          <table:table-cell table:style-name="ce4" table:formula="of:=SIN(RADIANS([.P352]))" office:value-type="float" office:value="-0.190808995376545" calcext:value-type="float">
            <text:p>-0.19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52]+1" office:value-type="float" office:value="350" calcext:value-type="float">
            <text:p>35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53]))" office:value-type="float" office:value="0.984807753012208" calcext:value-type="float">
            <text:p>0.985</text:p>
          </table:table-cell>
          <table:table-cell table:style-name="ce4" table:formula="of:=SIN(RADIANS([.P353]))" office:value-type="float" office:value="-0.17364817766693" calcext:value-type="float">
            <text:p>-0.174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53]+1" office:value-type="float" office:value="351" calcext:value-type="float">
            <text:p>351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54]))" office:value-type="float" office:value="0.987688340595138" calcext:value-type="float">
            <text:p>0.988</text:p>
          </table:table-cell>
          <table:table-cell table:style-name="ce4" table:formula="of:=SIN(RADIANS([.P354]))" office:value-type="float" office:value="-0.156434465040231" calcext:value-type="float">
            <text:p>-0.15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54]+1" office:value-type="float" office:value="352" calcext:value-type="float">
            <text:p>352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55]))" office:value-type="float" office:value="0.99026806874157" calcext:value-type="float">
            <text:p>0.990</text:p>
          </table:table-cell>
          <table:table-cell table:style-name="ce4" table:formula="of:=SIN(RADIANS([.P355]))" office:value-type="float" office:value="-0.139173100960066" calcext:value-type="float">
            <text:p>-0.139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55]+1" office:value-type="float" office:value="353" calcext:value-type="float">
            <text:p>353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56]))" office:value-type="float" office:value="0.992546151641322" calcext:value-type="float">
            <text:p>0.993</text:p>
          </table:table-cell>
          <table:table-cell table:style-name="ce4" table:formula="of:=SIN(RADIANS([.P356]))" office:value-type="float" office:value="-0.121869343405147" calcext:value-type="float">
            <text:p>-0.12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56]+1" office:value-type="float" office:value="354" calcext:value-type="float">
            <text:p>354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57]))" office:value-type="float" office:value="0.994521895368273" calcext:value-type="float">
            <text:p>0.995</text:p>
          </table:table-cell>
          <table:table-cell table:style-name="ce4" table:formula="of:=SIN(RADIANS([.P357]))" office:value-type="float" office:value="-0.104528463267653" calcext:value-type="float">
            <text:p>-0.105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57]+1" office:value-type="float" office:value="355" calcext:value-type="float">
            <text:p>355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58]))" office:value-type="float" office:value="0.996194698091746" calcext:value-type="float">
            <text:p>0.996</text:p>
          </table:table-cell>
          <table:table-cell table:style-name="ce4" table:formula="of:=SIN(RADIANS([.P358]))" office:value-type="float" office:value="-0.0871557427476583" calcext:value-type="float">
            <text:p>-0.087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58]+1" office:value-type="float" office:value="356" calcext:value-type="float">
            <text:p>356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59]))" office:value-type="float" office:value="0.997564050259824" calcext:value-type="float">
            <text:p>0.998</text:p>
          </table:table-cell>
          <table:table-cell table:style-name="ce4" table:formula="of:=SIN(RADIANS([.P359]))" office:value-type="float" office:value="-0.0697564737441256" calcext:value-type="float">
            <text:p>-0.07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59]+1" office:value-type="float" office:value="357" calcext:value-type="float">
            <text:p>357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60]))" office:value-type="float" office:value="0.998629534754574" calcext:value-type="float">
            <text:p>0.999</text:p>
          </table:table-cell>
          <table:table-cell table:style-name="ce4" table:formula="of:=SIN(RADIANS([.P360]))" office:value-type="float" office:value="-0.0523359562429444" calcext:value-type="float">
            <text:p>-0.05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60]+1" office:value-type="float" office:value="358" calcext:value-type="float">
            <text:p>358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61]))" office:value-type="float" office:value="0.999390827019096" calcext:value-type="float">
            <text:p>0.999</text:p>
          </table:table-cell>
          <table:table-cell table:style-name="ce4" table:formula="of:=SIN(RADIANS([.P361]))" office:value-type="float" office:value="-0.0348994967025008" calcext:value-type="float">
            <text:p>-0.035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61]+1" office:value-type="float" office:value="359" calcext:value-type="float">
            <text:p>359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62]))" office:value-type="float" office:value="0.999847695156391" calcext:value-type="float">
            <text:p>1.000</text:p>
          </table:table-cell>
          <table:table-cell table:style-name="ce4" table:formula="of:=SIN(RADIANS([.P362]))" office:value-type="float" office:value="-0.0174524064372836" calcext:value-type="float">
            <text:p>-0.017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" table:formula="of:=[.P362]+1" office:value-type="float" office:value="360" calcext:value-type="float">
            <text:p>36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S(RADIANS([.P363]))" office:value-type="float" office:value="1" calcext:value-type="float">
            <text:p>1.000</text:p>
          </table:table-cell>
          <table:table-cell table:style-name="ce4" table:formula="of:=SIN(RADIANS([.P363]))" office:value-type="float" office:value="-2.44929359829471E-016" calcext:value-type="float">
            <text:p>0.000</text:p>
          </table:table-cell>
          <table:table-cell table:number-columns-repeated="1005"/>
        </table:table-row>
        <table:table-row table:style-name="ro1" table:number-rows-repeated="7">
          <table:table-cell table:number-columns-repeated="15"/>
          <table:table-cell table:style-name="ce1" table:number-columns-repeated="2"/>
          <table:table-cell table:style-name="ce4" table:number-columns-repeated="2"/>
          <table:table-cell table:number-columns-repeated="1005"/>
        </table:table-row>
        <table:table-row table:style-name="ro2" table:number-rows-repeated="104820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</meta:initial-creator>
    <meta:creation-date>1998-09-04T06:37:05</meta:creation-date>
    <meta:print-date>1999-03-03T04:49:54</meta:print-date>
    <dc:date>2017-05-22T11:21:28.048156222</dc:date>
    <meta:editing-duration>PT8M38S</meta:editing-duration>
    <meta:editing-cycles>1</meta:editing-cycles>
    <meta:document-statistic meta:table-count="1" meta:cell-count="1527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5">
      <number:number number:decimal-places="3" loext:min-decimal-places="3" number:min-integer-digits="1"/>
    </number:number-style>
    <style:style style:name="ch1" style:family="chart">
      <style:graphic-properties draw:stroke="solid" svg:stroke-color="#212121" draw:fill-color="#c0c0c0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125">
      <style:chart-properties chart:display-label="false" chart:logarithmic="false" chart:minimum="-1" chart:maximum="1" chart:reverse-direction="false" text:line-break="false" loext:try-staggering-first="false" chart:link-data-style-to-source="true" chart:axis-position="0" chart:tick-mark-position="at-axis"/>
      <style:graphic-properties svg:stroke-color="#212121"/>
      <style:text-properties fo:color="#212121" fo:font-family="Arial" fo:font-size="8pt" style:font-size-asian="8pt" style:font-family-complex="Arial" style:font-size-complex="8pt"/>
    </style:style>
    <style:style style:name="ch4" style:family="chart" style:data-style-name="N125">
      <style:chart-properties chart:display-label="false" chart:logarithmic="false" chart:minimum="-1" chart:maximum="1" chart:interval-major="0.5" chart:interval-minor-divisor="13" chart:reverse-direction="false" text:line-break="false" loext:try-staggering-first="false" chart:link-data-style-to-source="true" chart:axis-position="0" chart:tick-mark-position="at-axis"/>
      <style:graphic-properties svg:stroke-color="#212121"/>
      <style:text-properties fo:color="#212121" fo:font-family="Arial" fo:font-size="8pt" style:font-size-asian="8pt" style:font-family-complex="Arial" style:font-size-complex="8pt"/>
    </style:style>
    <style:style style:name="ch5" style:family="chart" style:data-style-name="N125">
      <style:chart-properties chart:symbol-type="named-symbol" chart:symbol-name="diamond" chart:symbol-width="0.176cm" chart:symbol-height="0.176cm" chart:link-data-style-to-source="true"/>
      <style:graphic-properties draw:stroke="none" svg:stroke-color="#000080" draw:fill-color="#000080"/>
      <style:text-properties fo:font-size="10pt" style:font-size-asian="10pt" style:font-size-complex="10pt"/>
    </style:style>
    <style:style style:name="ch6" style:family="chart" style:data-style-name="N125">
      <style:chart-properties chart:symbol-type="none" chart:link-data-style-to-source="true"/>
      <style:graphic-properties svg:stroke-color="#ff00ff" draw:fill-color="#ff00ff"/>
      <style:text-properties fo:font-size="10pt" style:font-size-asian="10pt" style:font-size-complex="10pt"/>
    </style:style>
    <style:style style:name="ch7" style:family="chart">
      <style:graphic-properties svg:stroke-color="#212121"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9.136cm" svg:height="17.358cm" xlink:href=".." xlink:type="simple" chart:class="chart:scatter" chart:column-mapping="1" chart:style-name="ch1">
        <chart:plot-area chart:style-name="ch2" table:cell-range-address="Sheet1.D9:Sheet1.E369 Sheet1.S3:Sheet1.S363" svg:x="1.093cm" svg:y="1.419cm" svg:width="17.271cm" svg:height="15.582cm">
          <chartooo:coordinate-region svg:x="1.093cm" svg:y="1.419cm" svg:width="17.271cm" svg:height="15.582cm"/>
          <chart:axis chart:dimension="x" chart:name="primary-x" chart:style-name="ch3"/>
          <chart:axis chart:dimension="y" chart:name="primary-y" chart:style-name="ch4"/>
          <chart:series chart:style-name="ch5" chart:values-cell-range-address="Sheet1.D9:Sheet1.D369" chart:class="chart:scatter">
            <chart:domain table:cell-range-address="Sheet1.E9:Sheet1.E369"/>
            <chart:data-point chart:repeated="361"/>
          </chart:series>
          <chart:series chart:style-name="ch6" chart:values-cell-range-address="Sheet1.S3:Sheet1.S363" chart:class="chart:scatter">
            <chart:domain table:cell-range-address="Sheet1.R3:Sheet1.R363"/>
            <chart:data-point chart:repeated="3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71404756493292">
                <text:p>0.471404756493292</text:p>
                <draw:g>
                  <svg:desc>Sheet1.E9:Sheet1.E369</svg:desc>
                </draw:g>
              </table:table-cell>
              <table:table-cell office:value-type="float" office:value="0.471404756493292">
                <text:p>0.471404756493292</text:p>
                <draw:g>
                  <svg:desc>Sheet1.D9:Sheet1.D369</svg:desc>
                </draw:g>
              </table:table-cell>
              <table:table-cell office:value-type="float" office:value="1">
                <text:p>1</text:p>
                <draw:g>
                  <svg:desc>Sheet1.R3:Sheet1.R363</svg:desc>
                </draw:g>
              </table:table-cell>
              <table:table-cell office:value-type="float" office:value="0">
                <text:p>0</text:p>
                <draw:g>
                  <svg:desc>Sheet1.S3:Sheet1.S3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6880392719908">
                <text:p>0.336880392719908</text:p>
              </table:table-cell>
              <table:table-cell office:value-type="float" office:value="0.294727021108449">
                <text:p>0.294727021108449</text:p>
              </table:table-cell>
              <table:table-cell office:value-type="float" office:value="0.999847695156391">
                <text:p>0.999847695156391</text:p>
              </table:table-cell>
              <table:table-cell office:value-type="float" office:value="0.0174524064372835">
                <text:p>0.01745240643728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5428685476391">
                <text:p>0.495428685476391</text:p>
              </table:table-cell>
              <table:table-cell office:value-type="float" office:value="0.403027688042222">
                <text:p>0.403027688042222</text:p>
              </table:table-cell>
              <table:table-cell office:value-type="float" office:value="0.999390827019096">
                <text:p>0.999390827019096</text:p>
              </table:table-cell>
              <table:table-cell office:value-type="float" office:value="0.034899496702501">
                <text:p>0.034899496702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21291054639799">
                <text:p>0.321291054639799</text:p>
              </table:table-cell>
              <table:table-cell office:value-type="float" office:value="0.319930183933468">
                <text:p>0.319930183933468</text:p>
              </table:table-cell>
              <table:table-cell office:value-type="float" office:value="0.998629534754574">
                <text:p>0.998629534754574</text:p>
              </table:table-cell>
              <table:table-cell office:value-type="float" office:value="0.0523359562429438">
                <text:p>0.05233595624294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5653789871931">
                <text:p>0.495653789871931</text:p>
              </table:table-cell>
              <table:table-cell office:value-type="float" office:value="0.344116563894032">
                <text:p>0.344116563894032</text:p>
              </table:table-cell>
              <table:table-cell office:value-type="float" office:value="0.997564050259824">
                <text:p>0.997564050259824</text:p>
              </table:table-cell>
              <table:table-cell office:value-type="float" office:value="0.0697564737441253">
                <text:p>0.06975647374412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35107488440178">
                <text:p>0.535107488440178</text:p>
              </table:table-cell>
              <table:table-cell office:value-type="float" office:value="0.392401367218606">
                <text:p>0.392401367218606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0.0871557427476582">
                <text:p>0.08715574274765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92456034859698">
                <text:p>0.492456034859698</text:p>
              </table:table-cell>
              <table:table-cell office:value-type="float" office:value="0.312481963757538">
                <text:p>0.312481963757538</text:p>
              </table:table-cell>
              <table:table-cell office:value-type="float" office:value="0.994521895368273">
                <text:p>0.994521895368273</text:p>
              </table:table-cell>
              <table:table-cell office:value-type="float" office:value="0.104528463267653">
                <text:p>0.1045284632676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26175395209066">
                <text:p>0.526175395209066</text:p>
              </table:table-cell>
              <table:table-cell office:value-type="float" office:value="0.376325312458485">
                <text:p>0.376325312458485</text:p>
              </table:table-cell>
              <table:table-cell office:value-type="float" office:value="0.992546151641322">
                <text:p>0.992546151641322</text:p>
              </table:table-cell>
              <table:table-cell office:value-type="float" office:value="0.121869343405147">
                <text:p>0.1218693434051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4861456152034">
                <text:p>0.534861456152034</text:p>
              </table:table-cell>
              <table:table-cell office:value-type="float" office:value="0.388067986930769">
                <text:p>0.388067986930769</text:p>
              </table:table-cell>
              <table:table-cell office:value-type="float" office:value="0.99026806874157">
                <text:p>0.99026806874157</text:p>
              </table:table-cell>
              <table:table-cell office:value-type="float" office:value="0.139173100960065">
                <text:p>0.1391731009600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611712234087">
                <text:p>0.41611712234087</text:p>
              </table:table-cell>
              <table:table-cell office:value-type="float" office:value="0.199703111814743">
                <text:p>0.199703111814743</text:p>
              </table:table-cell>
              <table:table-cell office:value-type="float" office:value="0.987688340595138">
                <text:p>0.987688340595138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71404756493292">
                <text:p>0.471404756493292</text:p>
              </table:table-cell>
              <table:table-cell office:value-type="float" office:value="0.471404756493292">
                <text:p>0.471404756493292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17364817766693">
                <text:p>0.17364817766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1627183447664">
                <text:p>0.981627183447664</text:p>
              </table:table-cell>
              <table:table-cell office:value-type="float" office:value="0.190808995376545">
                <text:p>0.1908089953765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8147600733806">
                <text:p>0.978147600733806</text:p>
              </table:table-cell>
              <table:table-cell office:value-type="float" office:value="0.207911690817759">
                <text:p>0.2079116908177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4370064785235">
                <text:p>0.974370064785235</text:p>
              </table:table-cell>
              <table:table-cell office:value-type="float" office:value="0.224951054343865">
                <text:p>0.2249510543438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0295726275996">
                <text:p>0.970295726275996</text:p>
              </table:table-cell>
              <table:table-cell office:value-type="float" office:value="0.241921895599668">
                <text:p>0.2419218955996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0.258819045102521">
                <text:p>0.2588190451025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1261695938319">
                <text:p>0.961261695938319</text:p>
              </table:table-cell>
              <table:table-cell office:value-type="float" office:value="0.275637355816999">
                <text:p>0.275637355816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6304755963035">
                <text:p>0.956304755963035</text:p>
              </table:table-cell>
              <table:table-cell office:value-type="float" office:value="0.292371704722737">
                <text:p>0.2923717047227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5518575599317">
                <text:p>0.945518575599317</text:p>
              </table:table-cell>
              <table:table-cell office:value-type="float" office:value="0.325568154457157">
                <text:p>0.3255681544571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0.342020143325669">
                <text:p>0.3420201433256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3580426497202">
                <text:p>0.933580426497202</text:p>
              </table:table-cell>
              <table:table-cell office:value-type="float" office:value="0.3583679495453">
                <text:p>0.35836794954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7183854566787">
                <text:p>0.927183854566787</text:p>
              </table:table-cell>
              <table:table-cell office:value-type="float" office:value="0.374606593415912">
                <text:p>0.3746065934159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050485345244">
                <text:p>0.92050485345244</text:p>
              </table:table-cell>
              <table:table-cell office:value-type="float" office:value="0.390731128489274">
                <text:p>0.3907311284892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3545457642601">
                <text:p>0.913545457642601</text:p>
              </table:table-cell>
              <table:table-cell office:value-type="float" office:value="0.4067366430758">
                <text:p>0.40673664307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0.422618261740699">
                <text:p>0.4226182617406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8794046299167">
                <text:p>0.898794046299167</text:p>
              </table:table-cell>
              <table:table-cell office:value-type="float" office:value="0.438371146789077">
                <text:p>0.4383711467890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1006524188368">
                <text:p>0.891006524188368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2947592858927">
                <text:p>0.882947592858927</text:p>
              </table:table-cell>
              <table:table-cell office:value-type="float" office:value="0.469471562785891">
                <text:p>0.4694715627858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4619707139396">
                <text:p>0.874619707139396</text:p>
              </table:table-cell>
              <table:table-cell office:value-type="float" office:value="0.484809620246337">
                <text:p>0.4848096202463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7167300702112">
                <text:p>0.857167300702112</text:p>
              </table:table-cell>
              <table:table-cell office:value-type="float" office:value="0.515038074910054">
                <text:p>0.5150380749100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8048096156426">
                <text:p>0.848048096156426</text:p>
              </table:table-cell>
              <table:table-cell office:value-type="float" office:value="0.529919264233205">
                <text:p>0.5299192642332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8670567945424">
                <text:p>0.838670567945424</text:p>
              </table:table-cell>
              <table:table-cell office:value-type="float" office:value="0.544639035015027">
                <text:p>0.5446390350150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9037572555042">
                <text:p>0.829037572555042</text:p>
              </table:table-cell>
              <table:table-cell office:value-type="float" office:value="0.559192903470747">
                <text:p>0.5591929034707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573576436351046">
                <text:p>0.5735764363510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8635510047293">
                <text:p>0.798635510047293</text:p>
              </table:table-cell>
              <table:table-cell office:value-type="float" office:value="0.601815023152048">
                <text:p>0.6018150231520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8010753606722">
                <text:p>0.788010753606722</text:p>
              </table:table-cell>
              <table:table-cell office:value-type="float" office:value="0.615661475325658">
                <text:p>0.6156614753256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7145961456971">
                <text:p>0.777145961456971</text:p>
              </table:table-cell>
              <table:table-cell office:value-type="float" office:value="0.629320391049837">
                <text:p>0.6293203910498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642787609686539">
                <text:p>0.6427876096865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4709580222772">
                <text:p>0.754709580222772</text:p>
              </table:table-cell>
              <table:table-cell office:value-type="float" office:value="0.656059028990507">
                <text:p>0.6560590289905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3144825477394">
                <text:p>0.743144825477394</text:p>
              </table:table-cell>
              <table:table-cell office:value-type="float" office:value="0.669130606358858">
                <text:p>0.6691306063588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135370161917">
                <text:p>0.73135370161917</text:p>
              </table:table-cell>
              <table:table-cell office:value-type="float" office:value="0.681998360062498">
                <text:p>0.6819983600624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9339800338651">
                <text:p>0.719339800338651</text:p>
              </table:table-cell>
              <table:table-cell office:value-type="float" office:value="0.694658370458997">
                <text:p>0.6946583704589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4658370458997">
                <text:p>0.694658370458997</text:p>
              </table:table-cell>
              <table:table-cell office:value-type="float" office:value="0.719339800338651">
                <text:p>0.7193398003386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1998360062498">
                <text:p>0.681998360062498</text:p>
              </table:table-cell>
              <table:table-cell office:value-type="float" office:value="0.73135370161917">
                <text:p>0.731353701619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9130606358858">
                <text:p>0.669130606358858</text:p>
              </table:table-cell>
              <table:table-cell office:value-type="float" office:value="0.743144825477394">
                <text:p>0.7431448254773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6059028990507">
                <text:p>0.656059028990507</text:p>
              </table:table-cell>
              <table:table-cell office:value-type="float" office:value="0.754709580222772">
                <text:p>0.7547095802227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766044443118978">
                <text:p>0.7660444431189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320391049837">
                <text:p>0.629320391049837</text:p>
              </table:table-cell>
              <table:table-cell office:value-type="float" office:value="0.777145961456971">
                <text:p>0.7771459614569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5661475325658">
                <text:p>0.615661475325658</text:p>
              </table:table-cell>
              <table:table-cell office:value-type="float" office:value="0.788010753606722">
                <text:p>0.7880107536067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1815023152048">
                <text:p>0.601815023152048</text:p>
              </table:table-cell>
              <table:table-cell office:value-type="float" office:value="0.798635510047293">
                <text:p>0.7986355100472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819152044288992">
                <text:p>0.8191520442889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9192903470747">
                <text:p>0.559192903470747</text:p>
              </table:table-cell>
              <table:table-cell office:value-type="float" office:value="0.829037572555042">
                <text:p>0.8290375725550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4639035015027">
                <text:p>0.544639035015027</text:p>
              </table:table-cell>
              <table:table-cell office:value-type="float" office:value="0.838670567945424">
                <text:p>0.8386705679454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9919264233205">
                <text:p>0.529919264233205</text:p>
              </table:table-cell>
              <table:table-cell office:value-type="float" office:value="0.848048096156426">
                <text:p>0.8480480961564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5038074910054">
                <text:p>0.515038074910054</text:p>
              </table:table-cell>
              <table:table-cell office:value-type="float" office:value="0.857167300702112">
                <text:p>0.8571673007021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4809620246337">
                <text:p>0.484809620246337</text:p>
              </table:table-cell>
              <table:table-cell office:value-type="float" office:value="0.874619707139396">
                <text:p>0.8746197071393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9471562785891">
                <text:p>0.469471562785891</text:p>
              </table:table-cell>
              <table:table-cell office:value-type="float" office:value="0.882947592858927">
                <text:p>0.8829475928589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3990499739547">
                <text:p>0.453990499739547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8371146789077">
                <text:p>0.438371146789077</text:p>
              </table:table-cell>
              <table:table-cell office:value-type="float" office:value="0.898794046299167">
                <text:p>0.8987940462991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0630778703665">
                <text:p>0.906307787036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67366430758">
                <text:p>0.4067366430758</text:p>
              </table:table-cell>
              <table:table-cell office:value-type="float" office:value="0.913545457642601">
                <text:p>0.9135454576426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0731128489274">
                <text:p>0.390731128489274</text:p>
              </table:table-cell>
              <table:table-cell office:value-type="float" office:value="0.92050485345244">
                <text:p>0.920504853452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4606593415912">
                <text:p>0.374606593415912</text:p>
              </table:table-cell>
              <table:table-cell office:value-type="float" office:value="0.927183854566787">
                <text:p>0.9271838545667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83679495453">
                <text:p>0.3583679495453</text:p>
              </table:table-cell>
              <table:table-cell office:value-type="float" office:value="0.933580426497202">
                <text:p>0.9335804264972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939692620785908">
                <text:p>0.9396926207859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5568154457157">
                <text:p>0.325568154457157</text:p>
              </table:table-cell>
              <table:table-cell office:value-type="float" office:value="0.945518575599317">
                <text:p>0.9455185755993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2371704722737">
                <text:p>0.292371704722737</text:p>
              </table:table-cell>
              <table:table-cell office:value-type="float" office:value="0.956304755963035">
                <text:p>0.9563047559630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5637355816999">
                <text:p>0.275637355816999</text:p>
              </table:table-cell>
              <table:table-cell office:value-type="float" office:value="0.961261695938319">
                <text:p>0.9612616959383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965925826289068">
                <text:p>0.9659258262890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1921895599668">
                <text:p>0.241921895599668</text:p>
              </table:table-cell>
              <table:table-cell office:value-type="float" office:value="0.970295726275996">
                <text:p>0.9702957262759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4951054343865">
                <text:p>0.224951054343865</text:p>
              </table:table-cell>
              <table:table-cell office:value-type="float" office:value="0.974370064785235">
                <text:p>0.9743700647852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7911690817759">
                <text:p>0.207911690817759</text:p>
              </table:table-cell>
              <table:table-cell office:value-type="float" office:value="0.978147600733806">
                <text:p>0.9781476007338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0808995376545">
                <text:p>0.190808995376545</text:p>
              </table:table-cell>
              <table:table-cell office:value-type="float" office:value="0.981627183447664">
                <text:p>0.9816271834476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984807753012208">
                <text:p>0.9848077530122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6434465040231">
                <text:p>0.156434465040231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9173100960065">
                <text:p>0.139173100960065</text:p>
              </table:table-cell>
              <table:table-cell office:value-type="float" office:value="0.99026806874157">
                <text:p>0.990268068741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1869343405147">
                <text:p>0.121869343405147</text:p>
              </table:table-cell>
              <table:table-cell office:value-type="float" office:value="0.992546151641322">
                <text:p>0.9925461516413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4528463267653">
                <text:p>0.104528463267653</text:p>
              </table:table-cell>
              <table:table-cell office:value-type="float" office:value="0.994521895368273">
                <text:p>0.9945218953682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71557427476581">
                <text:p>0.0871557427476581</text:p>
              </table:table-cell>
              <table:table-cell office:value-type="float" office:value="0.996194698091746">
                <text:p>0.9961946980917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7564737441252">
                <text:p>0.0697564737441252</text:p>
              </table:table-cell>
              <table:table-cell office:value-type="float" office:value="0.997564050259824">
                <text:p>0.9975640502598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2335956242944">
                <text:p>0.052335956242944</text:p>
              </table:table-cell>
              <table:table-cell office:value-type="float" office:value="0.998629534754574">
                <text:p>0.9986295347545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8994967025011">
                <text:p>0.0348994967025011</text:p>
              </table:table-cell>
              <table:table-cell office:value-type="float" office:value="0.999390827019096">
                <text:p>0.9993908270190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4524064372836">
                <text:p>0.0174524064372836</text:p>
              </table:table-cell>
              <table:table-cell office:value-type="float" office:value="0.999847695156391">
                <text:p>0.9998476951563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74524064372835">
                <text:p>-0.0174524064372835</text:p>
              </table:table-cell>
              <table:table-cell office:value-type="float" office:value="0.999847695156391">
                <text:p>0.9998476951563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34899496702501">
                <text:p>-0.034899496702501</text:p>
              </table:table-cell>
              <table:table-cell office:value-type="float" office:value="0.999390827019096">
                <text:p>0.9993908270190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523359562429438">
                <text:p>-0.0523359562429438</text:p>
              </table:table-cell>
              <table:table-cell office:value-type="float" office:value="0.998629534754574">
                <text:p>0.9986295347545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97564737441253">
                <text:p>-0.0697564737441253</text:p>
              </table:table-cell>
              <table:table-cell office:value-type="float" office:value="0.997564050259824">
                <text:p>0.9975640502598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0.996194698091746">
                <text:p>0.9961946980917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4528463267654">
                <text:p>-0.104528463267654</text:p>
              </table:table-cell>
              <table:table-cell office:value-type="float" office:value="0.994521895368273">
                <text:p>0.9945218953682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21869343405147">
                <text:p>-0.121869343405147</text:p>
              </table:table-cell>
              <table:table-cell office:value-type="float" office:value="0.992546151641322">
                <text:p>0.9925461516413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39173100960065">
                <text:p>-0.139173100960065</text:p>
              </table:table-cell>
              <table:table-cell office:value-type="float" office:value="0.99026806874157">
                <text:p>0.990268068741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56434465040231">
                <text:p>-0.156434465040231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0.984807753012208">
                <text:p>0.9848077530122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0808995376545">
                <text:p>-0.190808995376545</text:p>
              </table:table-cell>
              <table:table-cell office:value-type="float" office:value="0.981627183447664">
                <text:p>0.9816271834476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07911690817759">
                <text:p>-0.207911690817759</text:p>
              </table:table-cell>
              <table:table-cell office:value-type="float" office:value="0.978147600733806">
                <text:p>0.9781476007338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24951054343865">
                <text:p>-0.224951054343865</text:p>
              </table:table-cell>
              <table:table-cell office:value-type="float" office:value="0.974370064785235">
                <text:p>0.9743700647852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1921895599668">
                <text:p>-0.241921895599668</text:p>
              </table:table-cell>
              <table:table-cell office:value-type="float" office:value="0.970295726275996">
                <text:p>0.9702957262759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0.965925826289068">
                <text:p>0.9659258262890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5637355816999">
                <text:p>-0.275637355816999</text:p>
              </table:table-cell>
              <table:table-cell office:value-type="float" office:value="0.961261695938319">
                <text:p>0.9612616959383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92371704722737">
                <text:p>-0.292371704722737</text:p>
              </table:table-cell>
              <table:table-cell office:value-type="float" office:value="0.956304755963036">
                <text:p>0.9563047559630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25568154457157">
                <text:p>-0.325568154457157</text:p>
              </table:table-cell>
              <table:table-cell office:value-type="float" office:value="0.945518575599317">
                <text:p>0.9455185755993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0.939692620785908">
                <text:p>0.9396926207859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583679495453">
                <text:p>-0.3583679495453</text:p>
              </table:table-cell>
              <table:table-cell office:value-type="float" office:value="0.933580426497202">
                <text:p>0.9335804264972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74606593415912">
                <text:p>-0.374606593415912</text:p>
              </table:table-cell>
              <table:table-cell office:value-type="float" office:value="0.927183854566787">
                <text:p>0.9271838545667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0731128489274">
                <text:p>-0.390731128489274</text:p>
              </table:table-cell>
              <table:table-cell office:value-type="float" office:value="0.92050485345244">
                <text:p>0.920504853452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067366430758">
                <text:p>-0.4067366430758</text:p>
              </table:table-cell>
              <table:table-cell office:value-type="float" office:value="0.913545457642601">
                <text:p>0.9135454576426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0.90630778703665">
                <text:p>0.906307787036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8371146789078">
                <text:p>-0.438371146789078</text:p>
              </table:table-cell>
              <table:table-cell office:value-type="float" office:value="0.898794046299167">
                <text:p>0.8987940462991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3990499739547">
                <text:p>-0.453990499739547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69471562785891">
                <text:p>-0.469471562785891</text:p>
              </table:table-cell>
              <table:table-cell office:value-type="float" office:value="0.882947592858927">
                <text:p>0.8829475928589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84809620246337">
                <text:p>-0.484809620246337</text:p>
              </table:table-cell>
              <table:table-cell office:value-type="float" office:value="0.874619707139396">
                <text:p>0.8746197071393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5038074910054">
                <text:p>-0.515038074910054</text:p>
              </table:table-cell>
              <table:table-cell office:value-type="float" office:value="0.857167300702112">
                <text:p>0.8571673007021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9919264233205">
                <text:p>-0.529919264233205</text:p>
              </table:table-cell>
              <table:table-cell office:value-type="float" office:value="0.848048096156426">
                <text:p>0.8480480961564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4639035015027">
                <text:p>-0.544639035015027</text:p>
              </table:table-cell>
              <table:table-cell office:value-type="float" office:value="0.838670567945424">
                <text:p>0.8386705679454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9192903470747">
                <text:p>-0.559192903470747</text:p>
              </table:table-cell>
              <table:table-cell office:value-type="float" office:value="0.829037572555042">
                <text:p>0.8290375725550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0.819152044288992">
                <text:p>0.8191520442889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01815023152048">
                <text:p>-0.601815023152048</text:p>
              </table:table-cell>
              <table:table-cell office:value-type="float" office:value="0.798635510047293">
                <text:p>0.7986355100472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5661475325658">
                <text:p>-0.615661475325658</text:p>
              </table:table-cell>
              <table:table-cell office:value-type="float" office:value="0.788010753606722">
                <text:p>0.7880107536067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9320391049837">
                <text:p>-0.629320391049837</text:p>
              </table:table-cell>
              <table:table-cell office:value-type="float" office:value="0.777145961456971">
                <text:p>0.7771459614569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0.766044443118978">
                <text:p>0.7660444431189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56059028990507">
                <text:p>-0.656059028990507</text:p>
              </table:table-cell>
              <table:table-cell office:value-type="float" office:value="0.754709580222772">
                <text:p>0.7547095802227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9130606358858">
                <text:p>-0.669130606358858</text:p>
              </table:table-cell>
              <table:table-cell office:value-type="float" office:value="0.743144825477394">
                <text:p>0.7431448254773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1998360062498">
                <text:p>-0.681998360062498</text:p>
              </table:table-cell>
              <table:table-cell office:value-type="float" office:value="0.731353701619171">
                <text:p>0.7313537016191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4658370458997">
                <text:p>-0.694658370458997</text:p>
              </table:table-cell>
              <table:table-cell office:value-type="float" office:value="0.719339800338651">
                <text:p>0.7193398003386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9339800338651">
                <text:p>-0.719339800338651</text:p>
              </table:table-cell>
              <table:table-cell office:value-type="float" office:value="0.694658370458997">
                <text:p>0.6946583704589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135370161917">
                <text:p>-0.73135370161917</text:p>
              </table:table-cell>
              <table:table-cell office:value-type="float" office:value="0.681998360062499">
                <text:p>0.6819983600624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3144825477394">
                <text:p>-0.743144825477394</text:p>
              </table:table-cell>
              <table:table-cell office:value-type="float" office:value="0.669130606358858">
                <text:p>0.6691306063588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4709580222772">
                <text:p>-0.754709580222772</text:p>
              </table:table-cell>
              <table:table-cell office:value-type="float" office:value="0.656059028990507">
                <text:p>0.6560590289905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0.642787609686539">
                <text:p>0.6427876096865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7145961456971">
                <text:p>-0.777145961456971</text:p>
              </table:table-cell>
              <table:table-cell office:value-type="float" office:value="0.629320391049837">
                <text:p>0.6293203910498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8010753606722">
                <text:p>-0.788010753606722</text:p>
              </table:table-cell>
              <table:table-cell office:value-type="float" office:value="0.615661475325658">
                <text:p>0.6156614753256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8635510047293">
                <text:p>-0.798635510047293</text:p>
              </table:table-cell>
              <table:table-cell office:value-type="float" office:value="0.601815023152048">
                <text:p>0.6018150231520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0.573576436351046">
                <text:p>0.5735764363510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9037572555042">
                <text:p>-0.829037572555042</text:p>
              </table:table-cell>
              <table:table-cell office:value-type="float" office:value="0.559192903470747">
                <text:p>0.5591929034707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8670567945424">
                <text:p>-0.838670567945424</text:p>
              </table:table-cell>
              <table:table-cell office:value-type="float" office:value="0.544639035015027">
                <text:p>0.5446390350150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8048096156426">
                <text:p>-0.848048096156426</text:p>
              </table:table-cell>
              <table:table-cell office:value-type="float" office:value="0.529919264233205">
                <text:p>0.5299192642332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7167300702112">
                <text:p>-0.857167300702112</text:p>
              </table:table-cell>
              <table:table-cell office:value-type="float" office:value="0.515038074910054">
                <text:p>0.5150380749100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4619707139396">
                <text:p>-0.874619707139396</text:p>
              </table:table-cell>
              <table:table-cell office:value-type="float" office:value="0.484809620246337">
                <text:p>0.48480962024633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947592858927">
                <text:p>-0.882947592858927</text:p>
              </table:table-cell>
              <table:table-cell office:value-type="float" office:value="0.469471562785891">
                <text:p>0.4694715627858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1006524188368">
                <text:p>-0.891006524188368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8794046299167">
                <text:p>-0.898794046299167</text:p>
              </table:table-cell>
              <table:table-cell office:value-type="float" office:value="0.438371146789077">
                <text:p>0.4383711467890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422618261740699">
                <text:p>0.4226182617406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3545457642601">
                <text:p>-0.913545457642601</text:p>
              </table:table-cell>
              <table:table-cell office:value-type="float" office:value="0.4067366430758">
                <text:p>0.40673664307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50485345244">
                <text:p>-0.92050485345244</text:p>
              </table:table-cell>
              <table:table-cell office:value-type="float" office:value="0.390731128489274">
                <text:p>0.3907311284892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7183854566787">
                <text:p>-0.927183854566787</text:p>
              </table:table-cell>
              <table:table-cell office:value-type="float" office:value="0.374606593415912">
                <text:p>0.3746065934159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3580426497202">
                <text:p>-0.933580426497202</text:p>
              </table:table-cell>
              <table:table-cell office:value-type="float" office:value="0.3583679495453">
                <text:p>0.358367949545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342020143325669">
                <text:p>0.3420201433256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5518575599317">
                <text:p>-0.945518575599317</text:p>
              </table:table-cell>
              <table:table-cell office:value-type="float" office:value="0.325568154457157">
                <text:p>0.3255681544571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6304755963036">
                <text:p>-0.956304755963036</text:p>
              </table:table-cell>
              <table:table-cell office:value-type="float" office:value="0.292371704722737">
                <text:p>0.2923717047227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1261695938319">
                <text:p>-0.961261695938319</text:p>
              </table:table-cell>
              <table:table-cell office:value-type="float" office:value="0.275637355816999">
                <text:p>0.2756373558169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258819045102521">
                <text:p>0.2588190451025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295726275996">
                <text:p>-0.970295726275996</text:p>
              </table:table-cell>
              <table:table-cell office:value-type="float" office:value="0.241921895599668">
                <text:p>0.2419218955996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4370064785235">
                <text:p>-0.974370064785235</text:p>
              </table:table-cell>
              <table:table-cell office:value-type="float" office:value="0.224951054343865">
                <text:p>0.22495105434386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8147600733806">
                <text:p>-0.978147600733806</text:p>
              </table:table-cell>
              <table:table-cell office:value-type="float" office:value="0.207911690817759">
                <text:p>0.2079116908177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627183447664">
                <text:p>-0.981627183447664</text:p>
              </table:table-cell>
              <table:table-cell office:value-type="float" office:value="0.190808995376545">
                <text:p>0.1908089953765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17364817766693">
                <text:p>0.173648177666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688340595138">
                <text:p>-0.987688340595138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26806874157">
                <text:p>-0.99026806874157</text:p>
              </table:table-cell>
              <table:table-cell office:value-type="float" office:value="0.139173100960065">
                <text:p>0.1391731009600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546151641322">
                <text:p>-0.992546151641322</text:p>
              </table:table-cell>
              <table:table-cell office:value-type="float" office:value="0.121869343405148">
                <text:p>0.1218693434051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521895368273">
                <text:p>-0.994521895368273</text:p>
              </table:table-cell>
              <table:table-cell office:value-type="float" office:value="0.104528463267654">
                <text:p>0.1045284632676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0871557427476582">
                <text:p>0.08715574274765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64050259824">
                <text:p>-0.997564050259824</text:p>
              </table:table-cell>
              <table:table-cell office:value-type="float" office:value="0.0697564737441255">
                <text:p>0.06975647374412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629534754574">
                <text:p>-0.998629534754574</text:p>
              </table:table-cell>
              <table:table-cell office:value-type="float" office:value="0.0523359562429438">
                <text:p>0.05233595624294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390827019096">
                <text:p>-0.999390827019096</text:p>
              </table:table-cell>
              <table:table-cell office:value-type="float" office:value="0.0348994967025011">
                <text:p>0.03489949670250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847695156391">
                <text:p>-0.999847695156391</text:p>
              </table:table-cell>
              <table:table-cell office:value-type="float" office:value="0.0174524064372834">
                <text:p>0.01745240643728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847695156391">
                <text:p>-0.999847695156391</text:p>
              </table:table-cell>
              <table:table-cell office:value-type="float" office:value="-0.0174524064372836">
                <text:p>-0.01745240643728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390827019096">
                <text:p>-0.999390827019096</text:p>
              </table:table-cell>
              <table:table-cell office:value-type="float" office:value="-0.0348994967025009">
                <text:p>-0.034899496702500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629534754574">
                <text:p>-0.998629534754574</text:p>
              </table:table-cell>
              <table:table-cell office:value-type="float" office:value="-0.0523359562429436">
                <text:p>-0.05233595624294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64050259824">
                <text:p>-0.997564050259824</text:p>
              </table:table-cell>
              <table:table-cell office:value-type="float" office:value="-0.0697564737441253">
                <text:p>-0.069756473744125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-0.0871557427476579">
                <text:p>-0.08715574274765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521895368273">
                <text:p>-0.994521895368273</text:p>
              </table:table-cell>
              <table:table-cell office:value-type="float" office:value="-0.104528463267653">
                <text:p>-0.1045284632676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546151641322">
                <text:p>-0.992546151641322</text:p>
              </table:table-cell>
              <table:table-cell office:value-type="float" office:value="-0.121869343405147">
                <text:p>-0.1218693434051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26806874157">
                <text:p>-0.99026806874157</text:p>
              </table:table-cell>
              <table:table-cell office:value-type="float" office:value="-0.139173100960066">
                <text:p>-0.1391731009600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688340595138">
                <text:p>-0.987688340595138</text:p>
              </table:table-cell>
              <table:table-cell office:value-type="float" office:value="-0.156434465040231">
                <text:p>-0.1564344650402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-0.17364817766693">
                <text:p>-0.173648177666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627183447664">
                <text:p>-0.981627183447664</text:p>
              </table:table-cell>
              <table:table-cell office:value-type="float" office:value="-0.190808995376545">
                <text:p>-0.1908089953765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8147600733806">
                <text:p>-0.978147600733806</text:p>
              </table:table-cell>
              <table:table-cell office:value-type="float" office:value="-0.207911690817759">
                <text:p>-0.2079116908177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4370064785235">
                <text:p>-0.974370064785235</text:p>
              </table:table-cell>
              <table:table-cell office:value-type="float" office:value="-0.224951054343865">
                <text:p>-0.2249510543438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295726275996">
                <text:p>-0.970295726275996</text:p>
              </table:table-cell>
              <table:table-cell office:value-type="float" office:value="-0.241921895599667">
                <text:p>-0.2419218955996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0.258819045102521">
                <text:p>-0.2588190451025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1261695938319">
                <text:p>-0.961261695938319</text:p>
              </table:table-cell>
              <table:table-cell office:value-type="float" office:value="-0.275637355816999">
                <text:p>-0.2756373558169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6304755963035">
                <text:p>-0.956304755963035</text:p>
              </table:table-cell>
              <table:table-cell office:value-type="float" office:value="-0.292371704722737">
                <text:p>-0.2923717047227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5518575599317">
                <text:p>-0.945518575599317</text:p>
              </table:table-cell>
              <table:table-cell office:value-type="float" office:value="-0.325568154457157">
                <text:p>-0.3255681544571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-0.342020143325669">
                <text:p>-0.34202014332566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3580426497202">
                <text:p>-0.933580426497202</text:p>
              </table:table-cell>
              <table:table-cell office:value-type="float" office:value="-0.3583679495453">
                <text:p>-0.35836794954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7183854566787">
                <text:p>-0.927183854566787</text:p>
              </table:table-cell>
              <table:table-cell office:value-type="float" office:value="-0.374606593415912">
                <text:p>-0.3746065934159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50485345244">
                <text:p>-0.92050485345244</text:p>
              </table:table-cell>
              <table:table-cell office:value-type="float" office:value="-0.390731128489274">
                <text:p>-0.39073112848927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3545457642601">
                <text:p>-0.913545457642601</text:p>
              </table:table-cell>
              <table:table-cell office:value-type="float" office:value="-0.4067366430758">
                <text:p>-0.40673664307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-0.422618261740699">
                <text:p>-0.42261826174069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8794046299167">
                <text:p>-0.898794046299167</text:p>
              </table:table-cell>
              <table:table-cell office:value-type="float" office:value="-0.438371146789077">
                <text:p>-0.4383711467890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1006524188368">
                <text:p>-0.891006524188368</text:p>
              </table:table-cell>
              <table:table-cell office:value-type="float" office:value="-0.453990499739547">
                <text:p>-0.4539904997395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947592858927">
                <text:p>-0.882947592858927</text:p>
              </table:table-cell>
              <table:table-cell office:value-type="float" office:value="-0.469471562785891">
                <text:p>-0.4694715627858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4619707139396">
                <text:p>-0.874619707139396</text:p>
              </table:table-cell>
              <table:table-cell office:value-type="float" office:value="-0.484809620246337">
                <text:p>-0.4848096202463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7167300702112">
                <text:p>-0.857167300702112</text:p>
              </table:table-cell>
              <table:table-cell office:value-type="float" office:value="-0.515038074910054">
                <text:p>-0.5150380749100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8048096156426">
                <text:p>-0.848048096156426</text:p>
              </table:table-cell>
              <table:table-cell office:value-type="float" office:value="-0.529919264233205">
                <text:p>-0.5299192642332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8670567945424">
                <text:p>-0.838670567945424</text:p>
              </table:table-cell>
              <table:table-cell office:value-type="float" office:value="-0.544639035015027">
                <text:p>-0.5446390350150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9037572555042">
                <text:p>-0.829037572555042</text:p>
              </table:table-cell>
              <table:table-cell office:value-type="float" office:value="-0.559192903470747">
                <text:p>-0.55919290347074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573576436351046">
                <text:p>-0.57357643635104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8635510047293">
                <text:p>-0.798635510047293</text:p>
              </table:table-cell>
              <table:table-cell office:value-type="float" office:value="-0.601815023152048">
                <text:p>-0.6018150231520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8010753606722">
                <text:p>-0.788010753606722</text:p>
              </table:table-cell>
              <table:table-cell office:value-type="float" office:value="-0.615661475325658">
                <text:p>-0.6156614753256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7145961456971">
                <text:p>-0.777145961456971</text:p>
              </table:table-cell>
              <table:table-cell office:value-type="float" office:value="-0.629320391049838">
                <text:p>-0.6293203910498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642787609686539">
                <text:p>-0.64278760968653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4709580222772">
                <text:p>-0.754709580222772</text:p>
              </table:table-cell>
              <table:table-cell office:value-type="float" office:value="-0.656059028990507">
                <text:p>-0.6560590289905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3144825477394">
                <text:p>-0.743144825477394</text:p>
              </table:table-cell>
              <table:table-cell office:value-type="float" office:value="-0.669130606358858">
                <text:p>-0.6691306063588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1353701619171">
                <text:p>-0.731353701619171</text:p>
              </table:table-cell>
              <table:table-cell office:value-type="float" office:value="-0.681998360062498">
                <text:p>-0.6819983600624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9339800338651">
                <text:p>-0.719339800338651</text:p>
              </table:table-cell>
              <table:table-cell office:value-type="float" office:value="-0.694658370458997">
                <text:p>-0.69465837045899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4658370458997">
                <text:p>-0.694658370458997</text:p>
              </table:table-cell>
              <table:table-cell office:value-type="float" office:value="-0.719339800338651">
                <text:p>-0.71933980033865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1998360062499">
                <text:p>-0.681998360062499</text:p>
              </table:table-cell>
              <table:table-cell office:value-type="float" office:value="-0.73135370161917">
                <text:p>-0.731353701619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9130606358858">
                <text:p>-0.669130606358858</text:p>
              </table:table-cell>
              <table:table-cell office:value-type="float" office:value="-0.743144825477394">
                <text:p>-0.7431448254773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56059028990507">
                <text:p>-0.656059028990507</text:p>
              </table:table-cell>
              <table:table-cell office:value-type="float" office:value="-0.754709580222772">
                <text:p>-0.7547095802227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766044443118978">
                <text:p>-0.76604444311897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9320391049838">
                <text:p>-0.629320391049838</text:p>
              </table:table-cell>
              <table:table-cell office:value-type="float" office:value="-0.777145961456971">
                <text:p>-0.77714596145697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5661475325658">
                <text:p>-0.615661475325658</text:p>
              </table:table-cell>
              <table:table-cell office:value-type="float" office:value="-0.788010753606722">
                <text:p>-0.7880107536067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01815023152048">
                <text:p>-0.601815023152048</text:p>
              </table:table-cell>
              <table:table-cell office:value-type="float" office:value="-0.798635510047293">
                <text:p>-0.79863551004729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819152044288992">
                <text:p>-0.81915204428899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9192903470747">
                <text:p>-0.559192903470747</text:p>
              </table:table-cell>
              <table:table-cell office:value-type="float" office:value="-0.829037572555042">
                <text:p>-0.82903757255504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4639035015027">
                <text:p>-0.544639035015027</text:p>
              </table:table-cell>
              <table:table-cell office:value-type="float" office:value="-0.838670567945424">
                <text:p>-0.8386705679454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9919264233205">
                <text:p>-0.529919264233205</text:p>
              </table:table-cell>
              <table:table-cell office:value-type="float" office:value="-0.848048096156426">
                <text:p>-0.8480480961564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5038074910054">
                <text:p>-0.515038074910054</text:p>
              </table:table-cell>
              <table:table-cell office:value-type="float" office:value="-0.857167300702112">
                <text:p>-0.8571673007021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">
                <text:p>-0.5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84809620246337">
                <text:p>-0.484809620246337</text:p>
              </table:table-cell>
              <table:table-cell office:value-type="float" office:value="-0.874619707139396">
                <text:p>-0.8746197071393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69471562785891">
                <text:p>-0.469471562785891</text:p>
              </table:table-cell>
              <table:table-cell office:value-type="float" office:value="-0.882947592858927">
                <text:p>-0.88294759285892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3990499739547">
                <text:p>-0.453990499739547</text:p>
              </table:table-cell>
              <table:table-cell office:value-type="float" office:value="-0.891006524188368">
                <text:p>-0.8910065241883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8371146789078">
                <text:p>-0.438371146789078</text:p>
              </table:table-cell>
              <table:table-cell office:value-type="float" office:value="-0.898794046299167">
                <text:p>-0.8987940462991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0630778703665">
                <text:p>-0.9063077870366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067366430758">
                <text:p>-0.4067366430758</text:p>
              </table:table-cell>
              <table:table-cell office:value-type="float" office:value="-0.913545457642601">
                <text:p>-0.9135454576426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0731128489274">
                <text:p>-0.390731128489274</text:p>
              </table:table-cell>
              <table:table-cell office:value-type="float" office:value="-0.92050485345244">
                <text:p>-0.9205048534524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74606593415912">
                <text:p>-0.374606593415912</text:p>
              </table:table-cell>
              <table:table-cell office:value-type="float" office:value="-0.927183854566787">
                <text:p>-0.92718385456678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58367949545301">
                <text:p>-0.358367949545301</text:p>
              </table:table-cell>
              <table:table-cell office:value-type="float" office:value="-0.933580426497202">
                <text:p>-0.93358042649720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939692620785908">
                <text:p>-0.9396926207859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25568154457157">
                <text:p>-0.325568154457157</text:p>
              </table:table-cell>
              <table:table-cell office:value-type="float" office:value="-0.945518575599317">
                <text:p>-0.94551857559931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92371704722737">
                <text:p>-0.292371704722737</text:p>
              </table:table-cell>
              <table:table-cell office:value-type="float" office:value="-0.956304755963035">
                <text:p>-0.95630475596303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5637355816999">
                <text:p>-0.275637355816999</text:p>
              </table:table-cell>
              <table:table-cell office:value-type="float" office:value="-0.961261695938319">
                <text:p>-0.9612616959383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965925826289068">
                <text:p>-0.96592582628906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1921895599668">
                <text:p>-0.241921895599668</text:p>
              </table:table-cell>
              <table:table-cell office:value-type="float" office:value="-0.970295726275996">
                <text:p>-0.97029572627599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24951054343865">
                <text:p>-0.224951054343865</text:p>
              </table:table-cell>
              <table:table-cell office:value-type="float" office:value="-0.974370064785235">
                <text:p>-0.97437006478523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0791169081776">
                <text:p>-0.20791169081776</text:p>
              </table:table-cell>
              <table:table-cell office:value-type="float" office:value="-0.978147600733806">
                <text:p>-0.97814760073380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0808995376545">
                <text:p>-0.190808995376545</text:p>
              </table:table-cell>
              <table:table-cell office:value-type="float" office:value="-0.981627183447664">
                <text:p>-0.9816271834476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984807753012208">
                <text:p>-0.9848077530122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56434465040231">
                <text:p>-0.156434465040231</text:p>
              </table:table-cell>
              <table:table-cell office:value-type="float" office:value="-0.987688340595138">
                <text:p>-0.9876883405951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39173100960066">
                <text:p>-0.139173100960066</text:p>
              </table:table-cell>
              <table:table-cell office:value-type="float" office:value="-0.99026806874157">
                <text:p>-0.990268068741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21869343405147">
                <text:p>-0.121869343405147</text:p>
              </table:table-cell>
              <table:table-cell office:value-type="float" office:value="-0.992546151641322">
                <text:p>-0.99254615164132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4528463267653">
                <text:p>-0.104528463267653</text:p>
              </table:table-cell>
              <table:table-cell office:value-type="float" office:value="-0.994521895368273">
                <text:p>-0.99452189536827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996194698091746">
                <text:p>-0.99619469809174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97564737441256">
                <text:p>-0.0697564737441256</text:p>
              </table:table-cell>
              <table:table-cell office:value-type="float" office:value="-0.997564050259824">
                <text:p>-0.99756405025982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523359562429443">
                <text:p>-0.0523359562429443</text:p>
              </table:table-cell>
              <table:table-cell office:value-type="float" office:value="-0.998629534754574">
                <text:p>-0.99862953475457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348994967025008">
                <text:p>-0.0348994967025008</text:p>
              </table:table-cell>
              <table:table-cell office:value-type="float" office:value="-0.999390827019096">
                <text:p>-0.99939082701909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74524064372835">
                <text:p>-0.0174524064372835</text:p>
              </table:table-cell>
              <table:table-cell office:value-type="float" office:value="-0.999847695156391">
                <text:p>-0.9998476951563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3697019872103E-016">
                <text:p>-1.83697019872103E-0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4524064372831">
                <text:p>0.0174524064372831</text:p>
              </table:table-cell>
              <table:table-cell office:value-type="float" office:value="-0.999847695156391">
                <text:p>-0.99984769515639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8994967025013">
                <text:p>0.0348994967025013</text:p>
              </table:table-cell>
              <table:table-cell office:value-type="float" office:value="-0.999390827019096">
                <text:p>-0.99939082701909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23359562429439">
                <text:p>0.0523359562429439</text:p>
              </table:table-cell>
              <table:table-cell office:value-type="float" office:value="-0.998629534754574">
                <text:p>-0.99862953475457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7564737441252">
                <text:p>0.0697564737441252</text:p>
              </table:table-cell>
              <table:table-cell office:value-type="float" office:value="-0.997564050259824">
                <text:p>-0.9975640502598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71557427476579">
                <text:p>0.0871557427476579</text:p>
              </table:table-cell>
              <table:table-cell office:value-type="float" office:value="-0.996194698091746">
                <text:p>-0.99619469809174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4528463267653">
                <text:p>0.104528463267653</text:p>
              </table:table-cell>
              <table:table-cell office:value-type="float" office:value="-0.994521895368273">
                <text:p>-0.99452189536827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1869343405148">
                <text:p>0.121869343405148</text:p>
              </table:table-cell>
              <table:table-cell office:value-type="float" office:value="-0.992546151641322">
                <text:p>-0.99254615164132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9173100960065">
                <text:p>0.139173100960065</text:p>
              </table:table-cell>
              <table:table-cell office:value-type="float" office:value="-0.99026806874157">
                <text:p>-0.9902680687415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6434465040231">
                <text:p>0.156434465040231</text:p>
              </table:table-cell>
              <table:table-cell office:value-type="float" office:value="-0.987688340595138">
                <text:p>-0.98768834059513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-0.984807753012208">
                <text:p>-0.98480775301220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0808995376545">
                <text:p>0.190808995376545</text:p>
              </table:table-cell>
              <table:table-cell office:value-type="float" office:value="-0.981627183447664">
                <text:p>-0.9816271834476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7911690817759">
                <text:p>0.207911690817759</text:p>
              </table:table-cell>
              <table:table-cell office:value-type="float" office:value="-0.978147600733806">
                <text:p>-0.97814760073380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4951054343865">
                <text:p>0.224951054343865</text:p>
              </table:table-cell>
              <table:table-cell office:value-type="float" office:value="-0.974370064785235">
                <text:p>-0.97437006478523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1921895599667">
                <text:p>0.241921895599667</text:p>
              </table:table-cell>
              <table:table-cell office:value-type="float" office:value="-0.970295726275996">
                <text:p>-0.9702957262759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-0.965925826289068">
                <text:p>-0.96592582628906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5637355816999">
                <text:p>0.275637355816999</text:p>
              </table:table-cell>
              <table:table-cell office:value-type="float" office:value="-0.961261695938319">
                <text:p>-0.9612616959383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2371704722737">
                <text:p>0.292371704722737</text:p>
              </table:table-cell>
              <table:table-cell office:value-type="float" office:value="-0.956304755963035">
                <text:p>-0.95630475596303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5568154457156">
                <text:p>0.325568154457156</text:p>
              </table:table-cell>
              <table:table-cell office:value-type="float" office:value="-0.945518575599317">
                <text:p>-0.94551857559931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-0.939692620785908">
                <text:p>-0.93969262078590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83679495453">
                <text:p>0.3583679495453</text:p>
              </table:table-cell>
              <table:table-cell office:value-type="float" office:value="-0.933580426497202">
                <text:p>-0.9335804264972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4606593415912">
                <text:p>0.374606593415912</text:p>
              </table:table-cell>
              <table:table-cell office:value-type="float" office:value="-0.927183854566787">
                <text:p>-0.9271838545667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0731128489273">
                <text:p>0.390731128489273</text:p>
              </table:table-cell>
              <table:table-cell office:value-type="float" office:value="-0.920504853452441">
                <text:p>-0.92050485345244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67366430758">
                <text:p>0.4067366430758</text:p>
              </table:table-cell>
              <table:table-cell office:value-type="float" office:value="-0.913545457642601">
                <text:p>-0.91354545764260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26182617407">
                <text:p>0.4226182617407</text:p>
              </table:table-cell>
              <table:table-cell office:value-type="float" office:value="-0.90630778703665">
                <text:p>-0.9063077870366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8371146789077">
                <text:p>0.438371146789077</text:p>
              </table:table-cell>
              <table:table-cell office:value-type="float" office:value="-0.898794046299167">
                <text:p>-0.8987940462991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3990499739547">
                <text:p>0.453990499739547</text:p>
              </table:table-cell>
              <table:table-cell office:value-type="float" office:value="-0.891006524188368">
                <text:p>-0.89100652418836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947156278589">
                <text:p>0.46947156278589</text:p>
              </table:table-cell>
              <table:table-cell office:value-type="float" office:value="-0.882947592858927">
                <text:p>-0.88294759285892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4809620246337">
                <text:p>0.484809620246337</text:p>
              </table:table-cell>
              <table:table-cell office:value-type="float" office:value="-0.874619707139396">
                <text:p>-0.87461970713939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5038074910054">
                <text:p>0.515038074910054</text:p>
              </table:table-cell>
              <table:table-cell office:value-type="float" office:value="-0.857167300702112">
                <text:p>-0.8571673007021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9919264233205">
                <text:p>0.529919264233205</text:p>
              </table:table-cell>
              <table:table-cell office:value-type="float" office:value="-0.848048096156426">
                <text:p>-0.8480480961564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4639035015027">
                <text:p>0.544639035015027</text:p>
              </table:table-cell>
              <table:table-cell office:value-type="float" office:value="-0.838670567945424">
                <text:p>-0.83867056794542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9192903470747">
                <text:p>0.559192903470747</text:p>
              </table:table-cell>
              <table:table-cell office:value-type="float" office:value="-0.829037572555042">
                <text:p>-0.82903757255504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-0.819152044288992">
                <text:p>-0.81915204428899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1815023152048">
                <text:p>0.601815023152048</text:p>
              </table:table-cell>
              <table:table-cell office:value-type="float" office:value="-0.798635510047293">
                <text:p>-0.79863551004729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5661475325658">
                <text:p>0.615661475325658</text:p>
              </table:table-cell>
              <table:table-cell office:value-type="float" office:value="-0.788010753606722">
                <text:p>-0.78801075360672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320391049837">
                <text:p>0.629320391049837</text:p>
              </table:table-cell>
              <table:table-cell office:value-type="float" office:value="-0.777145961456971">
                <text:p>-0.77714596145697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-0.766044443118978">
                <text:p>-0.76604444311897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6059028990507">
                <text:p>0.656059028990507</text:p>
              </table:table-cell>
              <table:table-cell office:value-type="float" office:value="-0.754709580222772">
                <text:p>-0.75470958022277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9130606358858">
                <text:p>0.669130606358858</text:p>
              </table:table-cell>
              <table:table-cell office:value-type="float" office:value="-0.743144825477395">
                <text:p>-0.7431448254773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1998360062499">
                <text:p>0.681998360062499</text:p>
              </table:table-cell>
              <table:table-cell office:value-type="float" office:value="-0.73135370161917">
                <text:p>-0.7313537016191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4658370458997">
                <text:p>0.694658370458997</text:p>
              </table:table-cell>
              <table:table-cell office:value-type="float" office:value="-0.719339800338651">
                <text:p>-0.71933980033865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0.707106781186548">
                <text:p>-0.70710678118654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9339800338651">
                <text:p>0.719339800338651</text:p>
              </table:table-cell>
              <table:table-cell office:value-type="float" office:value="-0.694658370458998">
                <text:p>-0.6946583704589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1353701619171">
                <text:p>0.731353701619171</text:p>
              </table:table-cell>
              <table:table-cell office:value-type="float" office:value="-0.681998360062498">
                <text:p>-0.68199836006249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3144825477394">
                <text:p>0.743144825477394</text:p>
              </table:table-cell>
              <table:table-cell office:value-type="float" office:value="-0.669130606358858">
                <text:p>-0.66913060635885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4709580222772">
                <text:p>0.754709580222772</text:p>
              </table:table-cell>
              <table:table-cell office:value-type="float" office:value="-0.656059028990507">
                <text:p>-0.65605902899050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-0.64278760968654">
                <text:p>-0.6427876096865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7145961456971">
                <text:p>0.777145961456971</text:p>
              </table:table-cell>
              <table:table-cell office:value-type="float" office:value="-0.629320391049838">
                <text:p>-0.62932039104983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8010753606722">
                <text:p>0.788010753606722</text:p>
              </table:table-cell>
              <table:table-cell office:value-type="float" office:value="-0.615661475325658">
                <text:p>-0.61566147532565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8635510047293">
                <text:p>0.798635510047293</text:p>
              </table:table-cell>
              <table:table-cell office:value-type="float" office:value="-0.601815023152048">
                <text:p>-0.60181502315204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-0.573576436351047">
                <text:p>-0.57357643635104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9037572555042">
                <text:p>0.829037572555042</text:p>
              </table:table-cell>
              <table:table-cell office:value-type="float" office:value="-0.559192903470747">
                <text:p>-0.55919290347074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8670567945424">
                <text:p>0.838670567945424</text:p>
              </table:table-cell>
              <table:table-cell office:value-type="float" office:value="-0.544639035015027">
                <text:p>-0.54463903501502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8048096156426">
                <text:p>0.848048096156426</text:p>
              </table:table-cell>
              <table:table-cell office:value-type="float" office:value="-0.529919264233205">
                <text:p>-0.52991926423320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7167300702112">
                <text:p>0.857167300702112</text:p>
              </table:table-cell>
              <table:table-cell office:value-type="float" office:value="-0.515038074910054">
                <text:p>-0.51503807491005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4619707139396">
                <text:p>0.874619707139396</text:p>
              </table:table-cell>
              <table:table-cell office:value-type="float" office:value="-0.484809620246337">
                <text:p>-0.48480962024633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2947592858927">
                <text:p>0.882947592858927</text:p>
              </table:table-cell>
              <table:table-cell office:value-type="float" office:value="-0.469471562785891">
                <text:p>-0.46947156278589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1006524188368">
                <text:p>0.891006524188368</text:p>
              </table:table-cell>
              <table:table-cell office:value-type="float" office:value="-0.453990499739547">
                <text:p>-0.45399049973954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8794046299167">
                <text:p>0.898794046299167</text:p>
              </table:table-cell>
              <table:table-cell office:value-type="float" office:value="-0.438371146789078">
                <text:p>-0.43837114678907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422618261740699">
                <text:p>-0.42261826174069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3545457642601">
                <text:p>0.913545457642601</text:p>
              </table:table-cell>
              <table:table-cell office:value-type="float" office:value="-0.4067366430758">
                <text:p>-0.406736643075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050485345244">
                <text:p>0.92050485345244</text:p>
              </table:table-cell>
              <table:table-cell office:value-type="float" office:value="-0.390731128489274">
                <text:p>-0.39073112848927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7183854566787">
                <text:p>0.927183854566787</text:p>
              </table:table-cell>
              <table:table-cell office:value-type="float" office:value="-0.374606593415912">
                <text:p>-0.37460659341591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3580426497202">
                <text:p>0.933580426497202</text:p>
              </table:table-cell>
              <table:table-cell office:value-type="float" office:value="-0.358367949545301">
                <text:p>-0.35836794954530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342020143325669">
                <text:p>-0.34202014332566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5518575599317">
                <text:p>0.945518575599317</text:p>
              </table:table-cell>
              <table:table-cell office:value-type="float" office:value="-0.325568154457157">
                <text:p>-0.32556815445715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6304755963035">
                <text:p>0.956304755963035</text:p>
              </table:table-cell>
              <table:table-cell office:value-type="float" office:value="-0.292371704722737">
                <text:p>-0.29237170472273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1261695938319">
                <text:p>0.961261695938319</text:p>
              </table:table-cell>
              <table:table-cell office:value-type="float" office:value="-0.275637355816999">
                <text:p>-0.27563735581699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258819045102521">
                <text:p>-0.25881904510252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0295726275996">
                <text:p>0.970295726275996</text:p>
              </table:table-cell>
              <table:table-cell office:value-type="float" office:value="-0.241921895599668">
                <text:p>-0.24192189559966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4370064785235">
                <text:p>0.974370064785235</text:p>
              </table:table-cell>
              <table:table-cell office:value-type="float" office:value="-0.224951054343865">
                <text:p>-0.22495105434386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8147600733806">
                <text:p>0.978147600733806</text:p>
              </table:table-cell>
              <table:table-cell office:value-type="float" office:value="-0.20791169081776">
                <text:p>-0.2079116908177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1627183447664">
                <text:p>0.981627183447664</text:p>
              </table:table-cell>
              <table:table-cell office:value-type="float" office:value="-0.190808995376545">
                <text:p>-0.19080899537654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17364817766693">
                <text:p>-0.1736481776669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7688340595138">
                <text:p>0.987688340595138</text:p>
              </table:table-cell>
              <table:table-cell office:value-type="float" office:value="-0.156434465040231">
                <text:p>-0.15643446504023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026806874157">
                <text:p>0.99026806874157</text:p>
              </table:table-cell>
              <table:table-cell office:value-type="float" office:value="-0.139173100960066">
                <text:p>-0.13917310096006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2546151641322">
                <text:p>0.992546151641322</text:p>
              </table:table-cell>
              <table:table-cell office:value-type="float" office:value="-0.121869343405147">
                <text:p>-0.12186934340514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4521895368273">
                <text:p>0.994521895368273</text:p>
              </table:table-cell>
              <table:table-cell office:value-type="float" office:value="-0.104528463267653">
                <text:p>-0.10452846326765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0871557427476583">
                <text:p>-0.087155742747658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7564050259824">
                <text:p>0.997564050259824</text:p>
              </table:table-cell>
              <table:table-cell office:value-type="float" office:value="-0.0697564737441256">
                <text:p>-0.069756473744125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8629534754574">
                <text:p>0.998629534754574</text:p>
              </table:table-cell>
              <table:table-cell office:value-type="float" office:value="-0.0523359562429444">
                <text:p>-0.052335956242944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390827019096">
                <text:p>0.999390827019096</text:p>
              </table:table-cell>
              <table:table-cell office:value-type="float" office:value="-0.0348994967025008">
                <text:p>-0.034899496702500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847695156391">
                <text:p>0.999847695156391</text:p>
              </table:table-cell>
              <table:table-cell office:value-type="float" office:value="-0.0174524064372836">
                <text:p>-0.017452406437283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2.44929359829471E-016">
                <text:p>-2.44929359829471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